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1.436cm"/>
    </style:style>
    <style:style style:name="co6" style:family="table-column">
      <style:table-column-properties fo:break-before="auto" style:column-width="3.291cm"/>
    </style:style>
    <style:style style:name="co7" style:family="table-column">
      <style:table-column-properties fo:break-before="auto" style:column-width="4.249cm"/>
    </style:style>
    <style:style style:name="co8" style:family="table-column">
      <style:table-column-properties fo:break-before="auto" style:column-width="2.103cm"/>
    </style:style>
    <style:style style:name="co9" style:family="table-column">
      <style:table-column-properties fo:break-before="auto" style:column-width="4.84cm"/>
    </style:style>
    <style:style style:name="co10" style:family="table-column">
      <style:table-column-properties fo:break-before="auto" style:column-width="4.671cm"/>
    </style:style>
    <style:style style:name="co11" style:family="table-column">
      <style:table-column-properties fo:break-before="auto" style:column-width="2.618cm"/>
    </style:style>
    <style:style style:name="co12" style:family="table-column">
      <style:table-column-properties fo:break-before="auto" style:column-width="2.3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0pt" style:font-size-asian="60pt" style:font-size-complex="60pt"/>
    </style:style>
    <style:style style:name="ce6" style:family="table-cell" style:parent-style-name="Default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2d05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0.088cm solid #000000" fo:border-top="non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 style:data-style-name="N36">
      <style:table-cell-properties fo:border-bottom="none" fo:border-left="none" fo:border-right="0.088cm solid #000000" fo:border-top="non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 style:data-style-name="N36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36">
      <style:table-cell-properties fo:background-color="#ffc000" style:diagonal-bl-tr="none" style:diagonal-tl-br="none" fo:border="0.088cm solid #000000" style:rotation-align="none"/>
    </style:style>
    <style:style style:name="ce17" style:family="table-cell" style:parent-style-name="Default" style:data-style-name="N106">
      <style:table-cell-properties fo:background-color="#ffc000" style:diagonal-bl-tr="none" style:diagonal-tl-br="none" fo:border="0.088cm solid #000000" style:rotation-align="none"/>
    </style:style>
    <style:style style:name="ce18" style:family="table-cell" style:parent-style-name="Default">
      <style:table-cell-properties fo:background-color="#ffc000" style:diagonal-bl-tr="none" style:diagonal-tl-br="none" fo:border="0.088cm solid #000000" style:rotation-align="none"/>
    </style:style>
    <style:style style:name="ce19" style:family="table-cell" style:parent-style-name="Default" style:data-style-name="N105">
      <style:table-cell-properties fo:background-color="#ffc000" style:diagonal-bl-tr="none" style:diagonal-tl-br="none" fo:border="0.088cm solid #000000" style:rotation-align="none"/>
    </style:style>
    <style:style style:name="ce20" style:family="table-cell" style:parent-style-name="Default" style:data-style-name="N36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1</text:p>
          </table:table-cell>
          <table:table-cell table:style-name="ce1" office:value-type="string">
            <text:p>Sexo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oches</text:p>
          </table:table-cell>
          <table:table-cell table:style-name="ce1" office:value-type="string">
            <text:p>Fecha nacimiento</text:p>
          </table:table-cell>
          <table:table-cell table:style-name="ce1" office:value-type="string">
            <text:p>CA</text:p>
          </table:table-cell>
          <table:table-cell table:number-columns-repeated="1017"/>
        </table:table-row>
        <table:table-row table:style-name="ro1">
          <table:table-cell office:value-type="string">
            <text:p>Hélid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3">
            <text:p>3</text:p>
          </table:table-cell>
          <table:table-cell office:value-type="date" office:date-value="1976-12-20">
            <text:p>20/12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ucio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0">
            <text:p>0</text:p>
          </table:table-cell>
          <table:table-cell office:value-type="date" office:date-value="1976-12-19">
            <text:p>19/12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esús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Tarragona</text:p>
          </table:table-cell>
          <table:table-cell office:value-type="float" office:value="2">
            <text:p>2</text:p>
          </table:table-cell>
          <table:table-cell office:value-type="date" office:date-value="1976-11-19">
            <text:p>19/11/197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Lin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3">
            <text:p>3</text:p>
          </table:table-cell>
          <table:table-cell office:value-type="date" office:date-value="1976-11-16">
            <text:p>16/11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stefaní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5">
            <text:p>5</text:p>
          </table:table-cell>
          <table:table-cell office:value-type="date" office:date-value="1976-10-26">
            <text:p>26/10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ederic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3">
            <text:p>3</text:p>
          </table:table-cell>
          <table:table-cell office:value-type="date" office:date-value="1976-10-23">
            <text:p>23/10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alomé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76-10-21">
            <text:p>21/10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san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4">
            <text:p>4</text:p>
          </table:table-cell>
          <table:table-cell office:value-type="date" office:date-value="1976-10-20">
            <text:p>20/10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acobo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La Rioja</text:p>
          </table:table-cell>
          <table:table-cell office:value-type="float" office:value="2">
            <text:p>2</text:p>
          </table:table-cell>
          <table:table-cell office:value-type="date" office:date-value="1976-10-19">
            <text:p>19/10/1976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Débor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2">
            <text:p>2</text:p>
          </table:table-cell>
          <table:table-cell office:value-type="date" office:date-value="1976-10-18">
            <text:p>18/10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abel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Málaga</text:p>
          </table:table-cell>
          <table:table-cell office:value-type="float" office:value="4">
            <text:p>4</text:p>
          </table:table-cell>
          <table:table-cell office:value-type="date" office:date-value="1976-10-14">
            <text:p>14/10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bin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4">
            <text:p>4</text:p>
          </table:table-cell>
          <table:table-cell office:value-type="date" office:date-value="1976-10-12">
            <text:p>12/10/197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Brun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6-10-07">
            <text:p>07/10/197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Jazmín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2">
            <text:p>2</text:p>
          </table:table-cell>
          <table:table-cell office:value-type="date" office:date-value="1976-09-03">
            <text:p>03/09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ate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0">
            <text:p>0</text:p>
          </table:table-cell>
          <table:table-cell office:value-type="date" office:date-value="1976-08-31">
            <text:p>31/08/1976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Roque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4">
            <text:p>4</text:p>
          </table:table-cell>
          <table:table-cell office:value-type="date" office:date-value="1976-08-31">
            <text:p>31/08/197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lar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5">
            <text:p>5</text:p>
          </table:table-cell>
          <table:table-cell office:value-type="date" office:date-value="1976-08-30">
            <text:p>30/08/197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Sanch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3">
            <text:p>3</text:p>
          </table:table-cell>
          <table:table-cell office:value-type="date" office:date-value="1976-08-30">
            <text:p>30/08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eonor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2">
            <text:p>2</text:p>
          </table:table-cell>
          <table:table-cell office:value-type="date" office:date-value="1976-08-25">
            <text:p>25/08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aust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1">
            <text:p>1</text:p>
          </table:table-cell>
          <table:table-cell office:value-type="date" office:date-value="1976-08-12">
            <text:p>12/08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rmand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76-08-10">
            <text:p>10/08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delin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0">
            <text:p>0</text:p>
          </table:table-cell>
          <table:table-cell office:value-type="date" office:date-value="1976-08-10">
            <text:p>10/08/1976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Ameli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Castellón</text:p>
          </table:table-cell>
          <table:table-cell office:value-type="float" office:value="2">
            <text:p>2</text:p>
          </table:table-cell>
          <table:table-cell office:value-type="date" office:date-value="1976-07-27">
            <text:p>27/07/197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Letici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3">
            <text:p>3</text:p>
          </table:table-cell>
          <table:table-cell office:value-type="date" office:date-value="1976-07-20">
            <text:p>20/07/1976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ntoni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2">
            <text:p>2</text:p>
          </table:table-cell>
          <table:table-cell office:value-type="date" office:date-value="1976-07-13">
            <text:p>13/07/197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Bert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76-07-06">
            <text:p>06/07/1976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Juan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3">
            <text:p>3</text:p>
          </table:table-cell>
          <table:table-cell office:value-type="date" office:date-value="1976-06-19">
            <text:p>19/06/197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Just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5">
            <text:p>5</text:p>
          </table:table-cell>
          <table:table-cell office:value-type="date" office:date-value="1976-06-12">
            <text:p>12/06/1976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Bianca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1">
            <text:p>1</text:p>
          </table:table-cell>
          <table:table-cell office:value-type="date" office:date-value="1976-06-10">
            <text:p>10/06/1976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Raimund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3">
            <text:p>3</text:p>
          </table:table-cell>
          <table:table-cell office:value-type="date" office:date-value="1976-06-05">
            <text:p>05/06/197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Bartolomé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Valencia</text:p>
          </table:table-cell>
          <table:table-cell office:value-type="float" office:value="3">
            <text:p>3</text:p>
          </table:table-cell>
          <table:table-cell office:value-type="date" office:date-value="1976-06-05">
            <text:p>05/06/197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Rogeli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0">
            <text:p>0</text:p>
          </table:table-cell>
          <table:table-cell office:value-type="date" office:date-value="1976-06-01">
            <text:p>01/06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rnabé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2">
            <text:p>2</text:p>
          </table:table-cell>
          <table:table-cell office:value-type="date" office:date-value="1976-05-30">
            <text:p>30/05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Hernán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4">
            <text:p>4</text:p>
          </table:table-cell>
          <table:table-cell office:value-type="date" office:date-value="1976-05-19">
            <text:p>19/05/197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Cecilia</text:p>
          </table:table-cell>
          <table:table-cell office:value-type="string">
            <text:p>Fernández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4">
            <text:p>4</text:p>
          </table:table-cell>
          <table:table-cell office:value-type="date" office:date-value="1976-05-15">
            <text:p>15/05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fraín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1">
            <text:p>1</text:p>
          </table:table-cell>
          <table:table-cell office:value-type="date" office:date-value="1976-05-14">
            <text:p>14/05/197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Julián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1">
            <text:p>1</text:p>
          </table:table-cell>
          <table:table-cell office:value-type="date" office:date-value="1976-05-13">
            <text:p>13/05/197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Rosan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2">
            <text:p>2</text:p>
          </table:table-cell>
          <table:table-cell office:value-type="date" office:date-value="1976-05-10">
            <text:p>10/05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Froilán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2">
            <text:p>2</text:p>
          </table:table-cell>
          <table:table-cell office:value-type="date" office:date-value="1976-05-10">
            <text:p>10/05/197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Verónic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Illes Balears</text:p>
          </table:table-cell>
          <table:table-cell office:value-type="float" office:value="2">
            <text:p>2</text:p>
          </table:table-cell>
          <table:table-cell office:value-type="date" office:date-value="1976-05-07">
            <text:p>07/05/1976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Fátim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5">
            <text:p>5</text:p>
          </table:table-cell>
          <table:table-cell office:value-type="date" office:date-value="1976-04-29">
            <text:p>29/04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Octavi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5">
            <text:p>5</text:p>
          </table:table-cell>
          <table:table-cell office:value-type="date" office:date-value="1976-04-29">
            <text:p>29/04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uan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76-04-27">
            <text:p>27/04/1976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Josefin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2">
            <text:p>2</text:p>
          </table:table-cell>
          <table:table-cell office:value-type="date" office:date-value="1976-04-27">
            <text:p>27/04/1976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lb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4">
            <text:p>4</text:p>
          </table:table-cell>
          <table:table-cell office:value-type="date" office:date-value="1976-04-14">
            <text:p>14/04/197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Susan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4">
            <text:p>4</text:p>
          </table:table-cell>
          <table:table-cell office:value-type="date" office:date-value="1976-04-08">
            <text:p>08/04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argarit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0">
            <text:p>0</text:p>
          </table:table-cell>
          <table:table-cell office:value-type="date" office:date-value="1976-04-07">
            <text:p>07/04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ndalecio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Asturias</text:p>
          </table:table-cell>
          <table:table-cell office:value-type="float" office:value="5">
            <text:p>5</text:p>
          </table:table-cell>
          <table:table-cell office:value-type="date" office:date-value="1976-03-27">
            <text:p>27/03/1976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Letici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2">
            <text:p>2</text:p>
          </table:table-cell>
          <table:table-cell office:value-type="date" office:date-value="1976-03-21">
            <text:p>21/03/197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Águed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1">
            <text:p>1</text:p>
          </table:table-cell>
          <table:table-cell office:value-type="date" office:date-value="1976-03-19">
            <text:p>19/03/1976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Orlando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2">
            <text:p>2</text:p>
          </table:table-cell>
          <table:table-cell office:value-type="date" office:date-value="1976-03-19">
            <text:p>19/03/197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oncepción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76-03-09">
            <text:p>09/03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iprian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1">
            <text:p>1</text:p>
          </table:table-cell>
          <table:table-cell office:value-type="date" office:date-value="1976-03-03">
            <text:p>03/03/197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Juana</text:p>
          </table:table-cell>
          <table:table-cell office:value-type="string">
            <text:p>Fernández</text:p>
          </table:table-cell>
          <table:table-cell office:value-type="string">
            <text:p>Mujer</text:p>
          </table:table-cell>
          <table:table-cell office:value-type="string">
            <text:p>Málaga</text:p>
          </table:table-cell>
          <table:table-cell office:value-type="float" office:value="1">
            <text:p>1</text:p>
          </table:table-cell>
          <table:table-cell office:value-type="date" office:date-value="1976-03-01">
            <text:p>01/03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Álvar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5">
            <text:p>5</text:p>
          </table:table-cell>
          <table:table-cell office:value-type="date" office:date-value="1976-02-20">
            <text:p>20/02/197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Teres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6-02-18">
            <text:p>18/02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lén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3">
            <text:p>3</text:p>
          </table:table-cell>
          <table:table-cell office:value-type="date" office:date-value="1976-02-01">
            <text:p>01/02/1976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sunción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5">
            <text:p>5</text:p>
          </table:table-cell>
          <table:table-cell office:value-type="date" office:date-value="1976-01-27">
            <text:p>27/01/197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roilán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3">
            <text:p>3</text:p>
          </table:table-cell>
          <table:table-cell office:value-type="date" office:date-value="1976-01-27">
            <text:p>27/01/197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lis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5">
            <text:p>5</text:p>
          </table:table-cell>
          <table:table-cell office:value-type="date" office:date-value="1976-01-26">
            <text:p>26/01/197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Casild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5">
            <text:p>5</text:p>
          </table:table-cell>
          <table:table-cell office:value-type="date" office:date-value="1976-01-26">
            <text:p>26/01/197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ernabé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4">
            <text:p>4</text:p>
          </table:table-cell>
          <table:table-cell office:value-type="date" office:date-value="1976-01-25">
            <text:p>25/01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etici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Illes Balears</text:p>
          </table:table-cell>
          <table:table-cell office:value-type="float" office:value="1">
            <text:p>1</text:p>
          </table:table-cell>
          <table:table-cell office:value-type="date" office:date-value="1976-01-24">
            <text:p>24/01/1976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Aureli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3">
            <text:p>3</text:p>
          </table:table-cell>
          <table:table-cell office:value-type="date" office:date-value="1976-01-23">
            <text:p>23/01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Delmir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76-01-22">
            <text:p>22/01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artín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2">
            <text:p>2</text:p>
          </table:table-cell>
          <table:table-cell office:value-type="date" office:date-value="1976-01-19">
            <text:p>19/01/1976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Ariel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76-01-18">
            <text:p>18/01/1976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Yoland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1">
            <text:p>1</text:p>
          </table:table-cell>
          <table:table-cell office:value-type="date" office:date-value="1976-01-04">
            <text:p>04/01/1976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Donat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5">
            <text:p>5</text:p>
          </table:table-cell>
          <table:table-cell office:value-type="date" office:date-value="1976-01-04">
            <text:p>04/01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élix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Ávila</text:p>
          </table:table-cell>
          <table:table-cell office:value-type="float" office:value="4">
            <text:p>4</text:p>
          </table:table-cell>
          <table:table-cell office:value-type="date" office:date-value="1976-01-02">
            <text:p>02/01/197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igini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75-12-28">
            <text:p>28/12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An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4">
            <text:p>4</text:p>
          </table:table-cell>
          <table:table-cell office:value-type="date" office:date-value="1975-12-27">
            <text:p>27/12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Hernán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75-12-26">
            <text:p>26/12/1975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Fidelio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75-12-25">
            <text:p>25/12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Daniel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  <table:table-cell office:value-type="date" office:date-value="1975-12-21">
            <text:p>21/12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ulián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5">
            <text:p>5</text:p>
          </table:table-cell>
          <table:table-cell office:value-type="date" office:date-value="1975-12-16">
            <text:p>16/12/197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Ivan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2">
            <text:p>2</text:p>
          </table:table-cell>
          <table:table-cell office:value-type="date" office:date-value="1975-12-13">
            <text:p>13/12/197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Victorian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2">
            <text:p>2</text:p>
          </table:table-cell>
          <table:table-cell office:value-type="date" office:date-value="1975-11-29">
            <text:p>29/11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2">
            <text:p>2</text:p>
          </table:table-cell>
          <table:table-cell office:value-type="date" office:date-value="1975-11-27">
            <text:p>27/11/197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Socorro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  <table:table-cell office:value-type="date" office:date-value="1975-11-18">
            <text:p>18/11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v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4">
            <text:p>4</text:p>
          </table:table-cell>
          <table:table-cell office:value-type="date" office:date-value="1975-11-12">
            <text:p>12/11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Bibiana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3">
            <text:p>3</text:p>
          </table:table-cell>
          <table:table-cell office:value-type="date" office:date-value="1975-11-08">
            <text:p>08/11/197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Paol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0">
            <text:p>0</text:p>
          </table:table-cell>
          <table:table-cell office:value-type="date" office:date-value="1975-11-02">
            <text:p>02/11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udosi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5">
            <text:p>5</text:p>
          </table:table-cell>
          <table:table-cell office:value-type="date" office:date-value="1975-10-31">
            <text:p>31/10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mm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0">
            <text:p>0</text:p>
          </table:table-cell>
          <table:table-cell office:value-type="date" office:date-value="1975-10-31">
            <text:p>31/10/1975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Íñig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0">
            <text:p>0</text:p>
          </table:table-cell>
          <table:table-cell office:value-type="date" office:date-value="1975-10-25">
            <text:p>25/10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Ángel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0">
            <text:p>0</text:p>
          </table:table-cell>
          <table:table-cell office:value-type="date" office:date-value="1975-10-24">
            <text:p>24/10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1">
            <text:p>1</text:p>
          </table:table-cell>
          <table:table-cell office:value-type="date" office:date-value="1975-10-20">
            <text:p>20/10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iriam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1">
            <text:p>1</text:p>
          </table:table-cell>
          <table:table-cell office:value-type="date" office:date-value="1975-10-17">
            <text:p>17/10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Tania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2">
            <text:p>2</text:p>
          </table:table-cell>
          <table:table-cell office:value-type="date" office:date-value="1975-10-13">
            <text:p>13/10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Rosario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2">
            <text:p>2</text:p>
          </table:table-cell>
          <table:table-cell office:value-type="date" office:date-value="1975-10-07">
            <text:p>07/10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Rodrig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2">
            <text:p>2</text:p>
          </table:table-cell>
          <table:table-cell office:value-type="date" office:date-value="1975-10-03">
            <text:p>03/10/1975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Celi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4">
            <text:p>4</text:p>
          </table:table-cell>
          <table:table-cell office:value-type="date" office:date-value="1975-10-02">
            <text:p>02/10/197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Rosan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4">
            <text:p>4</text:p>
          </table:table-cell>
          <table:table-cell office:value-type="date" office:date-value="1975-10-01">
            <text:p>01/10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gustín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Navarra</text:p>
          </table:table-cell>
          <table:table-cell office:value-type="float" office:value="3">
            <text:p>3</text:p>
          </table:table-cell>
          <table:table-cell office:value-type="date" office:date-value="1975-09-30">
            <text:p>30/09/1975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Inés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3">
            <text:p>3</text:p>
          </table:table-cell>
          <table:table-cell office:value-type="date" office:date-value="1975-09-29">
            <text:p>29/09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ngélic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5">
            <text:p>5</text:p>
          </table:table-cell>
          <table:table-cell office:value-type="date" office:date-value="1975-09-26">
            <text:p>26/09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Ameli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4">
            <text:p>4</text:p>
          </table:table-cell>
          <table:table-cell office:value-type="date" office:date-value="1975-09-23">
            <text:p>23/09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Graciel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75-09-18">
            <text:p>18/09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bert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4">
            <text:p>4</text:p>
          </table:table-cell>
          <table:table-cell office:value-type="date" office:date-value="1975-09-13">
            <text:p>13/09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lías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2">
            <text:p>2</text:p>
          </table:table-cell>
          <table:table-cell office:value-type="date" office:date-value="1975-09-12">
            <text:p>12/09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elipe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1">
            <text:p>1</text:p>
          </table:table-cell>
          <table:table-cell office:value-type="date" office:date-value="1975-09-01">
            <text:p>01/09/197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esús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5">
            <text:p>5</text:p>
          </table:table-cell>
          <table:table-cell office:value-type="date" office:date-value="1975-08-29">
            <text:p>29/08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Honori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0">
            <text:p>0</text:p>
          </table:table-cell>
          <table:table-cell office:value-type="date" office:date-value="1975-08-24">
            <text:p>24/08/1975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Irene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2">
            <text:p>2</text:p>
          </table:table-cell>
          <table:table-cell office:value-type="date" office:date-value="1975-08-15">
            <text:p>15/08/1975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Estefaní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4">
            <text:p>4</text:p>
          </table:table-cell>
          <table:table-cell office:value-type="date" office:date-value="1975-08-14">
            <text:p>14/08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Dionisi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1">
            <text:p>1</text:p>
          </table:table-cell>
          <table:table-cell office:value-type="date" office:date-value="1975-08-13">
            <text:p>13/08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ejandr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75-08-12">
            <text:p>12/08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Natali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75-08-08">
            <text:p>08/08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avi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75-08-06">
            <text:p>06/08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Jesús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2">
            <text:p>2</text:p>
          </table:table-cell>
          <table:table-cell office:value-type="date" office:date-value="1975-08-03">
            <text:p>03/08/197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ufemi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1">
            <text:p>1</text:p>
          </table:table-cell>
          <table:table-cell office:value-type="date" office:date-value="1975-07-20">
            <text:p>20/07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aimund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4">
            <text:p>4</text:p>
          </table:table-cell>
          <table:table-cell office:value-type="date" office:date-value="1975-07-19">
            <text:p>19/07/197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Tomás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75-07-13">
            <text:p>13/07/197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Hélid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Illes Balears</text:p>
          </table:table-cell>
          <table:table-cell office:value-type="float" office:value="4">
            <text:p>4</text:p>
          </table:table-cell>
          <table:table-cell office:value-type="date" office:date-value="1975-07-11">
            <text:p>11/07/1975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Atanasi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5">
            <text:p>5</text:p>
          </table:table-cell>
          <table:table-cell office:value-type="date" office:date-value="1975-07-11">
            <text:p>11/07/197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Hernán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0">
            <text:p>0</text:p>
          </table:table-cell>
          <table:table-cell office:value-type="date" office:date-value="1975-07-10">
            <text:p>10/07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élid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2">
            <text:p>2</text:p>
          </table:table-cell>
          <table:table-cell office:value-type="date" office:date-value="1975-07-09">
            <text:p>09/07/1975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Guillerm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3">
            <text:p>3</text:p>
          </table:table-cell>
          <table:table-cell office:value-type="date" office:date-value="1975-07-05">
            <text:p>05/07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Zulem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3">
            <text:p>3</text:p>
          </table:table-cell>
          <table:table-cell office:value-type="date" office:date-value="1975-07-05">
            <text:p>05/07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amón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3">
            <text:p>3</text:p>
          </table:table-cell>
          <table:table-cell office:value-type="date" office:date-value="1975-07-04">
            <text:p>04/07/1975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Artur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1">
            <text:p>1</text:p>
          </table:table-cell>
          <table:table-cell office:value-type="date" office:date-value="1975-06-28">
            <text:p>28/06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Anastasi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4">
            <text:p>4</text:p>
          </table:table-cell>
          <table:table-cell office:value-type="date" office:date-value="1975-06-24">
            <text:p>24/06/1975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Zulim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1">
            <text:p>1</text:p>
          </table:table-cell>
          <table:table-cell office:value-type="date" office:date-value="1975-06-24">
            <text:p>24/06/1975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Jonatan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1">
            <text:p>1</text:p>
          </table:table-cell>
          <table:table-cell office:value-type="date" office:date-value="1975-06-18">
            <text:p>18/06/1975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Soledad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3">
            <text:p>3</text:p>
          </table:table-cell>
          <table:table-cell office:value-type="date" office:date-value="1975-06-05">
            <text:p>05/06/197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Tatian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5">
            <text:p>5</text:p>
          </table:table-cell>
          <table:table-cell office:value-type="date" office:date-value="1975-05-31">
            <text:p>31/05/197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Min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2">
            <text:p>2</text:p>
          </table:table-cell>
          <table:table-cell office:value-type="date" office:date-value="1975-05-31">
            <text:p>31/05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Virgini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3">
            <text:p>3</text:p>
          </table:table-cell>
          <table:table-cell office:value-type="date" office:date-value="1975-05-09">
            <text:p>09/05/1975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Pascual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0">
            <text:p>0</text:p>
          </table:table-cell>
          <table:table-cell office:value-type="date" office:date-value="1975-05-04">
            <text:p>04/05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fraín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4">
            <text:p>4</text:p>
          </table:table-cell>
          <table:table-cell office:value-type="date" office:date-value="1975-04-25">
            <text:p>25/04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Lilian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4">
            <text:p>4</text:p>
          </table:table-cell>
          <table:table-cell office:value-type="date" office:date-value="1975-04-19">
            <text:p>19/04/1975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Eduard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5">
            <text:p>5</text:p>
          </table:table-cell>
          <table:table-cell office:value-type="date" office:date-value="1975-04-11">
            <text:p>11/04/1975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Baltasar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5">
            <text:p>5</text:p>
          </table:table-cell>
          <table:table-cell office:value-type="date" office:date-value="1975-04-11">
            <text:p>11/04/197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mbrosi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4">
            <text:p>4</text:p>
          </table:table-cell>
          <table:table-cell office:value-type="date" office:date-value="1975-04-09">
            <text:p>09/04/197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Priscil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Barcelona</text:p>
          </table:table-cell>
          <table:table-cell office:value-type="float" office:value="0">
            <text:p>0</text:p>
          </table:table-cell>
          <table:table-cell office:value-type="date" office:date-value="1975-04-08">
            <text:p>08/04/197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mand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4">
            <text:p>4</text:p>
          </table:table-cell>
          <table:table-cell office:value-type="date" office:date-value="1975-04-08">
            <text:p>08/04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Florind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3">
            <text:p>3</text:p>
          </table:table-cell>
          <table:table-cell office:value-type="date" office:date-value="1975-04-07">
            <text:p>07/04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orián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4">
            <text:p>4</text:p>
          </table:table-cell>
          <table:table-cell office:value-type="date" office:date-value="1975-04-02">
            <text:p>02/04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Rufino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  <table:table-cell office:value-type="date" office:date-value="1975-04-02">
            <text:p>02/04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orenci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0">
            <text:p>0</text:p>
          </table:table-cell>
          <table:table-cell office:value-type="date" office:date-value="1975-03-30">
            <text:p>30/03/1975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Abelard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La Rioja</text:p>
          </table:table-cell>
          <table:table-cell office:value-type="float" office:value="2">
            <text:p>2</text:p>
          </table:table-cell>
          <table:table-cell office:value-type="date" office:date-value="1975-03-25">
            <text:p>25/03/1975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Flavio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2">
            <text:p>2</text:p>
          </table:table-cell>
          <table:table-cell office:value-type="date" office:date-value="1975-03-23">
            <text:p>23/03/1975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Ruth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1">
            <text:p>1</text:p>
          </table:table-cell>
          <table:table-cell office:value-type="date" office:date-value="1975-03-23">
            <text:p>23/03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rasm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5">
            <text:p>5</text:p>
          </table:table-cell>
          <table:table-cell office:value-type="date" office:date-value="1975-03-19">
            <text:p>19/03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Belén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3">
            <text:p>3</text:p>
          </table:table-cell>
          <table:table-cell office:value-type="date" office:date-value="1975-03-18">
            <text:p>18/03/1975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Eusebi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0">
            <text:p>0</text:p>
          </table:table-cell>
          <table:table-cell office:value-type="date" office:date-value="1975-03-14">
            <text:p>14/03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Yolanda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5">
            <text:p>5</text:p>
          </table:table-cell>
          <table:table-cell office:value-type="date" office:date-value="1975-03-09">
            <text:p>09/03/197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osef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75-02-28">
            <text:p>28/02/197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Francisc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5">
            <text:p>5</text:p>
          </table:table-cell>
          <table:table-cell office:value-type="date" office:date-value="1975-02-25">
            <text:p>25/02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amiro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0">
            <text:p>0</text:p>
          </table:table-cell>
          <table:table-cell office:value-type="date" office:date-value="1975-02-24">
            <text:p>24/02/197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Bautista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  <table:table-cell office:value-type="date" office:date-value="1975-02-23">
            <text:p>23/02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elén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3">
            <text:p>3</text:p>
          </table:table-cell>
          <table:table-cell office:value-type="date" office:date-value="1975-02-19">
            <text:p>19/02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asili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75-02-18">
            <text:p>18/02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ust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Asturias</text:p>
          </table:table-cell>
          <table:table-cell office:value-type="float" office:value="3">
            <text:p>3</text:p>
          </table:table-cell>
          <table:table-cell office:value-type="date" office:date-value="1975-02-15">
            <text:p>15/02/1975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Elvir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Alicante</text:p>
          </table:table-cell>
          <table:table-cell office:value-type="float" office:value="5">
            <text:p>5</text:p>
          </table:table-cell>
          <table:table-cell office:value-type="date" office:date-value="1975-02-07">
            <text:p>07/02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Eulali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Granada</text:p>
          </table:table-cell>
          <table:table-cell office:value-type="float" office:value="0">
            <text:p>0</text:p>
          </table:table-cell>
          <table:table-cell office:value-type="date" office:date-value="1975-02-05">
            <text:p>05/02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í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1">
            <text:p>1</text:p>
          </table:table-cell>
          <table:table-cell office:value-type="date" office:date-value="1975-02-03">
            <text:p>03/02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Matías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5">
            <text:p>5</text:p>
          </table:table-cell>
          <table:table-cell office:value-type="date" office:date-value="1975-01-30">
            <text:p>30/01/197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Iris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75-01-18">
            <text:p>18/01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vangelin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75-01-13">
            <text:p>13/01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fraín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1">
            <text:p>1</text:p>
          </table:table-cell>
          <table:table-cell office:value-type="date" office:date-value="1975-01-12">
            <text:p>12/01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Felipe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0">
            <text:p>0</text:p>
          </table:table-cell>
          <table:table-cell office:value-type="date" office:date-value="1975-01-11">
            <text:p>11/01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orencio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5">
            <text:p>5</text:p>
          </table:table-cell>
          <table:table-cell office:value-type="date" office:date-value="1975-01-08">
            <text:p>08/01/197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Zulem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2">
            <text:p>2</text:p>
          </table:table-cell>
          <table:table-cell office:value-type="date" office:date-value="1975-01-07">
            <text:p>07/01/197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rancisc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5">
            <text:p>5</text:p>
          </table:table-cell>
          <table:table-cell office:value-type="date" office:date-value="1975-01-07">
            <text:p>07/01/197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Moisés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5">
            <text:p>5</text:p>
          </table:table-cell>
          <table:table-cell office:value-type="date" office:date-value="1975-01-07">
            <text:p>07/01/197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ugeni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Castellón</text:p>
          </table:table-cell>
          <table:table-cell office:value-type="float" office:value="3">
            <text:p>3</text:p>
          </table:table-cell>
          <table:table-cell office:value-type="date" office:date-value="1975-01-05">
            <text:p>05/01/197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Celin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Murcia</text:p>
          </table:table-cell>
          <table:table-cell office:value-type="float" office:value="1">
            <text:p>1</text:p>
          </table:table-cell>
          <table:table-cell office:value-type="date" office:date-value="1975-01-04">
            <text:p>04/01/1975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Angélic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Illes Balears</text:p>
          </table:table-cell>
          <table:table-cell office:value-type="float" office:value="2">
            <text:p>2</text:p>
          </table:table-cell>
          <table:table-cell office:value-type="date" office:date-value="1975-01-03">
            <text:p>03/01/1975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Eulali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74-12-31">
            <text:p>31/12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saías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1">
            <text:p>1</text:p>
          </table:table-cell>
          <table:table-cell office:value-type="date" office:date-value="1974-12-30">
            <text:p>30/12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Tirs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5">
            <text:p>5</text:p>
          </table:table-cell>
          <table:table-cell office:value-type="date" office:date-value="1974-12-30">
            <text:p>30/12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Seren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4">
            <text:p>4</text:p>
          </table:table-cell>
          <table:table-cell office:value-type="date" office:date-value="1974-12-29">
            <text:p>29/12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ons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4">
            <text:p>4</text:p>
          </table:table-cell>
          <table:table-cell office:value-type="date" office:date-value="1974-12-29">
            <text:p>29/12/1974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Isaac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2">
            <text:p>2</text:p>
          </table:table-cell>
          <table:table-cell office:value-type="date" office:date-value="1974-12-28">
            <text:p>28/12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Judith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1">
            <text:p>1</text:p>
          </table:table-cell>
          <table:table-cell office:value-type="date" office:date-value="1974-12-13">
            <text:p>13/12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erard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5">
            <text:p>5</text:p>
          </table:table-cell>
          <table:table-cell office:value-type="date" office:date-value="1974-12-10">
            <text:p>10/12/1974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Regin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date" office:date-value="1974-12-02">
            <text:p>02/12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raceli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2">
            <text:p>2</text:p>
          </table:table-cell>
          <table:table-cell office:value-type="date" office:date-value="1974-11-29">
            <text:p>29/11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Hernán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1">
            <text:p>1</text:p>
          </table:table-cell>
          <table:table-cell office:value-type="date" office:date-value="1974-11-27">
            <text:p>27/11/1974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Josué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0">
            <text:p>0</text:p>
          </table:table-cell>
          <table:table-cell office:value-type="date" office:date-value="1974-11-25">
            <text:p>25/11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Luis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4">
            <text:p>4</text:p>
          </table:table-cell>
          <table:table-cell office:value-type="date" office:date-value="1974-11-22">
            <text:p>22/11/1974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Ágat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4-11-15">
            <text:p>15/11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atriz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0">
            <text:p>0</text:p>
          </table:table-cell>
          <table:table-cell office:value-type="date" office:date-value="1974-11-05">
            <text:p>05/11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Román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Valencia</text:p>
          </table:table-cell>
          <table:table-cell office:value-type="float" office:value="3">
            <text:p>3</text:p>
          </table:table-cell>
          <table:table-cell office:value-type="date" office:date-value="1974-10-30">
            <text:p>30/10/1974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Eusebi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3">
            <text:p>3</text:p>
          </table:table-cell>
          <table:table-cell office:value-type="date" office:date-value="1974-10-27">
            <text:p>27/10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Hernán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0">
            <text:p>0</text:p>
          </table:table-cell>
          <table:table-cell office:value-type="date" office:date-value="1974-10-24">
            <text:p>24/10/1974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Máximo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1">
            <text:p>1</text:p>
          </table:table-cell>
          <table:table-cell office:value-type="date" office:date-value="1974-10-23">
            <text:p>23/10/1974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Hermini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4">
            <text:p>4</text:p>
          </table:table-cell>
          <table:table-cell office:value-type="date" office:date-value="1974-10-15">
            <text:p>15/10/1974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Ruth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0">
            <text:p>0</text:p>
          </table:table-cell>
          <table:table-cell office:value-type="date" office:date-value="1974-10-10">
            <text:p>10/10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mili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2">
            <text:p>2</text:p>
          </table:table-cell>
          <table:table-cell office:value-type="date" office:date-value="1974-10-05">
            <text:p>05/10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aulin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5">
            <text:p>5</text:p>
          </table:table-cell>
          <table:table-cell office:value-type="date" office:date-value="1974-09-28">
            <text:p>28/09/1974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Silvestre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0">
            <text:p>0</text:p>
          </table:table-cell>
          <table:table-cell office:value-type="date" office:date-value="1974-09-27">
            <text:p>27/09/1974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Iris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Barcelona</text:p>
          </table:table-cell>
          <table:table-cell office:value-type="float" office:value="1">
            <text:p>1</text:p>
          </table:table-cell>
          <table:table-cell office:value-type="date" office:date-value="1974-09-24">
            <text:p>24/09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Paulin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1">
            <text:p>1</text:p>
          </table:table-cell>
          <table:table-cell office:value-type="date" office:date-value="1974-09-22">
            <text:p>22/09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ilar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2">
            <text:p>2</text:p>
          </table:table-cell>
          <table:table-cell office:value-type="date" office:date-value="1974-09-13">
            <text:p>13/09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Tani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4-09-10">
            <text:p>10/09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Isaac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  <table:table-cell office:value-type="date" office:date-value="1974-09-09">
            <text:p>09/09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uillermo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5">
            <text:p>5</text:p>
          </table:table-cell>
          <table:table-cell office:value-type="date" office:date-value="1974-09-05">
            <text:p>05/09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imote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1">
            <text:p>1</text:p>
          </table:table-cell>
          <table:table-cell office:value-type="date" office:date-value="1974-09-01">
            <text:p>01/09/1974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Gilbert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74-08-25">
            <text:p>25/08/1974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Esther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74-08-23">
            <text:p>23/08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Mabel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0">
            <text:p>0</text:p>
          </table:table-cell>
          <table:table-cell office:value-type="date" office:date-value="1974-08-20">
            <text:p>20/08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rmand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5">
            <text:p>5</text:p>
          </table:table-cell>
          <table:table-cell office:value-type="date" office:date-value="1974-08-19">
            <text:p>19/08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Valentín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Tarragona</text:p>
          </table:table-cell>
          <table:table-cell office:value-type="float" office:value="4">
            <text:p>4</text:p>
          </table:table-cell>
          <table:table-cell office:value-type="date" office:date-value="1974-08-15">
            <text:p>15/08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Bert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74-08-09">
            <text:p>09/08/1974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Leopold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74-08-05">
            <text:p>05/08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lorind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3">
            <text:p>3</text:p>
          </table:table-cell>
          <table:table-cell office:value-type="date" office:date-value="1974-08-02">
            <text:p>02/08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Débor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1">
            <text:p>1</text:p>
          </table:table-cell>
          <table:table-cell office:value-type="date" office:date-value="1974-07-31">
            <text:p>31/07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osué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5">
            <text:p>5</text:p>
          </table:table-cell>
          <table:table-cell office:value-type="date" office:date-value="1974-07-26">
            <text:p>26/07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ome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0">
            <text:p>0</text:p>
          </table:table-cell>
          <table:table-cell office:value-type="date" office:date-value="1974-07-20">
            <text:p>20/07/1974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Cesáre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1">
            <text:p>1</text:p>
          </table:table-cell>
          <table:table-cell office:value-type="date" office:date-value="1974-07-16">
            <text:p>16/07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ixt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2">
            <text:p>2</text:p>
          </table:table-cell>
          <table:table-cell office:value-type="date" office:date-value="1974-07-15">
            <text:p>15/07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ulián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3">
            <text:p>3</text:p>
          </table:table-cell>
          <table:table-cell office:value-type="date" office:date-value="1974-07-11">
            <text:p>11/07/1974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Faustino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2">
            <text:p>2</text:p>
          </table:table-cell>
          <table:table-cell office:value-type="date" office:date-value="1974-07-09">
            <text:p>09/07/1974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Violet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2">
            <text:p>2</text:p>
          </table:table-cell>
          <table:table-cell office:value-type="date" office:date-value="1974-07-08">
            <text:p>08/07/1974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drian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74-07-05">
            <text:p>05/07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Wencesla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  <table:table-cell office:value-type="date" office:date-value="1974-07-02">
            <text:p>02/07/1974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Cándid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1">
            <text:p>1</text:p>
          </table:table-cell>
          <table:table-cell office:value-type="date" office:date-value="1974-06-29">
            <text:p>29/06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Rubén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5">
            <text:p>5</text:p>
          </table:table-cell>
          <table:table-cell office:value-type="date" office:date-value="1974-06-12">
            <text:p>12/06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Letici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74-06-10">
            <text:p>10/06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rid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  <table:table-cell office:value-type="date" office:date-value="1974-06-07">
            <text:p>07/06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eatriz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2">
            <text:p>2</text:p>
          </table:table-cell>
          <table:table-cell office:value-type="date" office:date-value="1974-06-05">
            <text:p>05/06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ulian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4">
            <text:p>4</text:p>
          </table:table-cell>
          <table:table-cell office:value-type="date" office:date-value="1974-05-25">
            <text:p>25/05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Pabl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2">
            <text:p>2</text:p>
          </table:table-cell>
          <table:table-cell office:value-type="date" office:date-value="1974-05-08">
            <text:p>08/05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in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2">
            <text:p>2</text:p>
          </table:table-cell>
          <table:table-cell office:value-type="date" office:date-value="1974-05-04">
            <text:p>04/05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Miriam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4">
            <text:p>4</text:p>
          </table:table-cell>
          <table:table-cell office:value-type="date" office:date-value="1974-05-01">
            <text:p>01/05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Cristian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1">
            <text:p>1</text:p>
          </table:table-cell>
          <table:table-cell office:value-type="date" office:date-value="1974-05-01">
            <text:p>01/05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Soray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74-04-27">
            <text:p>27/04/1974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Jessic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0">
            <text:p>0</text:p>
          </table:table-cell>
          <table:table-cell office:value-type="date" office:date-value="1974-04-16">
            <text:p>16/04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oris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0">
            <text:p>0</text:p>
          </table:table-cell>
          <table:table-cell office:value-type="date" office:date-value="1974-04-14">
            <text:p>14/04/1974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Catalin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4-04-06">
            <text:p>06/04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Valentín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2">
            <text:p>2</text:p>
          </table:table-cell>
          <table:table-cell office:value-type="date" office:date-value="1974-04-04">
            <text:p>04/04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Frid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74-03-28">
            <text:p>28/03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idel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4">
            <text:p>4</text:p>
          </table:table-cell>
          <table:table-cell office:value-type="date" office:date-value="1974-03-25">
            <text:p>25/03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Lilian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74-03-17">
            <text:p>17/03/1974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Julián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2">
            <text:p>2</text:p>
          </table:table-cell>
          <table:table-cell office:value-type="date" office:date-value="1974-03-05">
            <text:p>05/03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rasm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4">
            <text:p>4</text:p>
          </table:table-cell>
          <table:table-cell office:value-type="date" office:date-value="1974-03-04">
            <text:p>04/03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rmando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0">
            <text:p>0</text:p>
          </table:table-cell>
          <table:table-cell office:value-type="date" office:date-value="1974-03-03">
            <text:p>03/03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amil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74-03-01">
            <text:p>01/03/1974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Iván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1">
            <text:p>1</text:p>
          </table:table-cell>
          <table:table-cell office:value-type="date" office:date-value="1974-02-25">
            <text:p>25/02/1974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Piedad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5">
            <text:p>5</text:p>
          </table:table-cell>
          <table:table-cell office:value-type="date" office:date-value="1974-02-15">
            <text:p>15/02/1974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asild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Pontevedra</text:p>
          </table:table-cell>
          <table:table-cell office:value-type="float" office:value="2">
            <text:p>2</text:p>
          </table:table-cell>
          <table:table-cell office:value-type="date" office:date-value="1974-01-28">
            <text:p>28/01/1974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Lucía</text:p>
          </table:table-cell>
          <table:table-cell office:value-type="string">
            <text:p>Gil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5">
            <text:p>5</text:p>
          </table:table-cell>
          <table:table-cell office:value-type="date" office:date-value="1974-01-28">
            <text:p>28/01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Froilán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4">
            <text:p>4</text:p>
          </table:table-cell>
          <table:table-cell office:value-type="date" office:date-value="1974-01-26">
            <text:p>26/01/1974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Regin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0">
            <text:p>0</text:p>
          </table:table-cell>
          <table:table-cell office:value-type="date" office:date-value="1974-01-26">
            <text:p>26/01/1974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iprian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74-01-21">
            <text:p>21/01/1974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ancho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74-01-19">
            <text:p>19/01/1974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nrique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73-12-27">
            <text:p>27/12/1973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Mateo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5">
            <text:p>5</text:p>
          </table:table-cell>
          <table:table-cell office:value-type="date" office:date-value="1973-12-23">
            <text:p>23/12/1973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Evangelin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2">
            <text:p>2</text:p>
          </table:table-cell>
          <table:table-cell office:value-type="date" office:date-value="1973-12-15">
            <text:p>15/12/1973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Paulin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5">
            <text:p>5</text:p>
          </table:table-cell>
          <table:table-cell office:value-type="date" office:date-value="1973-12-09">
            <text:p>09/12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1">
            <text:p>1</text:p>
          </table:table-cell>
          <table:table-cell office:value-type="date" office:date-value="1973-12-06">
            <text:p>06/12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atrici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1">
            <text:p>1</text:p>
          </table:table-cell>
          <table:table-cell office:value-type="date" office:date-value="1973-12-03">
            <text:p>03/12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Pedr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5">
            <text:p>5</text:p>
          </table:table-cell>
          <table:table-cell office:value-type="date" office:date-value="1973-11-26">
            <text:p>26/11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Tristán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0">
            <text:p>0</text:p>
          </table:table-cell>
          <table:table-cell office:value-type="date" office:date-value="1973-11-24">
            <text:p>24/11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Ingrid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Murcia</text:p>
          </table:table-cell>
          <table:table-cell office:value-type="float" office:value="1">
            <text:p>1</text:p>
          </table:table-cell>
          <table:table-cell office:value-type="date" office:date-value="1973-11-19">
            <text:p>19/11/1973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Salomé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1">
            <text:p>1</text:p>
          </table:table-cell>
          <table:table-cell office:value-type="date" office:date-value="1973-11-09">
            <text:p>09/11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Higini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Alicante</text:p>
          </table:table-cell>
          <table:table-cell office:value-type="float" office:value="0">
            <text:p>0</text:p>
          </table:table-cell>
          <table:table-cell office:value-type="date" office:date-value="1973-11-01">
            <text:p>01/11/1973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Úrsul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0">
            <text:p>0</text:p>
          </table:table-cell>
          <table:table-cell office:value-type="date" office:date-value="1973-10-23">
            <text:p>23/10/1973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Ivonne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A Coruña</text:p>
          </table:table-cell>
          <table:table-cell office:value-type="float" office:value="3">
            <text:p>3</text:p>
          </table:table-cell>
          <table:table-cell office:value-type="date" office:date-value="1973-10-20">
            <text:p>20/10/1973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Josefin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Ourense</text:p>
          </table:table-cell>
          <table:table-cell office:value-type="float" office:value="2">
            <text:p>2</text:p>
          </table:table-cell>
          <table:table-cell office:value-type="date" office:date-value="1973-10-19">
            <text:p>19/10/1973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Maite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3">
            <text:p>3</text:p>
          </table:table-cell>
          <table:table-cell office:value-type="date" office:date-value="1973-10-14">
            <text:p>14/10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Virgili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5">
            <text:p>5</text:p>
          </table:table-cell>
          <table:table-cell office:value-type="date" office:date-value="1973-10-13">
            <text:p>13/10/1973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urora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2">
            <text:p>2</text:p>
          </table:table-cell>
          <table:table-cell office:value-type="date" office:date-value="1973-10-12">
            <text:p>12/10/1973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Sheil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2">
            <text:p>2</text:p>
          </table:table-cell>
          <table:table-cell office:value-type="date" office:date-value="1973-10-08">
            <text:p>08/10/1973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Bernard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1">
            <text:p>1</text:p>
          </table:table-cell>
          <table:table-cell office:value-type="date" office:date-value="1973-10-08">
            <text:p>08/10/1973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Donat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0">
            <text:p>0</text:p>
          </table:table-cell>
          <table:table-cell office:value-type="date" office:date-value="1973-10-02">
            <text:p>02/10/1973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Hermini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Jaén</text:p>
          </table:table-cell>
          <table:table-cell office:value-type="float" office:value="1">
            <text:p>1</text:p>
          </table:table-cell>
          <table:table-cell office:value-type="date" office:date-value="1973-09-26">
            <text:p>26/09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aqueline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3">
            <text:p>3</text:p>
          </table:table-cell>
          <table:table-cell office:value-type="date" office:date-value="1973-09-22">
            <text:p>22/09/1973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Delmir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2">
            <text:p>2</text:p>
          </table:table-cell>
          <table:table-cell office:value-type="date" office:date-value="1973-09-17">
            <text:p>17/09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drián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73-09-11">
            <text:p>11/09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Teodor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73-09-08">
            <text:p>08/09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rnardin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4">
            <text:p>4</text:p>
          </table:table-cell>
          <table:table-cell office:value-type="date" office:date-value="1973-09-08">
            <text:p>08/09/1973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Amalia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office:value-type="date" office:date-value="1973-09-05">
            <text:p>05/09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udoxi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73-08-26">
            <text:p>26/08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oisés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2">
            <text:p>2</text:p>
          </table:table-cell>
          <table:table-cell office:value-type="date" office:date-value="1973-08-25">
            <text:p>25/08/1973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usebi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73-08-11">
            <text:p>11/08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Zacarías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2">
            <text:p>2</text:p>
          </table:table-cell>
          <table:table-cell office:value-type="date" office:date-value="1973-07-26">
            <text:p>26/07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ndr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73-07-19">
            <text:p>19/07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Yoland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2">
            <text:p>2</text:p>
          </table:table-cell>
          <table:table-cell office:value-type="date" office:date-value="1973-07-12">
            <text:p>12/07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Zacarías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3">
            <text:p>3</text:p>
          </table:table-cell>
          <table:table-cell office:value-type="date" office:date-value="1973-07-07">
            <text:p>07/07/1973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Lidi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2">
            <text:p>2</text:p>
          </table:table-cell>
          <table:table-cell office:value-type="date" office:date-value="1973-07-03">
            <text:p>03/07/1973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Nélid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73-06-29">
            <text:p>29/06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anny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4">
            <text:p>4</text:p>
          </table:table-cell>
          <table:table-cell office:value-type="date" office:date-value="1973-06-27">
            <text:p>27/06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sef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1">
            <text:p>1</text:p>
          </table:table-cell>
          <table:table-cell office:value-type="date" office:date-value="1973-06-26">
            <text:p>26/06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tel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0">
            <text:p>0</text:p>
          </table:table-cell>
          <table:table-cell office:value-type="date" office:date-value="1973-06-18">
            <text:p>18/06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del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4">
            <text:p>4</text:p>
          </table:table-cell>
          <table:table-cell office:value-type="date" office:date-value="1973-06-16">
            <text:p>16/06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ristán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1">
            <text:p>1</text:p>
          </table:table-cell>
          <table:table-cell office:value-type="date" office:date-value="1973-06-15">
            <text:p>15/06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eli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73-06-06">
            <text:p>06/06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Rosario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73-06-02">
            <text:p>02/06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rmand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1">
            <text:p>1</text:p>
          </table:table-cell>
          <table:table-cell office:value-type="date" office:date-value="1973-05-31">
            <text:p>31/05/1973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Cels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73-05-23">
            <text:p>23/05/1973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Úrsula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Ourense</text:p>
          </table:table-cell>
          <table:table-cell office:value-type="float" office:value="5">
            <text:p>5</text:p>
          </table:table-cell>
          <table:table-cell office:value-type="date" office:date-value="1973-05-20">
            <text:p>20/05/1973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Frid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5">
            <text:p>5</text:p>
          </table:table-cell>
          <table:table-cell office:value-type="date" office:date-value="1973-05-13">
            <text:p>13/05/1973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Engraci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3">
            <text:p>3</text:p>
          </table:table-cell>
          <table:table-cell office:value-type="date" office:date-value="1973-05-11">
            <text:p>11/05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eopold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3-05-10">
            <text:p>10/05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arol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73-05-10">
            <text:p>10/05/1973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Lí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73-05-07">
            <text:p>07/05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nald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73-05-01">
            <text:p>01/05/1973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Sixt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4">
            <text:p>4</text:p>
          </table:table-cell>
          <table:table-cell office:value-type="date" office:date-value="1973-04-18">
            <text:p>18/04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ilari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2">
            <text:p>2</text:p>
          </table:table-cell>
          <table:table-cell office:value-type="date" office:date-value="1973-04-16">
            <text:p>16/04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ureli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3">
            <text:p>3</text:p>
          </table:table-cell>
          <table:table-cell office:value-type="date" office:date-value="1973-04-13">
            <text:p>13/04/1973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Enrique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0">
            <text:p>0</text:p>
          </table:table-cell>
          <table:table-cell office:value-type="date" office:date-value="1973-04-12">
            <text:p>12/04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Zulima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4">
            <text:p>4</text:p>
          </table:table-cell>
          <table:table-cell office:value-type="date" office:date-value="1973-04-11">
            <text:p>11/04/1973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Just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4">
            <text:p>4</text:p>
          </table:table-cell>
          <table:table-cell office:value-type="date" office:date-value="1973-04-10">
            <text:p>10/04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run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73-03-21">
            <text:p>21/03/1973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Virgilio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0">
            <text:p>0</text:p>
          </table:table-cell>
          <table:table-cell office:value-type="date" office:date-value="1973-03-16">
            <text:p>16/03/1973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Dolores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3-03-14">
            <text:p>14/03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Eulali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1">
            <text:p>1</text:p>
          </table:table-cell>
          <table:table-cell office:value-type="date" office:date-value="1973-03-14">
            <text:p>14/03/1973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Haydee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1">
            <text:p>1</text:p>
          </table:table-cell>
          <table:table-cell office:value-type="date" office:date-value="1973-03-11">
            <text:p>11/03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Sheil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Jaén</text:p>
          </table:table-cell>
          <table:table-cell office:value-type="float" office:value="5">
            <text:p>5</text:p>
          </table:table-cell>
          <table:table-cell office:value-type="date" office:date-value="1973-03-07">
            <text:p>07/03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ucreci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0">
            <text:p>0</text:p>
          </table:table-cell>
          <table:table-cell office:value-type="date" office:date-value="1973-02-27">
            <text:p>27/02/1973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Eudoxi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4">
            <text:p>4</text:p>
          </table:table-cell>
          <table:table-cell office:value-type="date" office:date-value="1973-02-19">
            <text:p>19/02/1973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Federic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1">
            <text:p>1</text:p>
          </table:table-cell>
          <table:table-cell office:value-type="date" office:date-value="1973-02-17">
            <text:p>17/02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rnest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4">
            <text:p>4</text:p>
          </table:table-cell>
          <table:table-cell office:value-type="date" office:date-value="1973-02-14">
            <text:p>14/02/1973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Hermini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2">
            <text:p>2</text:p>
          </table:table-cell>
          <table:table-cell office:value-type="date" office:date-value="1973-02-10">
            <text:p>10/02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alom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2">
            <text:p>2</text:p>
          </table:table-cell>
          <table:table-cell office:value-type="date" office:date-value="1973-02-02">
            <text:p>02/02/1973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Carol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3-01-20">
            <text:p>20/01/1973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uror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4">
            <text:p>4</text:p>
          </table:table-cell>
          <table:table-cell office:value-type="date" office:date-value="1973-01-18">
            <text:p>18/01/1973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Hilari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  <table:table-cell office:value-type="date" office:date-value="1973-01-11">
            <text:p>11/01/1973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Ágat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4">
            <text:p>4</text:p>
          </table:table-cell>
          <table:table-cell office:value-type="date" office:date-value="1973-01-07">
            <text:p>07/01/1973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stefaní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Asturias</text:p>
          </table:table-cell>
          <table:table-cell office:value-type="float" office:value="0">
            <text:p>0</text:p>
          </table:table-cell>
          <table:table-cell office:value-type="date" office:date-value="1972-12-27">
            <text:p>27/12/1972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Vanes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1">
            <text:p>1</text:p>
          </table:table-cell>
          <table:table-cell office:value-type="date" office:date-value="1972-12-25">
            <text:p>25/12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Noé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3">
            <text:p>3</text:p>
          </table:table-cell>
          <table:table-cell office:value-type="date" office:date-value="1972-12-20">
            <text:p>20/12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irs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5">
            <text:p>5</text:p>
          </table:table-cell>
          <table:table-cell office:value-type="date" office:date-value="1972-12-12">
            <text:p>12/12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uli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office:value-type="date" office:date-value="1972-12-07">
            <text:p>07/12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imón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0">
            <text:p>0</text:p>
          </table:table-cell>
          <table:table-cell office:value-type="date" office:date-value="1972-12-07">
            <text:p>07/12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ascual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2">
            <text:p>2</text:p>
          </table:table-cell>
          <table:table-cell office:value-type="date" office:date-value="1972-12-06">
            <text:p>06/12/1972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ls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Illes Balears</text:p>
          </table:table-cell>
          <table:table-cell office:value-type="float" office:value="1">
            <text:p>1</text:p>
          </table:table-cell>
          <table:table-cell office:value-type="date" office:date-value="1972-12-01">
            <text:p>01/12/1972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Vicente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3">
            <text:p>3</text:p>
          </table:table-cell>
          <table:table-cell office:value-type="date" office:date-value="1972-11-28">
            <text:p>28/11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1">
            <text:p>1</text:p>
          </table:table-cell>
          <table:table-cell office:value-type="date" office:date-value="1972-11-24">
            <text:p>24/11/1972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Galate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4">
            <text:p>4</text:p>
          </table:table-cell>
          <table:table-cell office:value-type="date" office:date-value="1972-11-21">
            <text:p>21/11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í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72-11-07">
            <text:p>07/11/1972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Lí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0">
            <text:p>0</text:p>
          </table:table-cell>
          <table:table-cell office:value-type="date" office:date-value="1972-11-06">
            <text:p>06/11/1972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David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5">
            <text:p>5</text:p>
          </table:table-cell>
          <table:table-cell office:value-type="date" office:date-value="1972-10-27">
            <text:p>27/10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artín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1">
            <text:p>1</text:p>
          </table:table-cell>
          <table:table-cell office:value-type="date" office:date-value="1972-10-23">
            <text:p>23/10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abiol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Badajoz</text:p>
          </table:table-cell>
          <table:table-cell office:value-type="float" office:value="1">
            <text:p>1</text:p>
          </table:table-cell>
          <table:table-cell office:value-type="date" office:date-value="1972-10-22">
            <text:p>22/10/1972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Gustav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2">
            <text:p>2</text:p>
          </table:table-cell>
          <table:table-cell office:value-type="date" office:date-value="1972-10-14">
            <text:p>14/10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or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3">
            <text:p>3</text:p>
          </table:table-cell>
          <table:table-cell office:value-type="date" office:date-value="1972-10-08">
            <text:p>08/10/1972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Humbert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5">
            <text:p>5</text:p>
          </table:table-cell>
          <table:table-cell office:value-type="date" office:date-value="1972-10-06">
            <text:p>06/10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Hilario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1">
            <text:p>1</text:p>
          </table:table-cell>
          <table:table-cell office:value-type="date" office:date-value="1972-10-04">
            <text:p>04/10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idel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5">
            <text:p>5</text:p>
          </table:table-cell>
          <table:table-cell office:value-type="date" office:date-value="1972-09-30">
            <text:p>30/09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Moisés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3">
            <text:p>3</text:p>
          </table:table-cell>
          <table:table-cell office:value-type="date" office:date-value="1972-09-24">
            <text:p>24/09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Pabl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1">
            <text:p>1</text:p>
          </table:table-cell>
          <table:table-cell office:value-type="date" office:date-value="1972-09-23">
            <text:p>23/09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arin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date" office:date-value="1972-09-22">
            <text:p>22/09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Genovev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72-09-21">
            <text:p>21/09/1972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Zoraid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date" office:date-value="1972-09-21">
            <text:p>21/09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atian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5">
            <text:p>5</text:p>
          </table:table-cell>
          <table:table-cell office:value-type="date" office:date-value="1972-09-18">
            <text:p>18/09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or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Barcelona</text:p>
          </table:table-cell>
          <table:table-cell office:value-type="float" office:value="4">
            <text:p>4</text:p>
          </table:table-cell>
          <table:table-cell office:value-type="date" office:date-value="1972-09-15">
            <text:p>15/09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ándid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5">
            <text:p>5</text:p>
          </table:table-cell>
          <table:table-cell office:value-type="date" office:date-value="1972-09-14">
            <text:p>14/09/1972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Rufin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72-09-13">
            <text:p>13/09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Tani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Illes Balears</text:p>
          </table:table-cell>
          <table:table-cell office:value-type="float" office:value="4">
            <text:p>4</text:p>
          </table:table-cell>
          <table:table-cell office:value-type="date" office:date-value="1972-09-12">
            <text:p>12/09/1972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Claudi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1">
            <text:p>1</text:p>
          </table:table-cell>
          <table:table-cell office:value-type="date" office:date-value="1972-09-05">
            <text:p>05/09/1972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Paulin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72-09-03">
            <text:p>03/09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stel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5">
            <text:p>5</text:p>
          </table:table-cell>
          <table:table-cell office:value-type="date" office:date-value="1972-08-23">
            <text:p>23/08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Pí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72-08-20">
            <text:p>20/08/1972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speranz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1">
            <text:p>1</text:p>
          </table:table-cell>
          <table:table-cell office:value-type="date" office:date-value="1972-08-12">
            <text:p>12/08/1972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Mónic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4">
            <text:p>4</text:p>
          </table:table-cell>
          <table:table-cell office:value-type="date" office:date-value="1972-08-10">
            <text:p>10/08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arl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4">
            <text:p>4</text:p>
          </table:table-cell>
          <table:table-cell office:value-type="date" office:date-value="1972-08-10">
            <text:p>10/08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Pura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0">
            <text:p>0</text:p>
          </table:table-cell>
          <table:table-cell office:value-type="date" office:date-value="1972-08-07">
            <text:p>07/08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ubén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4">
            <text:p>4</text:p>
          </table:table-cell>
          <table:table-cell office:value-type="date" office:date-value="1972-07-28">
            <text:p>28/07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Tani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0">
            <text:p>0</text:p>
          </table:table-cell>
          <table:table-cell office:value-type="date" office:date-value="1972-07-28">
            <text:p>28/07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oray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date" office:date-value="1972-07-23">
            <text:p>23/07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Ivana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5">
            <text:p>5</text:p>
          </table:table-cell>
          <table:table-cell office:value-type="date" office:date-value="1972-07-20">
            <text:p>20/07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rnardin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2-07-18">
            <text:p>18/07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elestin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A Coruña</text:p>
          </table:table-cell>
          <table:table-cell office:value-type="float" office:value="1">
            <text:p>1</text:p>
          </table:table-cell>
          <table:table-cell office:value-type="date" office:date-value="1972-06-27">
            <text:p>27/06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Valeri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72-06-26">
            <text:p>26/06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onald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2">
            <text:p>2</text:p>
          </table:table-cell>
          <table:table-cell office:value-type="date" office:date-value="1972-06-23">
            <text:p>23/06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ordeli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0">
            <text:p>0</text:p>
          </table:table-cell>
          <table:table-cell office:value-type="date" office:date-value="1972-06-23">
            <text:p>23/06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aspar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1">
            <text:p>1</text:p>
          </table:table-cell>
          <table:table-cell office:value-type="date" office:date-value="1972-06-05">
            <text:p>05/06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Encarnación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5">
            <text:p>5</text:p>
          </table:table-cell>
          <table:table-cell office:value-type="date" office:date-value="1972-06-04">
            <text:p>04/06/1972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Zulim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72-06-04">
            <text:p>04/06/1972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Sanch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5">
            <text:p>5</text:p>
          </table:table-cell>
          <table:table-cell office:value-type="date" office:date-value="1972-06-01">
            <text:p>01/06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Delmir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4">
            <text:p>4</text:p>
          </table:table-cell>
          <table:table-cell office:value-type="date" office:date-value="1972-05-24">
            <text:p>24/05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dmund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5">
            <text:p>5</text:p>
          </table:table-cell>
          <table:table-cell office:value-type="date" office:date-value="1972-05-22">
            <text:p>22/05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Zacarías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1">
            <text:p>1</text:p>
          </table:table-cell>
          <table:table-cell office:value-type="date" office:date-value="1972-05-21">
            <text:p>21/05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ndrés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5">
            <text:p>5</text:p>
          </table:table-cell>
          <table:table-cell office:value-type="date" office:date-value="1972-05-16">
            <text:p>16/05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Baltasar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72-05-12">
            <text:p>12/05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aqueline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Jaén</text:p>
          </table:table-cell>
          <table:table-cell office:value-type="float" office:value="0">
            <text:p>0</text:p>
          </table:table-cell>
          <table:table-cell office:value-type="date" office:date-value="1972-05-10">
            <text:p>10/05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ndr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2">
            <text:p>2</text:p>
          </table:table-cell>
          <table:table-cell office:value-type="date" office:date-value="1972-05-09">
            <text:p>09/05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ebec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2">
            <text:p>2</text:p>
          </table:table-cell>
          <table:table-cell office:value-type="date" office:date-value="1972-05-08">
            <text:p>08/05/1972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Pilar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4">
            <text:p>4</text:p>
          </table:table-cell>
          <table:table-cell office:value-type="date" office:date-value="1972-05-01">
            <text:p>01/05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roilán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1">
            <text:p>1</text:p>
          </table:table-cell>
          <table:table-cell office:value-type="date" office:date-value="1972-04-26">
            <text:p>26/04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delaid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5">
            <text:p>5</text:p>
          </table:table-cell>
          <table:table-cell office:value-type="date" office:date-value="1972-04-25">
            <text:p>25/04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ermín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0">
            <text:p>0</text:p>
          </table:table-cell>
          <table:table-cell office:value-type="date" office:date-value="1972-04-17">
            <text:p>17/04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Jazmín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72-04-17">
            <text:p>17/04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fredo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5">
            <text:p>5</text:p>
          </table:table-cell>
          <table:table-cell office:value-type="date" office:date-value="1972-04-12">
            <text:p>12/04/1972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Magalí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1">
            <text:p>1</text:p>
          </table:table-cell>
          <table:table-cell office:value-type="date" office:date-value="1972-03-30">
            <text:p>30/03/1972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ol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5">
            <text:p>5</text:p>
          </table:table-cell>
          <table:table-cell office:value-type="date" office:date-value="1972-03-29">
            <text:p>29/03/1972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Frid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4">
            <text:p>4</text:p>
          </table:table-cell>
          <table:table-cell office:value-type="date" office:date-value="1972-03-25">
            <text:p>25/03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Zulima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4">
            <text:p>4</text:p>
          </table:table-cell>
          <table:table-cell office:value-type="date" office:date-value="1972-03-23">
            <text:p>23/03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Marcelin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3">
            <text:p>3</text:p>
          </table:table-cell>
          <table:table-cell office:value-type="date" office:date-value="1972-03-17">
            <text:p>17/03/1972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Catalin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5">
            <text:p>5</text:p>
          </table:table-cell>
          <table:table-cell office:value-type="date" office:date-value="1972-03-13">
            <text:p>13/03/1972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Hipólit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5">
            <text:p>5</text:p>
          </table:table-cell>
          <table:table-cell office:value-type="date" office:date-value="1972-03-08">
            <text:p>08/03/1972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Zacarías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0">
            <text:p>0</text:p>
          </table:table-cell>
          <table:table-cell office:value-type="date" office:date-value="1972-03-02">
            <text:p>02/03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lavio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1">
            <text:p>1</text:p>
          </table:table-cell>
          <table:table-cell office:value-type="date" office:date-value="1972-02-27">
            <text:p>27/02/1972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Matías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4">
            <text:p>4</text:p>
          </table:table-cell>
          <table:table-cell office:value-type="date" office:date-value="1972-02-25">
            <text:p>25/02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imote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0">
            <text:p>0</text:p>
          </table:table-cell>
          <table:table-cell office:value-type="date" office:date-value="1972-02-24">
            <text:p>24/02/1972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Patrici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La Rioja</text:p>
          </table:table-cell>
          <table:table-cell office:value-type="float" office:value="5">
            <text:p>5</text:p>
          </table:table-cell>
          <table:table-cell office:value-type="date" office:date-value="1972-02-14">
            <text:p>14/02/1972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Adolf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0">
            <text:p>0</text:p>
          </table:table-cell>
          <table:table-cell office:value-type="date" office:date-value="1972-02-12">
            <text:p>12/02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rmando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2">
            <text:p>2</text:p>
          </table:table-cell>
          <table:table-cell office:value-type="date" office:date-value="1972-02-10">
            <text:p>10/02/1972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uan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3">
            <text:p>3</text:p>
          </table:table-cell>
          <table:table-cell office:value-type="date" office:date-value="1972-02-05">
            <text:p>05/02/1972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Zulem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2">
            <text:p>2</text:p>
          </table:table-cell>
          <table:table-cell office:value-type="date" office:date-value="1972-01-29">
            <text:p>29/01/1972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Dian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72-01-23">
            <text:p>23/01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Dan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2">
            <text:p>2</text:p>
          </table:table-cell>
          <table:table-cell office:value-type="date" office:date-value="1972-01-23">
            <text:p>23/01/1972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Paz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72-01-07">
            <text:p>07/01/1972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Iván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72-01-03">
            <text:p>03/01/1972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Ernesto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3">
            <text:p>3</text:p>
          </table:table-cell>
          <table:table-cell office:value-type="date" office:date-value="1971-12-29">
            <text:p>29/12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rid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3">
            <text:p>3</text:p>
          </table:table-cell>
          <table:table-cell office:value-type="date" office:date-value="1971-12-26">
            <text:p>26/12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delaid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4">
            <text:p>4</text:p>
          </table:table-cell>
          <table:table-cell office:value-type="date" office:date-value="1971-12-12">
            <text:p>12/12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Sancho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5">
            <text:p>5</text:p>
          </table:table-cell>
          <table:table-cell office:value-type="date" office:date-value="1971-12-12">
            <text:p>12/12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avier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date" office:date-value="1971-12-07">
            <text:p>07/12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ndrés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2">
            <text:p>2</text:p>
          </table:table-cell>
          <table:table-cell office:value-type="date" office:date-value="1971-12-06">
            <text:p>06/12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Miguel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5">
            <text:p>5</text:p>
          </table:table-cell>
          <table:table-cell office:value-type="date" office:date-value="1971-12-03">
            <text:p>03/12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laudi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4">
            <text:p>4</text:p>
          </table:table-cell>
          <table:table-cell office:value-type="date" office:date-value="1971-11-28">
            <text:p>28/11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omeo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Ávila</text:p>
          </table:table-cell>
          <table:table-cell office:value-type="float" office:value="4">
            <text:p>4</text:p>
          </table:table-cell>
          <table:table-cell office:value-type="date" office:date-value="1971-11-22">
            <text:p>22/11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anny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3">
            <text:p>3</text:p>
          </table:table-cell>
          <table:table-cell office:value-type="date" office:date-value="1971-11-21">
            <text:p>21/11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az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5">
            <text:p>5</text:p>
          </table:table-cell>
          <table:table-cell office:value-type="date" office:date-value="1971-11-20">
            <text:p>20/11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Beltrán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0">
            <text:p>0</text:p>
          </table:table-cell>
          <table:table-cell office:value-type="date" office:date-value="1971-11-20">
            <text:p>20/11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Ángeles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A Coruña</text:p>
          </table:table-cell>
          <table:table-cell office:value-type="float" office:value="1">
            <text:p>1</text:p>
          </table:table-cell>
          <table:table-cell office:value-type="date" office:date-value="1971-11-04">
            <text:p>04/11/1971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mand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2">
            <text:p>2</text:p>
          </table:table-cell>
          <table:table-cell office:value-type="date" office:date-value="1971-11-01">
            <text:p>01/11/1971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Imanol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2">
            <text:p>2</text:p>
          </table:table-cell>
          <table:table-cell office:value-type="date" office:date-value="1971-10-29">
            <text:p>29/10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lías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4">
            <text:p>4</text:p>
          </table:table-cell>
          <table:table-cell office:value-type="date" office:date-value="1971-10-28">
            <text:p>28/10/1971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Mauro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Las Palmas</text:p>
          </table:table-cell>
          <table:table-cell office:value-type="float" office:value="4">
            <text:p>4</text:p>
          </table:table-cell>
          <table:table-cell office:value-type="date" office:date-value="1971-10-12">
            <text:p>12/10/1971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Santiag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0">
            <text:p>0</text:p>
          </table:table-cell>
          <table:table-cell office:value-type="date" office:date-value="1971-09-24">
            <text:p>24/09/1971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Godofredo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4">
            <text:p>4</text:p>
          </table:table-cell>
          <table:table-cell office:value-type="date" office:date-value="1971-09-20">
            <text:p>20/09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elso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3">
            <text:p>3</text:p>
          </table:table-cell>
          <table:table-cell office:value-type="date" office:date-value="1971-09-19">
            <text:p>19/09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nás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3">
            <text:p>3</text:p>
          </table:table-cell>
          <table:table-cell office:value-type="date" office:date-value="1971-09-16">
            <text:p>16/09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ntoni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5">
            <text:p>5</text:p>
          </table:table-cell>
          <table:table-cell office:value-type="date" office:date-value="1971-09-12">
            <text:p>12/09/1971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Imanol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4">
            <text:p>4</text:p>
          </table:table-cell>
          <table:table-cell office:value-type="date" office:date-value="1971-09-12">
            <text:p>12/09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71-09-12">
            <text:p>12/09/1971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Jair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2">
            <text:p>2</text:p>
          </table:table-cell>
          <table:table-cell office:value-type="date" office:date-value="1971-08-30">
            <text:p>30/08/1971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Dor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3">
            <text:p>3</text:p>
          </table:table-cell>
          <table:table-cell office:value-type="date" office:date-value="1971-08-20">
            <text:p>20/08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Higini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0">
            <text:p>0</text:p>
          </table:table-cell>
          <table:table-cell office:value-type="date" office:date-value="1971-08-16">
            <text:p>16/08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elipe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Valencia</text:p>
          </table:table-cell>
          <table:table-cell office:value-type="float" office:value="1">
            <text:p>1</text:p>
          </table:table-cell>
          <table:table-cell office:value-type="date" office:date-value="1971-08-16">
            <text:p>16/08/1971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Rogeli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5">
            <text:p>5</text:p>
          </table:table-cell>
          <table:table-cell office:value-type="date" office:date-value="1971-08-10">
            <text:p>10/08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salí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3">
            <text:p>3</text:p>
          </table:table-cell>
          <table:table-cell office:value-type="date" office:date-value="1971-08-08">
            <text:p>08/08/1971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Rebec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Ourense</text:p>
          </table:table-cell>
          <table:table-cell office:value-type="float" office:value="4">
            <text:p>4</text:p>
          </table:table-cell>
          <table:table-cell office:value-type="date" office:date-value="1971-08-07">
            <text:p>07/08/1971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Ángel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2">
            <text:p>2</text:p>
          </table:table-cell>
          <table:table-cell office:value-type="date" office:date-value="1971-07-24">
            <text:p>24/07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Piedad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2">
            <text:p>2</text:p>
          </table:table-cell>
          <table:table-cell office:value-type="date" office:date-value="1971-07-21">
            <text:p>21/07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in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0">
            <text:p>0</text:p>
          </table:table-cell>
          <table:table-cell office:value-type="date" office:date-value="1971-07-16">
            <text:p>16/07/1971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Eufemi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5">
            <text:p>5</text:p>
          </table:table-cell>
          <table:table-cell office:value-type="date" office:date-value="1971-07-15">
            <text:p>15/07/1971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Tobías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71-07-06">
            <text:p>06/07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Román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4">
            <text:p>4</text:p>
          </table:table-cell>
          <table:table-cell office:value-type="date" office:date-value="1971-07-01">
            <text:p>01/07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Anastasia</text:p>
          </table:table-cell>
          <table:table-cell office:value-type="string">
            <text:p>Fernánd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0">
            <text:p>0</text:p>
          </table:table-cell>
          <table:table-cell office:value-type="date" office:date-value="1971-06-27">
            <text:p>27/06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nastasio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0">
            <text:p>0</text:p>
          </table:table-cell>
          <table:table-cell office:value-type="date" office:date-value="1971-06-27">
            <text:p>27/06/1971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Sandr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2">
            <text:p>2</text:p>
          </table:table-cell>
          <table:table-cell office:value-type="date" office:date-value="1971-06-22">
            <text:p>22/06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asimir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1-06-15">
            <text:p>15/06/1971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David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0">
            <text:p>0</text:p>
          </table:table-cell>
          <table:table-cell office:value-type="date" office:date-value="1971-06-13">
            <text:p>13/06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Valeri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5">
            <text:p>5</text:p>
          </table:table-cell>
          <table:table-cell office:value-type="date" office:date-value="1971-06-07">
            <text:p>07/06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ustinian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5">
            <text:p>5</text:p>
          </table:table-cell>
          <table:table-cell office:value-type="date" office:date-value="1971-06-03">
            <text:p>03/06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nás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71-06-02">
            <text:p>02/06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vangelina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4">
            <text:p>4</text:p>
          </table:table-cell>
          <table:table-cell office:value-type="date" office:date-value="1971-06-01">
            <text:p>01/06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ugust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Valencia</text:p>
          </table:table-cell>
          <table:table-cell office:value-type="float" office:value="0">
            <text:p>0</text:p>
          </table:table-cell>
          <table:table-cell office:value-type="date" office:date-value="1971-05-24">
            <text:p>24/05/1971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Priscil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71-05-24">
            <text:p>24/05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may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3">
            <text:p>3</text:p>
          </table:table-cell>
          <table:table-cell office:value-type="date" office:date-value="1971-05-21">
            <text:p>21/05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Fanny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5">
            <text:p>5</text:p>
          </table:table-cell>
          <table:table-cell office:value-type="date" office:date-value="1971-05-11">
            <text:p>11/05/1971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Héctor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0">
            <text:p>0</text:p>
          </table:table-cell>
          <table:table-cell office:value-type="date" office:date-value="1971-05-09">
            <text:p>09/05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Samuel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2">
            <text:p>2</text:p>
          </table:table-cell>
          <table:table-cell office:value-type="date" office:date-value="1971-05-07">
            <text:p>07/05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Victorian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4">
            <text:p>4</text:p>
          </table:table-cell>
          <table:table-cell office:value-type="date" office:date-value="1971-04-25">
            <text:p>25/04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Marcos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Ávila</text:p>
          </table:table-cell>
          <table:table-cell office:value-type="float" office:value="0">
            <text:p>0</text:p>
          </table:table-cell>
          <table:table-cell office:value-type="date" office:date-value="1971-04-15">
            <text:p>15/04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amón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Las Palmas</text:p>
          </table:table-cell>
          <table:table-cell office:value-type="float" office:value="1">
            <text:p>1</text:p>
          </table:table-cell>
          <table:table-cell office:value-type="date" office:date-value="1971-04-11">
            <text:p>11/04/1971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5">
            <text:p>5</text:p>
          </table:table-cell>
          <table:table-cell office:value-type="date" office:date-value="1971-04-10">
            <text:p>10/04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Omar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0">
            <text:p>0</text:p>
          </table:table-cell>
          <table:table-cell office:value-type="date" office:date-value="1971-04-08">
            <text:p>08/04/1971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Cristóbal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4">
            <text:p>4</text:p>
          </table:table-cell>
          <table:table-cell office:value-type="date" office:date-value="1971-04-07">
            <text:p>07/04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Óliver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0">
            <text:p>0</text:p>
          </table:table-cell>
          <table:table-cell office:value-type="date" office:date-value="1971-04-03">
            <text:p>03/04/1971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nastasi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71-03-23">
            <text:p>23/03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uclides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0">
            <text:p>0</text:p>
          </table:table-cell>
          <table:table-cell office:value-type="date" office:date-value="1971-03-22">
            <text:p>22/03/1971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úl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1">
            <text:p>1</text:p>
          </table:table-cell>
          <table:table-cell office:value-type="date" office:date-value="1971-03-02">
            <text:p>02/03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Yoland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2">
            <text:p>2</text:p>
          </table:table-cell>
          <table:table-cell office:value-type="date" office:date-value="1971-03-02">
            <text:p>02/03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eli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0">
            <text:p>0</text:p>
          </table:table-cell>
          <table:table-cell office:value-type="date" office:date-value="1971-03-01">
            <text:p>01/03/1971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Ángel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3">
            <text:p>3</text:p>
          </table:table-cell>
          <table:table-cell office:value-type="date" office:date-value="1971-02-28">
            <text:p>28/02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fred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0">
            <text:p>0</text:p>
          </table:table-cell>
          <table:table-cell office:value-type="date" office:date-value="1971-02-28">
            <text:p>28/02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sef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71-02-26">
            <text:p>26/02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í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1">
            <text:p>1</text:p>
          </table:table-cell>
          <table:table-cell office:value-type="date" office:date-value="1971-02-25">
            <text:p>25/02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Renat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Navarra</text:p>
          </table:table-cell>
          <table:table-cell office:value-type="float" office:value="5">
            <text:p>5</text:p>
          </table:table-cell>
          <table:table-cell office:value-type="date" office:date-value="1971-02-15">
            <text:p>15/02/1971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Jonás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71-02-03">
            <text:p>03/02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egin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71-01-27">
            <text:p>27/01/1971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Jazmín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5">
            <text:p>5</text:p>
          </table:table-cell>
          <table:table-cell office:value-type="date" office:date-value="1971-01-24">
            <text:p>24/01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Sar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  <table:table-cell office:value-type="date" office:date-value="1971-01-19">
            <text:p>19/01/1971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Ramiro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1">
            <text:p>1</text:p>
          </table:table-cell>
          <table:table-cell office:value-type="date" office:date-value="1971-01-17">
            <text:p>17/01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enélope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Badajoz</text:p>
          </table:table-cell>
          <table:table-cell office:value-type="float" office:value="3">
            <text:p>3</text:p>
          </table:table-cell>
          <table:table-cell office:value-type="date" office:date-value="1971-01-10">
            <text:p>10/01/1971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Indalecio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5">
            <text:p>5</text:p>
          </table:table-cell>
          <table:table-cell office:value-type="date" office:date-value="1971-01-09">
            <text:p>09/01/1971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Nélid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1">
            <text:p>1</text:p>
          </table:table-cell>
          <table:table-cell office:value-type="date" office:date-value="1971-01-02">
            <text:p>02/01/1971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aqueline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2">
            <text:p>2</text:p>
          </table:table-cell>
          <table:table-cell office:value-type="date" office:date-value="1970-12-27">
            <text:p>27/12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Vicente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1">
            <text:p>1</text:p>
          </table:table-cell>
          <table:table-cell office:value-type="date" office:date-value="1970-12-27">
            <text:p>27/12/1970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Hernán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0">
            <text:p>0</text:p>
          </table:table-cell>
          <table:table-cell office:value-type="date" office:date-value="1970-12-27">
            <text:p>27/12/1970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Humbert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1">
            <text:p>1</text:p>
          </table:table-cell>
          <table:table-cell office:value-type="date" office:date-value="1970-12-25">
            <text:p>25/12/1970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Just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1">
            <text:p>1</text:p>
          </table:table-cell>
          <table:table-cell office:value-type="date" office:date-value="1970-12-23">
            <text:p>23/12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dán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Málaga</text:p>
          </table:table-cell>
          <table:table-cell office:value-type="float" office:value="1">
            <text:p>1</text:p>
          </table:table-cell>
          <table:table-cell office:value-type="date" office:date-value="1970-12-19">
            <text:p>19/12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ntiag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Málaga</text:p>
          </table:table-cell>
          <table:table-cell office:value-type="float" office:value="2">
            <text:p>2</text:p>
          </table:table-cell>
          <table:table-cell office:value-type="date" office:date-value="1970-12-19">
            <text:p>19/12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enito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  <table:table-cell office:value-type="date" office:date-value="1970-12-17">
            <text:p>17/12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Gerard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70-12-09">
            <text:p>09/12/1970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Marian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  <table:table-cell office:value-type="date" office:date-value="1970-12-08">
            <text:p>08/12/1970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Víctor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1">
            <text:p>1</text:p>
          </table:table-cell>
          <table:table-cell office:value-type="date" office:date-value="1970-12-04">
            <text:p>04/12/1970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Cristóbal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0">
            <text:p>0</text:p>
          </table:table-cell>
          <table:table-cell office:value-type="date" office:date-value="1970-12-01">
            <text:p>01/12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inar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4">
            <text:p>4</text:p>
          </table:table-cell>
          <table:table-cell office:value-type="date" office:date-value="1970-11-24">
            <text:p>24/11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ustinian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3">
            <text:p>3</text:p>
          </table:table-cell>
          <table:table-cell office:value-type="date" office:date-value="1970-11-19">
            <text:p>19/11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braham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5">
            <text:p>5</text:p>
          </table:table-cell>
          <table:table-cell office:value-type="date" office:date-value="1970-11-16">
            <text:p>16/11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lías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70-11-11">
            <text:p>11/11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Imanol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5">
            <text:p>5</text:p>
          </table:table-cell>
          <table:table-cell office:value-type="date" office:date-value="1970-11-04">
            <text:p>04/11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Socorro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3">
            <text:p>3</text:p>
          </table:table-cell>
          <table:table-cell office:value-type="date" office:date-value="1970-11-03">
            <text:p>03/11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or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5">
            <text:p>5</text:p>
          </table:table-cell>
          <table:table-cell office:value-type="date" office:date-value="1970-10-21">
            <text:p>21/10/1970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Emili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2">
            <text:p>2</text:p>
          </table:table-cell>
          <table:table-cell office:value-type="date" office:date-value="1970-10-19">
            <text:p>19/10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Ágat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Alicante</text:p>
          </table:table-cell>
          <table:table-cell office:value-type="float" office:value="5">
            <text:p>5</text:p>
          </table:table-cell>
          <table:table-cell office:value-type="date" office:date-value="1970-10-19">
            <text:p>19/10/1970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Rufin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5">
            <text:p>5</text:p>
          </table:table-cell>
          <table:table-cell office:value-type="date" office:date-value="1970-10-07">
            <text:p>07/10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ici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0-10-06">
            <text:p>06/10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ufemi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5">
            <text:p>5</text:p>
          </table:table-cell>
          <table:table-cell office:value-type="date" office:date-value="1970-10-05">
            <text:p>05/10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orge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2">
            <text:p>2</text:p>
          </table:table-cell>
          <table:table-cell office:value-type="date" office:date-value="1970-09-30">
            <text:p>30/09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aximilian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4">
            <text:p>4</text:p>
          </table:table-cell>
          <table:table-cell office:value-type="date" office:date-value="1970-09-29">
            <text:p>29/09/1970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Rosend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0">
            <text:p>0</text:p>
          </table:table-cell>
          <table:table-cell office:value-type="date" office:date-value="1970-09-29">
            <text:p>29/09/1970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Amay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5">
            <text:p>5</text:p>
          </table:table-cell>
          <table:table-cell office:value-type="date" office:date-value="1970-09-27">
            <text:p>27/09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ici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5">
            <text:p>5</text:p>
          </table:table-cell>
          <table:table-cell office:value-type="date" office:date-value="1970-09-23">
            <text:p>23/09/1970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Cristian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70-09-13">
            <text:p>13/09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Gabriel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4">
            <text:p>4</text:p>
          </table:table-cell>
          <table:table-cell office:value-type="date" office:date-value="1970-08-23">
            <text:p>23/08/1970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Cayetan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0">
            <text:p>0</text:p>
          </table:table-cell>
          <table:table-cell office:value-type="date" office:date-value="1970-08-22">
            <text:p>22/08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ngelin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4">
            <text:p>4</text:p>
          </table:table-cell>
          <table:table-cell office:value-type="date" office:date-value="1970-08-17">
            <text:p>17/08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ermín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5">
            <text:p>5</text:p>
          </table:table-cell>
          <table:table-cell office:value-type="date" office:date-value="1970-08-15">
            <text:p>15/08/1970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bril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70-08-13">
            <text:p>13/08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elipe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Navarra</text:p>
          </table:table-cell>
          <table:table-cell office:value-type="float" office:value="5">
            <text:p>5</text:p>
          </table:table-cell>
          <table:table-cell office:value-type="date" office:date-value="1970-08-09">
            <text:p>09/08/1970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Jacinto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Granada</text:p>
          </table:table-cell>
          <table:table-cell office:value-type="float" office:value="2">
            <text:p>2</text:p>
          </table:table-cell>
          <table:table-cell office:value-type="date" office:date-value="1970-08-01">
            <text:p>01/08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Zulem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0-07-31">
            <text:p>31/07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braham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3">
            <text:p>3</text:p>
          </table:table-cell>
          <table:table-cell office:value-type="date" office:date-value="1970-07-28">
            <text:p>28/07/1970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Felipe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2">
            <text:p>2</text:p>
          </table:table-cell>
          <table:table-cell office:value-type="date" office:date-value="1970-07-24">
            <text:p>24/07/1970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José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1">
            <text:p>1</text:p>
          </table:table-cell>
          <table:table-cell office:value-type="date" office:date-value="1970-07-17">
            <text:p>17/07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Dian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2">
            <text:p>2</text:p>
          </table:table-cell>
          <table:table-cell office:value-type="date" office:date-value="1970-07-16">
            <text:p>16/07/1970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Ángeles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70-07-15">
            <text:p>15/07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Ofeli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3">
            <text:p>3</text:p>
          </table:table-cell>
          <table:table-cell office:value-type="date" office:date-value="1970-07-11">
            <text:p>11/07/1970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Dan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0">
            <text:p>0</text:p>
          </table:table-cell>
          <table:table-cell office:value-type="date" office:date-value="1970-07-10">
            <text:p>10/07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emedios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Alicante</text:p>
          </table:table-cell>
          <table:table-cell office:value-type="float" office:value="5">
            <text:p>5</text:p>
          </table:table-cell>
          <table:table-cell office:value-type="date" office:date-value="1970-07-09">
            <text:p>09/07/1970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Simeón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0">
            <text:p>0</text:p>
          </table:table-cell>
          <table:table-cell office:value-type="date" office:date-value="1970-07-06">
            <text:p>06/07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mm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2">
            <text:p>2</text:p>
          </table:table-cell>
          <table:table-cell office:value-type="date" office:date-value="1970-07-02">
            <text:p>02/07/1970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Rufin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1">
            <text:p>1</text:p>
          </table:table-cell>
          <table:table-cell office:value-type="date" office:date-value="1970-06-24">
            <text:p>24/06/1970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Urban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2">
            <text:p>2</text:p>
          </table:table-cell>
          <table:table-cell office:value-type="date" office:date-value="1970-06-18">
            <text:p>18/06/1970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Joaquín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Navarra</text:p>
          </table:table-cell>
          <table:table-cell office:value-type="float" office:value="4">
            <text:p>4</text:p>
          </table:table-cell>
          <table:table-cell office:value-type="date" office:date-value="1970-06-15">
            <text:p>15/06/1970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Yoland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2">
            <text:p>2</text:p>
          </table:table-cell>
          <table:table-cell office:value-type="date" office:date-value="1970-06-11">
            <text:p>11/06/1970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Bernardo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70-06-07">
            <text:p>07/06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asild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Málaga</text:p>
          </table:table-cell>
          <table:table-cell office:value-type="float" office:value="1">
            <text:p>1</text:p>
          </table:table-cell>
          <table:table-cell office:value-type="date" office:date-value="1970-06-06">
            <text:p>06/06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arlos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Las Palmas</text:p>
          </table:table-cell>
          <table:table-cell office:value-type="float" office:value="5">
            <text:p>5</text:p>
          </table:table-cell>
          <table:table-cell office:value-type="date" office:date-value="1970-06-05">
            <text:p>05/06/1970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4">
            <text:p>4</text:p>
          </table:table-cell>
          <table:table-cell office:value-type="date" office:date-value="1970-06-03">
            <text:p>03/06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drian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70-05-29">
            <text:p>29/05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átim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70-05-25">
            <text:p>25/05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Delmir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2">
            <text:p>2</text:p>
          </table:table-cell>
          <table:table-cell office:value-type="date" office:date-value="1970-05-23">
            <text:p>23/05/1970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Florián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2">
            <text:p>2</text:p>
          </table:table-cell>
          <table:table-cell office:value-type="date" office:date-value="1970-05-19">
            <text:p>19/05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aime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Las Palmas</text:p>
          </table:table-cell>
          <table:table-cell office:value-type="float" office:value="5">
            <text:p>5</text:p>
          </table:table-cell>
          <table:table-cell office:value-type="date" office:date-value="1970-05-18">
            <text:p>18/05/1970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Asturias</text:p>
          </table:table-cell>
          <table:table-cell office:value-type="float" office:value="0">
            <text:p>0</text:p>
          </table:table-cell>
          <table:table-cell office:value-type="date" office:date-value="1970-05-15">
            <text:p>15/05/1970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Piedad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office:value-type="date" office:date-value="1970-05-11">
            <text:p>11/05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Elen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4">
            <text:p>4</text:p>
          </table:table-cell>
          <table:table-cell office:value-type="date" office:date-value="1970-05-08">
            <text:p>08/05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uis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  <table:table-cell office:value-type="date" office:date-value="1970-05-04">
            <text:p>04/05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onald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70-04-26">
            <text:p>26/04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las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2">
            <text:p>2</text:p>
          </table:table-cell>
          <table:table-cell office:value-type="date" office:date-value="1970-04-21">
            <text:p>21/04/1970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ianc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4">
            <text:p>4</text:p>
          </table:table-cell>
          <table:table-cell office:value-type="date" office:date-value="1970-04-15">
            <text:p>15/04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lavio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Granada</text:p>
          </table:table-cell>
          <table:table-cell office:value-type="float" office:value="4">
            <text:p>4</text:p>
          </table:table-cell>
          <table:table-cell office:value-type="date" office:date-value="1970-04-05">
            <text:p>05/04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osefin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3">
            <text:p>3</text:p>
          </table:table-cell>
          <table:table-cell office:value-type="date" office:date-value="1970-04-04">
            <text:p>04/04/1970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Helen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0">
            <text:p>0</text:p>
          </table:table-cell>
          <table:table-cell office:value-type="date" office:date-value="1970-03-30">
            <text:p>30/03/1970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Imeld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5">
            <text:p>5</text:p>
          </table:table-cell>
          <table:table-cell office:value-type="date" office:date-value="1970-03-18">
            <text:p>18/03/1970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Gaspar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5">
            <text:p>5</text:p>
          </table:table-cell>
          <table:table-cell office:value-type="date" office:date-value="1970-03-10">
            <text:p>10/03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icard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70-03-09">
            <text:p>09/03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Rodrig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1">
            <text:p>1</text:p>
          </table:table-cell>
          <table:table-cell office:value-type="date" office:date-value="1970-03-09">
            <text:p>09/03/1970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Cosme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70-03-03">
            <text:p>03/03/1970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Susan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4">
            <text:p>4</text:p>
          </table:table-cell>
          <table:table-cell office:value-type="date" office:date-value="1970-03-03">
            <text:p>03/03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ulali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  <table:table-cell office:value-type="date" office:date-value="1970-02-25">
            <text:p>25/02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Mate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3">
            <text:p>3</text:p>
          </table:table-cell>
          <table:table-cell office:value-type="date" office:date-value="1970-02-22">
            <text:p>22/02/1970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Ofeli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5">
            <text:p>5</text:p>
          </table:table-cell>
          <table:table-cell office:value-type="date" office:date-value="1970-02-09">
            <text:p>09/02/1970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Eufemi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5">
            <text:p>5</text:p>
          </table:table-cell>
          <table:table-cell office:value-type="date" office:date-value="1970-02-05">
            <text:p>05/02/1970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Eusebi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1">
            <text:p>1</text:p>
          </table:table-cell>
          <table:table-cell office:value-type="date" office:date-value="1970-02-05">
            <text:p>05/02/1970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lmuden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4">
            <text:p>4</text:p>
          </table:table-cell>
          <table:table-cell office:value-type="date" office:date-value="1970-01-17">
            <text:p>17/01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ándido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Málaga</text:p>
          </table:table-cell>
          <table:table-cell office:value-type="float" office:value="5">
            <text:p>5</text:p>
          </table:table-cell>
          <table:table-cell office:value-type="date" office:date-value="1970-01-16">
            <text:p>16/01/1970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eonor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4">
            <text:p>4</text:p>
          </table:table-cell>
          <table:table-cell office:value-type="date" office:date-value="1970-01-12">
            <text:p>12/01/1970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Erasm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1">
            <text:p>1</text:p>
          </table:table-cell>
          <table:table-cell office:value-type="date" office:date-value="1970-01-12">
            <text:p>12/01/1970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lfredo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2">
            <text:p>2</text:p>
          </table:table-cell>
          <table:table-cell office:value-type="date" office:date-value="1970-01-08">
            <text:p>08/01/1970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Teófil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5">
            <text:p>5</text:p>
          </table:table-cell>
          <table:table-cell office:value-type="date" office:date-value="1970-01-08">
            <text:p>08/01/1970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v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69-12-29">
            <text:p>29/12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aimund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1">
            <text:p>1</text:p>
          </table:table-cell>
          <table:table-cell office:value-type="date" office:date-value="1969-12-26">
            <text:p>26/12/1969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Dolores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0">
            <text:p>0</text:p>
          </table:table-cell>
          <table:table-cell office:value-type="date" office:date-value="1969-12-24">
            <text:p>24/12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ngustias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69-12-22">
            <text:p>22/12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ayetano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5">
            <text:p>5</text:p>
          </table:table-cell>
          <table:table-cell office:value-type="date" office:date-value="1969-12-22">
            <text:p>22/12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ilberto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0">
            <text:p>0</text:p>
          </table:table-cell>
          <table:table-cell office:value-type="date" office:date-value="1969-12-08">
            <text:p>08/12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ugust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3">
            <text:p>3</text:p>
          </table:table-cell>
          <table:table-cell office:value-type="date" office:date-value="1969-12-02">
            <text:p>02/12/1969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Guillerm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Asturias</text:p>
          </table:table-cell>
          <table:table-cell office:value-type="float" office:value="0">
            <text:p>0</text:p>
          </table:table-cell>
          <table:table-cell office:value-type="date" office:date-value="1969-11-30">
            <text:p>30/11/1969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Ágat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2">
            <text:p>2</text:p>
          </table:table-cell>
          <table:table-cell office:value-type="date" office:date-value="1969-11-26">
            <text:p>26/11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Aquilino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69-11-07">
            <text:p>07/11/1969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Cristóbal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0">
            <text:p>0</text:p>
          </table:table-cell>
          <table:table-cell office:value-type="date" office:date-value="1969-10-28">
            <text:p>28/10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ónic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date" office:date-value="1969-10-27">
            <text:p>27/10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enélope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1">
            <text:p>1</text:p>
          </table:table-cell>
          <table:table-cell office:value-type="date" office:date-value="1969-10-25">
            <text:p>25/10/1969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Wenceslao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0">
            <text:p>0</text:p>
          </table:table-cell>
          <table:table-cell office:value-type="date" office:date-value="1969-10-25">
            <text:p>25/10/1969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Teófil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3">
            <text:p>3</text:p>
          </table:table-cell>
          <table:table-cell office:value-type="date" office:date-value="1969-10-24">
            <text:p>24/10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Dan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69-10-21">
            <text:p>21/10/1969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Maximilian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4">
            <text:p>4</text:p>
          </table:table-cell>
          <table:table-cell office:value-type="date" office:date-value="1969-10-08">
            <text:p>08/10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ernand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69-10-04">
            <text:p>04/10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Isabel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4">
            <text:p>4</text:p>
          </table:table-cell>
          <table:table-cell office:value-type="date" office:date-value="1969-09-30">
            <text:p>30/09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Gilbert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4">
            <text:p>4</text:p>
          </table:table-cell>
          <table:table-cell office:value-type="date" office:date-value="1969-09-21">
            <text:p>21/09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armen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3">
            <text:p>3</text:p>
          </table:table-cell>
          <table:table-cell office:value-type="date" office:date-value="1969-09-15">
            <text:p>15/09/1969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Calixt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2">
            <text:p>2</text:p>
          </table:table-cell>
          <table:table-cell office:value-type="date" office:date-value="1969-09-14">
            <text:p>14/09/1969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Indaleci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4">
            <text:p>4</text:p>
          </table:table-cell>
          <table:table-cell office:value-type="date" office:date-value="1969-09-08">
            <text:p>08/09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Belind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Melilla</text:p>
          </table:table-cell>
          <table:table-cell office:value-type="float" office:value="2">
            <text:p>2</text:p>
          </table:table-cell>
          <table:table-cell office:value-type="date" office:date-value="1969-09-01">
            <text:p>01/09/1969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Mina</text:p>
          </table:table-cell>
          <table:table-cell office:value-type="string">
            <text:p>Gil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2">
            <text:p>2</text:p>
          </table:table-cell>
          <table:table-cell office:value-type="date" office:date-value="1969-08-29">
            <text:p>29/08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erardo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0">
            <text:p>0</text:p>
          </table:table-cell>
          <table:table-cell office:value-type="date" office:date-value="1969-08-25">
            <text:p>25/08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Jesús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0">
            <text:p>0</text:p>
          </table:table-cell>
          <table:table-cell office:value-type="date" office:date-value="1969-08-23">
            <text:p>23/08/1969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Germán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5">
            <text:p>5</text:p>
          </table:table-cell>
          <table:table-cell office:value-type="date" office:date-value="1969-08-07">
            <text:p>07/08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rtur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4">
            <text:p>4</text:p>
          </table:table-cell>
          <table:table-cell office:value-type="date" office:date-value="1969-08-04">
            <text:p>04/08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nastasia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0">
            <text:p>0</text:p>
          </table:table-cell>
          <table:table-cell office:value-type="date" office:date-value="1969-08-03">
            <text:p>03/08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Aarón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5">
            <text:p>5</text:p>
          </table:table-cell>
          <table:table-cell office:value-type="date" office:date-value="1969-08-01">
            <text:p>01/08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laudio</text:p>
          </table:table-cell>
          <table:table-cell office:value-type="string">
            <text:p>Góme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5">
            <text:p>5</text:p>
          </table:table-cell>
          <table:table-cell office:value-type="date" office:date-value="1969-07-24">
            <text:p>24/07/1969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Lind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4">
            <text:p>4</text:p>
          </table:table-cell>
          <table:table-cell office:value-type="date" office:date-value="1969-07-22">
            <text:p>22/07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uan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0">
            <text:p>0</text:p>
          </table:table-cell>
          <table:table-cell office:value-type="date" office:date-value="1969-07-19">
            <text:p>19/07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rnest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3">
            <text:p>3</text:p>
          </table:table-cell>
          <table:table-cell office:value-type="date" office:date-value="1969-07-18">
            <text:p>18/07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fredo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5">
            <text:p>5</text:p>
          </table:table-cell>
          <table:table-cell office:value-type="date" office:date-value="1969-07-07">
            <text:p>07/07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avier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0">
            <text:p>0</text:p>
          </table:table-cell>
          <table:table-cell office:value-type="date" office:date-value="1969-07-04">
            <text:p>04/07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Haydee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69-06-30">
            <text:p>30/06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or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1">
            <text:p>1</text:p>
          </table:table-cell>
          <table:table-cell office:value-type="date" office:date-value="1969-06-28">
            <text:p>28/06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David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  <table:table-cell office:value-type="date" office:date-value="1969-06-25">
            <text:p>25/06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Salomón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4">
            <text:p>4</text:p>
          </table:table-cell>
          <table:table-cell office:value-type="date" office:date-value="1969-06-23">
            <text:p>23/06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que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5">
            <text:p>5</text:p>
          </table:table-cell>
          <table:table-cell office:value-type="date" office:date-value="1969-06-15">
            <text:p>15/06/1969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Fernand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La Rioja</text:p>
          </table:table-cell>
          <table:table-cell office:value-type="float" office:value="4">
            <text:p>4</text:p>
          </table:table-cell>
          <table:table-cell office:value-type="date" office:date-value="1969-06-15">
            <text:p>15/06/1969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Brun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69-06-13">
            <text:p>13/06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gustín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69-06-12">
            <text:p>12/06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acint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4">
            <text:p>4</text:p>
          </table:table-cell>
          <table:table-cell office:value-type="date" office:date-value="1969-06-02">
            <text:p>02/06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Juli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3">
            <text:p>3</text:p>
          </table:table-cell>
          <table:table-cell office:value-type="date" office:date-value="1969-05-28">
            <text:p>28/05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Francisc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69-05-23">
            <text:p>23/05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Joaquín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Ávila</text:p>
          </table:table-cell>
          <table:table-cell office:value-type="float" office:value="5">
            <text:p>5</text:p>
          </table:table-cell>
          <table:table-cell office:value-type="date" office:date-value="1969-05-19">
            <text:p>19/05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arolin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4">
            <text:p>4</text:p>
          </table:table-cell>
          <table:table-cell office:value-type="date" office:date-value="1969-05-09">
            <text:p>09/05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Angustias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2">
            <text:p>2</text:p>
          </table:table-cell>
          <table:table-cell office:value-type="date" office:date-value="1969-05-09">
            <text:p>09/05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ein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0">
            <text:p>0</text:p>
          </table:table-cell>
          <table:table-cell office:value-type="date" office:date-value="1969-04-26">
            <text:p>26/04/1969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Sol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5">
            <text:p>5</text:p>
          </table:table-cell>
          <table:table-cell office:value-type="date" office:date-value="1969-04-20">
            <text:p>20/04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Dian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1">
            <text:p>1</text:p>
          </table:table-cell>
          <table:table-cell office:value-type="date" office:date-value="1969-04-17">
            <text:p>17/04/1969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Salvador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3">
            <text:p>3</text:p>
          </table:table-cell>
          <table:table-cell office:value-type="date" office:date-value="1969-04-10">
            <text:p>10/04/1969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Santiag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69-04-08">
            <text:p>08/04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onori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4">
            <text:p>4</text:p>
          </table:table-cell>
          <table:table-cell office:value-type="date" office:date-value="1969-04-03">
            <text:p>03/04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aquel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5">
            <text:p>5</text:p>
          </table:table-cell>
          <table:table-cell office:value-type="date" office:date-value="1969-03-25">
            <text:p>25/03/1969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Fabián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Navarra</text:p>
          </table:table-cell>
          <table:table-cell office:value-type="float" office:value="3">
            <text:p>3</text:p>
          </table:table-cell>
          <table:table-cell office:value-type="date" office:date-value="1969-03-20">
            <text:p>20/03/1969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Benjamín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Valencia</text:p>
          </table:table-cell>
          <table:table-cell office:value-type="float" office:value="1">
            <text:p>1</text:p>
          </table:table-cell>
          <table:table-cell office:value-type="date" office:date-value="1969-03-12">
            <text:p>12/03/1969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Fátim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5">
            <text:p>5</text:p>
          </table:table-cell>
          <table:table-cell office:value-type="date" office:date-value="1969-03-10">
            <text:p>10/03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Dionisi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5">
            <text:p>5</text:p>
          </table:table-cell>
          <table:table-cell office:value-type="date" office:date-value="1969-03-07">
            <text:p>07/03/1969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Rufino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69-03-03">
            <text:p>03/03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dolf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Ávila</text:p>
          </table:table-cell>
          <table:table-cell office:value-type="float" office:value="0">
            <text:p>0</text:p>
          </table:table-cell>
          <table:table-cell office:value-type="date" office:date-value="1969-02-23">
            <text:p>23/02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ici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4">
            <text:p>4</text:p>
          </table:table-cell>
          <table:table-cell office:value-type="date" office:date-value="1969-02-20">
            <text:p>20/02/1969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Auror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4">
            <text:p>4</text:p>
          </table:table-cell>
          <table:table-cell office:value-type="date" office:date-value="1969-02-19">
            <text:p>19/02/1969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ázar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5">
            <text:p>5</text:p>
          </table:table-cell>
          <table:table-cell office:value-type="date" office:date-value="1969-02-18">
            <text:p>18/02/1969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Juli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2">
            <text:p>2</text:p>
          </table:table-cell>
          <table:table-cell office:value-type="date" office:date-value="1969-02-09">
            <text:p>09/02/1969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Irene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Asturias</text:p>
          </table:table-cell>
          <table:table-cell office:value-type="float" office:value="2">
            <text:p>2</text:p>
          </table:table-cell>
          <table:table-cell office:value-type="date" office:date-value="1969-02-08">
            <text:p>08/02/1969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Tristán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1">
            <text:p>1</text:p>
          </table:table-cell>
          <table:table-cell office:value-type="date" office:date-value="1969-02-03">
            <text:p>03/02/1969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Margarit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4">
            <text:p>4</text:p>
          </table:table-cell>
          <table:table-cell office:value-type="date" office:date-value="1969-01-31">
            <text:p>31/01/1969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or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  <table:table-cell office:value-type="date" office:date-value="1969-01-30">
            <text:p>30/01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Isaías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1">
            <text:p>1</text:p>
          </table:table-cell>
          <table:table-cell office:value-type="date" office:date-value="1969-01-28">
            <text:p>28/01/1969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n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69-01-26">
            <text:p>26/01/1969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in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Asturias</text:p>
          </table:table-cell>
          <table:table-cell office:value-type="float" office:value="4">
            <text:p>4</text:p>
          </table:table-cell>
          <table:table-cell office:value-type="date" office:date-value="1969-01-23">
            <text:p>23/01/1969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Guillerm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69-01-19">
            <text:p>19/01/1969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meli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1">
            <text:p>1</text:p>
          </table:table-cell>
          <table:table-cell office:value-type="date" office:date-value="1969-01-18">
            <text:p>18/01/1969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4">
            <text:p>4</text:p>
          </table:table-cell>
          <table:table-cell office:value-type="date" office:date-value="1969-01-02">
            <text:p>02/01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date" office:date-value="1969-01-02">
            <text:p>02/01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Blanc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5">
            <text:p>5</text:p>
          </table:table-cell>
          <table:table-cell office:value-type="date" office:date-value="1969-01-02">
            <text:p>02/01/1969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José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2">
            <text:p>2</text:p>
          </table:table-cell>
          <table:table-cell office:value-type="date" office:date-value="1968-12-29">
            <text:p>29/12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Néstor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  <table:table-cell office:value-type="date" office:date-value="1968-12-29">
            <text:p>29/12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sefin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0">
            <text:p>0</text:p>
          </table:table-cell>
          <table:table-cell office:value-type="date" office:date-value="1968-12-18">
            <text:p>18/12/1968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lbert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1">
            <text:p>1</text:p>
          </table:table-cell>
          <table:table-cell office:value-type="date" office:date-value="1968-12-18">
            <text:p>18/12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Guillermo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2">
            <text:p>2</text:p>
          </table:table-cell>
          <table:table-cell office:value-type="date" office:date-value="1968-12-16">
            <text:p>16/12/1968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Teófilo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Murcia</text:p>
          </table:table-cell>
          <table:table-cell office:value-type="float" office:value="0">
            <text:p>0</text:p>
          </table:table-cell>
          <table:table-cell office:value-type="date" office:date-value="1968-12-08">
            <text:p>08/12/1968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Cordeli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1">
            <text:p>1</text:p>
          </table:table-cell>
          <table:table-cell office:value-type="date" office:date-value="1968-12-08">
            <text:p>08/12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Eulali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5">
            <text:p>5</text:p>
          </table:table-cell>
          <table:table-cell office:value-type="date" office:date-value="1968-12-07">
            <text:p>07/12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sabel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68-11-30">
            <text:p>30/1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rturo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3">
            <text:p>3</text:p>
          </table:table-cell>
          <table:table-cell office:value-type="date" office:date-value="1968-11-26">
            <text:p>26/11/1968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Bernardina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4">
            <text:p>4</text:p>
          </table:table-cell>
          <table:table-cell office:value-type="date" office:date-value="1968-11-25">
            <text:p>25/11/1968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Aíd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4">
            <text:p>4</text:p>
          </table:table-cell>
          <table:table-cell office:value-type="date" office:date-value="1968-11-19">
            <text:p>19/1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Guillerm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0">
            <text:p>0</text:p>
          </table:table-cell>
          <table:table-cell office:value-type="date" office:date-value="1968-11-14">
            <text:p>14/11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arlos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Valencia</text:p>
          </table:table-cell>
          <table:table-cell office:value-type="float" office:value="1">
            <text:p>1</text:p>
          </table:table-cell>
          <table:table-cell office:value-type="date" office:date-value="1968-11-10">
            <text:p>10/11/1968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Germán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0">
            <text:p>0</text:p>
          </table:table-cell>
          <table:table-cell office:value-type="date" office:date-value="1968-11-09">
            <text:p>09/11/1968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arol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2">
            <text:p>2</text:p>
          </table:table-cell>
          <table:table-cell office:value-type="date" office:date-value="1968-11-06">
            <text:p>06/1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élix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3">
            <text:p>3</text:p>
          </table:table-cell>
          <table:table-cell office:value-type="date" office:date-value="1968-11-04">
            <text:p>04/1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aqueline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0">
            <text:p>0</text:p>
          </table:table-cell>
          <table:table-cell office:value-type="date" office:date-value="1968-10-31">
            <text:p>31/10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sef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Pontevedra</text:p>
          </table:table-cell>
          <table:table-cell office:value-type="float" office:value="2">
            <text:p>2</text:p>
          </table:table-cell>
          <table:table-cell office:value-type="date" office:date-value="1968-10-30">
            <text:p>30/10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Paul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2">
            <text:p>2</text:p>
          </table:table-cell>
          <table:table-cell office:value-type="date" office:date-value="1968-10-30">
            <text:p>30/10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atriz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3">
            <text:p>3</text:p>
          </table:table-cell>
          <table:table-cell office:value-type="date" office:date-value="1968-10-20">
            <text:p>20/10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Fermín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5">
            <text:p>5</text:p>
          </table:table-cell>
          <table:table-cell office:value-type="date" office:date-value="1968-10-18">
            <text:p>18/10/1968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Raimund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0">
            <text:p>0</text:p>
          </table:table-cell>
          <table:table-cell office:value-type="date" office:date-value="1968-10-16">
            <text:p>16/10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rtur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3">
            <text:p>3</text:p>
          </table:table-cell>
          <table:table-cell office:value-type="date" office:date-value="1968-10-13">
            <text:p>13/10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udoxi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2">
            <text:p>2</text:p>
          </table:table-cell>
          <table:table-cell office:value-type="date" office:date-value="1968-10-07">
            <text:p>07/10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me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4">
            <text:p>4</text:p>
          </table:table-cell>
          <table:table-cell office:value-type="date" office:date-value="1968-10-01">
            <text:p>01/10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Judith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0">
            <text:p>0</text:p>
          </table:table-cell>
          <table:table-cell office:value-type="date" office:date-value="1968-09-23">
            <text:p>23/09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riscil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Valladolid</text:p>
          </table:table-cell>
          <table:table-cell office:value-type="float" office:value="2">
            <text:p>2</text:p>
          </table:table-cell>
          <table:table-cell office:value-type="date" office:date-value="1968-09-21">
            <text:p>21/09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drig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5">
            <text:p>5</text:p>
          </table:table-cell>
          <table:table-cell office:value-type="date" office:date-value="1968-09-21">
            <text:p>21/09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Iván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2">
            <text:p>2</text:p>
          </table:table-cell>
          <table:table-cell office:value-type="date" office:date-value="1968-09-11">
            <text:p>11/09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Noé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Las Palmas</text:p>
          </table:table-cell>
          <table:table-cell office:value-type="float" office:value="1">
            <text:p>1</text:p>
          </table:table-cell>
          <table:table-cell office:value-type="date" office:date-value="1968-09-10">
            <text:p>10/09/1968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Caridad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3">
            <text:p>3</text:p>
          </table:table-cell>
          <table:table-cell office:value-type="date" office:date-value="1968-09-09">
            <text:p>09/09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auro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3">
            <text:p>3</text:p>
          </table:table-cell>
          <table:table-cell office:value-type="date" office:date-value="1968-09-06">
            <text:p>06/09/1968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Rubén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2">
            <text:p>2</text:p>
          </table:table-cell>
          <table:table-cell office:value-type="date" office:date-value="1968-09-04">
            <text:p>04/09/1968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Clemente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Asturias</text:p>
          </table:table-cell>
          <table:table-cell office:value-type="float" office:value="0">
            <text:p>0</text:p>
          </table:table-cell>
          <table:table-cell office:value-type="date" office:date-value="1968-09-01">
            <text:p>01/09/1968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Eric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2">
            <text:p>2</text:p>
          </table:table-cell>
          <table:table-cell office:value-type="date" office:date-value="1968-08-19">
            <text:p>19/08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fredo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5">
            <text:p>5</text:p>
          </table:table-cell>
          <table:table-cell office:value-type="date" office:date-value="1968-08-19">
            <text:p>19/08/1968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Genoveva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1">
            <text:p>1</text:p>
          </table:table-cell>
          <table:table-cell office:value-type="date" office:date-value="1968-08-07">
            <text:p>07/08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onatan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4">
            <text:p>4</text:p>
          </table:table-cell>
          <table:table-cell office:value-type="date" office:date-value="1968-08-07">
            <text:p>07/08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laudi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4">
            <text:p>4</text:p>
          </table:table-cell>
          <table:table-cell office:value-type="date" office:date-value="1968-08-06">
            <text:p>06/08/1968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Pabl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0">
            <text:p>0</text:p>
          </table:table-cell>
          <table:table-cell office:value-type="date" office:date-value="1968-08-04">
            <text:p>04/08/1968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Hipólit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0">
            <text:p>0</text:p>
          </table:table-cell>
          <table:table-cell office:value-type="date" office:date-value="1968-07-28">
            <text:p>28/07/1968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Iván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0">
            <text:p>0</text:p>
          </table:table-cell>
          <table:table-cell office:value-type="date" office:date-value="1968-07-28">
            <text:p>28/07/1968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Iris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4">
            <text:p>4</text:p>
          </table:table-cell>
          <table:table-cell office:value-type="date" office:date-value="1968-07-25">
            <text:p>25/07/1968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amil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0">
            <text:p>0</text:p>
          </table:table-cell>
          <table:table-cell office:value-type="date" office:date-value="1968-07-25">
            <text:p>25/07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ufemi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1">
            <text:p>1</text:p>
          </table:table-cell>
          <table:table-cell office:value-type="date" office:date-value="1968-07-23">
            <text:p>23/07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nastasi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68-07-22">
            <text:p>22/07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Faustin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Cantabria</text:p>
          </table:table-cell>
          <table:table-cell office:value-type="float" office:value="4">
            <text:p>4</text:p>
          </table:table-cell>
          <table:table-cell office:value-type="date" office:date-value="1968-07-20">
            <text:p>20/07/1968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Eufrasi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3">
            <text:p>3</text:p>
          </table:table-cell>
          <table:table-cell office:value-type="date" office:date-value="1968-07-20">
            <text:p>20/07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Blanc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68-07-14">
            <text:p>14/07/1968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Griseld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3">
            <text:p>3</text:p>
          </table:table-cell>
          <table:table-cell office:value-type="date" office:date-value="1968-07-12">
            <text:p>12/07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zucen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1">
            <text:p>1</text:p>
          </table:table-cell>
          <table:table-cell office:value-type="date" office:date-value="1968-07-12">
            <text:p>12/07/1968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Manuel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La Rioja</text:p>
          </table:table-cell>
          <table:table-cell office:value-type="float" office:value="0">
            <text:p>0</text:p>
          </table:table-cell>
          <table:table-cell office:value-type="date" office:date-value="1968-07-01">
            <text:p>01/07/1968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Idefonso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2">
            <text:p>2</text:p>
          </table:table-cell>
          <table:table-cell office:value-type="date" office:date-value="1968-06-27">
            <text:p>27/06/1968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Isador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4">
            <text:p>4</text:p>
          </table:table-cell>
          <table:table-cell office:value-type="date" office:date-value="1968-06-23">
            <text:p>23/06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ric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3">
            <text:p>3</text:p>
          </table:table-cell>
          <table:table-cell office:value-type="date" office:date-value="1968-06-23">
            <text:p>23/06/1968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Angélic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68-06-22">
            <text:p>22/06/1968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Jacint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5">
            <text:p>5</text:p>
          </table:table-cell>
          <table:table-cell office:value-type="date" office:date-value="1968-06-22">
            <text:p>22/06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lici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3">
            <text:p>3</text:p>
          </table:table-cell>
          <table:table-cell office:value-type="date" office:date-value="1968-06-13">
            <text:p>13/06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abin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2">
            <text:p>2</text:p>
          </table:table-cell>
          <table:table-cell office:value-type="date" office:date-value="1968-06-11">
            <text:p>11/06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va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1">
            <text:p>1</text:p>
          </table:table-cell>
          <table:table-cell office:value-type="date" office:date-value="1968-06-09">
            <text:p>09/06/1968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Benit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0">
            <text:p>0</text:p>
          </table:table-cell>
          <table:table-cell office:value-type="date" office:date-value="1968-06-02">
            <text:p>02/06/1968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Fausto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2">
            <text:p>2</text:p>
          </table:table-cell>
          <table:table-cell office:value-type="date" office:date-value="1968-05-31">
            <text:p>31/05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atías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68-05-19">
            <text:p>19/05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5">
            <text:p>5</text:p>
          </table:table-cell>
          <table:table-cell office:value-type="date" office:date-value="1968-05-13">
            <text:p>13/05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ugust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5">
            <text:p>5</text:p>
          </table:table-cell>
          <table:table-cell office:value-type="date" office:date-value="1968-05-11">
            <text:p>11/05/1968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Matilde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1">
            <text:p>1</text:p>
          </table:table-cell>
          <table:table-cell office:value-type="date" office:date-value="1968-05-09">
            <text:p>09/05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Consuelo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Castellón</text:p>
          </table:table-cell>
          <table:table-cell office:value-type="float" office:value="4">
            <text:p>4</text:p>
          </table:table-cell>
          <table:table-cell office:value-type="date" office:date-value="1968-04-28">
            <text:p>28/04/1968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Héctor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  <table:table-cell office:value-type="date" office:date-value="1968-04-25">
            <text:p>25/04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bel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5">
            <text:p>5</text:p>
          </table:table-cell>
          <table:table-cell office:value-type="date" office:date-value="1968-04-23">
            <text:p>23/04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odolfo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68-04-19">
            <text:p>19/04/1968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Dana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0">
            <text:p>0</text:p>
          </table:table-cell>
          <table:table-cell office:value-type="date" office:date-value="1968-04-16">
            <text:p>16/04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ván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68-04-15">
            <text:p>15/04/1968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Sergio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3">
            <text:p>3</text:p>
          </table:table-cell>
          <table:table-cell office:value-type="date" office:date-value="1968-04-13">
            <text:p>13/04/1968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Jessic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1">
            <text:p>1</text:p>
          </table:table-cell>
          <table:table-cell office:value-type="date" office:date-value="1968-04-13">
            <text:p>13/04/1968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César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1">
            <text:p>1</text:p>
          </table:table-cell>
          <table:table-cell office:value-type="date" office:date-value="1968-04-10">
            <text:p>10/04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stel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Badajoz</text:p>
          </table:table-cell>
          <table:table-cell office:value-type="float" office:value="3">
            <text:p>3</text:p>
          </table:table-cell>
          <table:table-cell office:value-type="date" office:date-value="1968-04-06">
            <text:p>06/04/1968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San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1">
            <text:p>1</text:p>
          </table:table-cell>
          <table:table-cell office:value-type="date" office:date-value="1968-04-06">
            <text:p>06/04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Kati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3">
            <text:p>3</text:p>
          </table:table-cell>
          <table:table-cell office:value-type="date" office:date-value="1968-03-29">
            <text:p>29/03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lvador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0">
            <text:p>0</text:p>
          </table:table-cell>
          <table:table-cell office:value-type="date" office:date-value="1968-03-12">
            <text:p>12/03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Maite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0">
            <text:p>0</text:p>
          </table:table-cell>
          <table:table-cell office:value-type="date" office:date-value="1968-02-27">
            <text:p>27/02/1968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Victori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0">
            <text:p>0</text:p>
          </table:table-cell>
          <table:table-cell office:value-type="date" office:date-value="1968-02-19">
            <text:p>19/02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atriz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0">
            <text:p>0</text:p>
          </table:table-cell>
          <table:table-cell office:value-type="date" office:date-value="1968-02-15">
            <text:p>15/02/1968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Bibiana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4">
            <text:p>4</text:p>
          </table:table-cell>
          <table:table-cell office:value-type="date" office:date-value="1968-02-11">
            <text:p>11/02/1968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Ivonne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5">
            <text:p>5</text:p>
          </table:table-cell>
          <table:table-cell office:value-type="date" office:date-value="1968-02-06">
            <text:p>06/02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in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3">
            <text:p>3</text:p>
          </table:table-cell>
          <table:table-cell office:value-type="date" office:date-value="1968-02-02">
            <text:p>02/02/1968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loria</text:p>
          </table:table-cell>
          <table:table-cell office:value-type="string">
            <text:p>Jiménez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0">
            <text:p>0</text:p>
          </table:table-cell>
          <table:table-cell office:value-type="date" office:date-value="1968-01-30">
            <text:p>30/0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Olg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5">
            <text:p>5</text:p>
          </table:table-cell>
          <table:table-cell office:value-type="date" office:date-value="1968-01-29">
            <text:p>29/01/1968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Liliana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Asturias</text:p>
          </table:table-cell>
          <table:table-cell office:value-type="float" office:value="5">
            <text:p>5</text:p>
          </table:table-cell>
          <table:table-cell office:value-type="date" office:date-value="1968-01-29">
            <text:p>29/01/1968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Eufrasio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0">
            <text:p>0</text:p>
          </table:table-cell>
          <table:table-cell office:value-type="date" office:date-value="1968-01-09">
            <text:p>09/0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iedad</text:p>
          </table:table-cell>
          <table:table-cell office:value-type="string">
            <text:p>Ruiz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68-01-05">
            <text:p>05/01/1968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eonard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0">
            <text:p>0</text:p>
          </table:table-cell>
          <table:table-cell office:value-type="date" office:date-value="1967-12-31">
            <text:p>31/12/1967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Teres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0">
            <text:p>0</text:p>
          </table:table-cell>
          <table:table-cell office:value-type="date" office:date-value="1967-12-23">
            <text:p>23/1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Bert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Barcelona</text:p>
          </table:table-cell>
          <table:table-cell office:value-type="float" office:value="1">
            <text:p>1</text:p>
          </table:table-cell>
          <table:table-cell office:value-type="date" office:date-value="1967-12-18">
            <text:p>18/12/1967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Roque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Palencia</text:p>
          </table:table-cell>
          <table:table-cell office:value-type="float" office:value="2">
            <text:p>2</text:p>
          </table:table-cell>
          <table:table-cell office:value-type="date" office:date-value="1967-12-17">
            <text:p>17/12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arol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4">
            <text:p>4</text:p>
          </table:table-cell>
          <table:table-cell office:value-type="date" office:date-value="1967-12-17">
            <text:p>17/12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Victorian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1">
            <text:p>1</text:p>
          </table:table-cell>
          <table:table-cell office:value-type="date" office:date-value="1967-12-09">
            <text:p>09/1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atian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3">
            <text:p>3</text:p>
          </table:table-cell>
          <table:table-cell office:value-type="date" office:date-value="1967-12-04">
            <text:p>04/12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lmuden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3">
            <text:p>3</text:p>
          </table:table-cell>
          <table:table-cell office:value-type="date" office:date-value="1967-12-03">
            <text:p>03/12/1967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Zulem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2">
            <text:p>2</text:p>
          </table:table-cell>
          <table:table-cell office:value-type="date" office:date-value="1967-11-26">
            <text:p>26/11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onstantin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1">
            <text:p>1</text:p>
          </table:table-cell>
          <table:table-cell office:value-type="date" office:date-value="1967-11-21">
            <text:p>21/11/1967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Inés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2">
            <text:p>2</text:p>
          </table:table-cell>
          <table:table-cell office:value-type="date" office:date-value="1967-11-17">
            <text:p>17/11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Deli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1">
            <text:p>1</text:p>
          </table:table-cell>
          <table:table-cell office:value-type="date" office:date-value="1967-11-17">
            <text:p>17/11/1967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Helen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4">
            <text:p>4</text:p>
          </table:table-cell>
          <table:table-cell office:value-type="date" office:date-value="1967-11-16">
            <text:p>16/11/1967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Pablo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3">
            <text:p>3</text:p>
          </table:table-cell>
          <table:table-cell office:value-type="date" office:date-value="1967-11-09">
            <text:p>09/11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Dulcine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2">
            <text:p>2</text:p>
          </table:table-cell>
          <table:table-cell office:value-type="date" office:date-value="1967-11-06">
            <text:p>06/11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Roque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3">
            <text:p>3</text:p>
          </table:table-cell>
          <table:table-cell office:value-type="date" office:date-value="1967-11-06">
            <text:p>06/11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Valerio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5">
            <text:p>5</text:p>
          </table:table-cell>
          <table:table-cell office:value-type="date" office:date-value="1967-11-05">
            <text:p>05/11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usebio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67-10-22">
            <text:p>22/10/1967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armelo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Tarragona</text:p>
          </table:table-cell>
          <table:table-cell office:value-type="float" office:value="4">
            <text:p>4</text:p>
          </table:table-cell>
          <table:table-cell office:value-type="date" office:date-value="1967-10-20">
            <text:p>20/10/1967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León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4">
            <text:p>4</text:p>
          </table:table-cell>
          <table:table-cell office:value-type="date" office:date-value="1967-10-19">
            <text:p>19/10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Fabiol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4">
            <text:p>4</text:p>
          </table:table-cell>
          <table:table-cell office:value-type="date" office:date-value="1967-10-17">
            <text:p>17/10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tanasi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2">
            <text:p>2</text:p>
          </table:table-cell>
          <table:table-cell office:value-type="date" office:date-value="1967-10-01">
            <text:p>01/10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ons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0">
            <text:p>0</text:p>
          </table:table-cell>
          <table:table-cell office:value-type="date" office:date-value="1967-09-23">
            <text:p>23/09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osué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3">
            <text:p>3</text:p>
          </table:table-cell>
          <table:table-cell office:value-type="date" office:date-value="1967-09-23">
            <text:p>23/09/1967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Zoe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5">
            <text:p>5</text:p>
          </table:table-cell>
          <table:table-cell office:value-type="date" office:date-value="1967-09-22">
            <text:p>22/09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abin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1">
            <text:p>1</text:p>
          </table:table-cell>
          <table:table-cell office:value-type="date" office:date-value="1967-09-21">
            <text:p>21/09/1967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Antonia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3">
            <text:p>3</text:p>
          </table:table-cell>
          <table:table-cell office:value-type="date" office:date-value="1967-09-16">
            <text:p>16/09/1967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Graci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67-09-15">
            <text:p>15/09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Indaleci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4">
            <text:p>4</text:p>
          </table:table-cell>
          <table:table-cell office:value-type="date" office:date-value="1967-09-08">
            <text:p>08/09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Cordeli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office:value-type="date" office:date-value="1967-09-03">
            <text:p>03/09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agalí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0">
            <text:p>0</text:p>
          </table:table-cell>
          <table:table-cell office:value-type="date" office:date-value="1967-08-25">
            <text:p>25/08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Gabriel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1">
            <text:p>1</text:p>
          </table:table-cell>
          <table:table-cell office:value-type="date" office:date-value="1967-08-23">
            <text:p>23/08/1967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Víctor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0">
            <text:p>0</text:p>
          </table:table-cell>
          <table:table-cell office:value-type="date" office:date-value="1967-08-22">
            <text:p>22/08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ristin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1">
            <text:p>1</text:p>
          </table:table-cell>
          <table:table-cell office:value-type="date" office:date-value="1967-08-21">
            <text:p>21/08/1967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Angélic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1">
            <text:p>1</text:p>
          </table:table-cell>
          <table:table-cell office:value-type="date" office:date-value="1967-08-02">
            <text:p>02/08/1967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Bibian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2">
            <text:p>2</text:p>
          </table:table-cell>
          <table:table-cell office:value-type="date" office:date-value="1967-07-25">
            <text:p>25/07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Sancho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Las Palmas</text:p>
          </table:table-cell>
          <table:table-cell office:value-type="float" office:value="0">
            <text:p>0</text:p>
          </table:table-cell>
          <table:table-cell office:value-type="date" office:date-value="1967-07-20">
            <text:p>20/07/1967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Roberto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4">
            <text:p>4</text:p>
          </table:table-cell>
          <table:table-cell office:value-type="date" office:date-value="1967-07-14">
            <text:p>14/07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send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3">
            <text:p>3</text:p>
          </table:table-cell>
          <table:table-cell office:value-type="date" office:date-value="1967-07-14">
            <text:p>14/07/1967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Sabin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4">
            <text:p>4</text:p>
          </table:table-cell>
          <table:table-cell office:value-type="date" office:date-value="1967-07-02">
            <text:p>02/07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Cameli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Badajoz</text:p>
          </table:table-cell>
          <table:table-cell office:value-type="float" office:value="1">
            <text:p>1</text:p>
          </table:table-cell>
          <table:table-cell office:value-type="date" office:date-value="1967-06-26">
            <text:p>26/06/1967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Efrén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67-06-26">
            <text:p>26/06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Narciso</text:p>
          </table:table-cell>
          <table:table-cell office:value-type="string">
            <text:p>López</text:p>
          </table:table-cell>
          <table:table-cell office:value-type="string">
            <text:p>Hombre</text:p>
          </table:table-cell>
          <table:table-cell office:value-type="string">
            <text:p>Ávila</text:p>
          </table:table-cell>
          <table:table-cell office:value-type="float" office:value="2">
            <text:p>2</text:p>
          </table:table-cell>
          <table:table-cell office:value-type="date" office:date-value="1967-06-19">
            <text:p>19/06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ric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5">
            <text:p>5</text:p>
          </table:table-cell>
          <table:table-cell office:value-type="date" office:date-value="1967-06-13">
            <text:p>13/06/1967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Atanasi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5">
            <text:p>5</text:p>
          </table:table-cell>
          <table:table-cell office:value-type="date" office:date-value="1967-05-30">
            <text:p>30/05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ufemi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office:value-type="date" office:date-value="1967-05-30">
            <text:p>30/05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arón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5">
            <text:p>5</text:p>
          </table:table-cell>
          <table:table-cell office:value-type="date" office:date-value="1967-05-29">
            <text:p>29/05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Hermelinda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3">
            <text:p>3</text:p>
          </table:table-cell>
          <table:table-cell office:value-type="date" office:date-value="1967-05-27">
            <text:p>27/05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Dian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Salamanca</text:p>
          </table:table-cell>
          <table:table-cell office:value-type="float" office:value="2">
            <text:p>2</text:p>
          </table:table-cell>
          <table:table-cell office:value-type="date" office:date-value="1967-05-26">
            <text:p>26/05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aquel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3">
            <text:p>3</text:p>
          </table:table-cell>
          <table:table-cell office:value-type="date" office:date-value="1967-05-23">
            <text:p>23/05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Simeón</text:p>
          </table:table-cell>
          <table:table-cell office:value-type="string">
            <text:p>Muñoz</text:p>
          </table:table-cell>
          <table:table-cell office:value-type="string">
            <text:p>Hombre</text:p>
          </table:table-cell>
          <table:table-cell office:value-type="string">
            <text:p>Zaragoza</text:p>
          </table:table-cell>
          <table:table-cell office:value-type="float" office:value="1">
            <text:p>1</text:p>
          </table:table-cell>
          <table:table-cell office:value-type="date" office:date-value="1967-05-23">
            <text:p>23/05/1967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Israel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4">
            <text:p>4</text:p>
          </table:table-cell>
          <table:table-cell office:value-type="date" office:date-value="1967-05-16">
            <text:p>16/05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Germán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1">
            <text:p>1</text:p>
          </table:table-cell>
          <table:table-cell office:value-type="date" office:date-value="1967-05-11">
            <text:p>11/05/1967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varisto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2">
            <text:p>2</text:p>
          </table:table-cell>
          <table:table-cell office:value-type="date" office:date-value="1967-05-10">
            <text:p>10/05/1967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Lilian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2">
            <text:p>2</text:p>
          </table:table-cell>
          <table:table-cell office:value-type="date" office:date-value="1967-05-06">
            <text:p>06/05/1967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Dionisi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3">
            <text:p>3</text:p>
          </table:table-cell>
          <table:table-cell office:value-type="date" office:date-value="1967-05-02">
            <text:p>02/05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Zacarías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3">
            <text:p>3</text:p>
          </table:table-cell>
          <table:table-cell office:value-type="date" office:date-value="1967-04-28">
            <text:p>28/04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ulián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4">
            <text:p>4</text:p>
          </table:table-cell>
          <table:table-cell office:value-type="date" office:date-value="1967-04-25">
            <text:p>25/04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aximilian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1">
            <text:p>1</text:p>
          </table:table-cell>
          <table:table-cell office:value-type="date" office:date-value="1967-04-21">
            <text:p>21/04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Din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A Coruña</text:p>
          </table:table-cell>
          <table:table-cell office:value-type="float" office:value="2">
            <text:p>2</text:p>
          </table:table-cell>
          <table:table-cell office:value-type="date" office:date-value="1967-04-13">
            <text:p>13/04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meli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5">
            <text:p>5</text:p>
          </table:table-cell>
          <table:table-cell office:value-type="date" office:date-value="1967-04-11">
            <text:p>11/04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Hélid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4">
            <text:p>4</text:p>
          </table:table-cell>
          <table:table-cell office:value-type="date" office:date-value="1967-04-08">
            <text:p>08/04/1967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Erasm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1">
            <text:p>1</text:p>
          </table:table-cell>
          <table:table-cell office:value-type="date" office:date-value="1967-04-07">
            <text:p>07/04/1967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Cinti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4">
            <text:p>4</text:p>
          </table:table-cell>
          <table:table-cell office:value-type="date" office:date-value="1967-04-05">
            <text:p>05/04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Vanes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1">
            <text:p>1</text:p>
          </table:table-cell>
          <table:table-cell office:value-type="date" office:date-value="1967-04-03">
            <text:p>03/04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Natalio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67-04-02">
            <text:p>02/04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austino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3">
            <text:p>3</text:p>
          </table:table-cell>
          <table:table-cell office:value-type="date" office:date-value="1967-04-01">
            <text:p>01/04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atrici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2">
            <text:p>2</text:p>
          </table:table-cell>
          <table:table-cell office:value-type="date" office:date-value="1967-04-01">
            <text:p>01/04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Daniel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67-03-30">
            <text:p>30/03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run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4">
            <text:p>4</text:p>
          </table:table-cell>
          <table:table-cell office:value-type="date" office:date-value="1967-03-27">
            <text:p>27/03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Leonard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67-03-26">
            <text:p>26/03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Ángel</text:p>
          </table:table-cell>
          <table:table-cell office:value-type="string">
            <text:p>Hernández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2">
            <text:p>2</text:p>
          </table:table-cell>
          <table:table-cell office:value-type="date" office:date-value="1967-03-22">
            <text:p>22/03/1967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Edmundo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0">
            <text:p>0</text:p>
          </table:table-cell>
          <table:table-cell office:value-type="date" office:date-value="1967-03-13">
            <text:p>13/03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dolf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Asturias</text:p>
          </table:table-cell>
          <table:table-cell office:value-type="float" office:value="4">
            <text:p>4</text:p>
          </table:table-cell>
          <table:table-cell office:value-type="date" office:date-value="1967-03-12">
            <text:p>12/03/1967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Flavi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5">
            <text:p>5</text:p>
          </table:table-cell>
          <table:table-cell office:value-type="date" office:date-value="1967-03-11">
            <text:p>11/03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Blas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1">
            <text:p>1</text:p>
          </table:table-cell>
          <table:table-cell office:value-type="date" office:date-value="1967-03-05">
            <text:p>05/03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nit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0">
            <text:p>0</text:p>
          </table:table-cell>
          <table:table-cell office:value-type="date" office:date-value="1967-03-02">
            <text:p>02/03/1967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Diego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Huelva</text:p>
          </table:table-cell>
          <table:table-cell office:value-type="float" office:value="0">
            <text:p>0</text:p>
          </table:table-cell>
          <table:table-cell office:value-type="date" office:date-value="1967-02-26">
            <text:p>26/0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Celi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5">
            <text:p>5</text:p>
          </table:table-cell>
          <table:table-cell office:value-type="date" office:date-value="1967-02-24">
            <text:p>24/0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grario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1">
            <text:p>1</text:p>
          </table:table-cell>
          <table:table-cell office:value-type="date" office:date-value="1967-02-23">
            <text:p>23/02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quilin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4">
            <text:p>4</text:p>
          </table:table-cell>
          <table:table-cell office:value-type="date" office:date-value="1967-02-20">
            <text:p>20/0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belard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4">
            <text:p>4</text:p>
          </table:table-cell>
          <table:table-cell office:value-type="date" office:date-value="1967-02-19">
            <text:p>19/02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ici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Ciudad Real</text:p>
          </table:table-cell>
          <table:table-cell office:value-type="float" office:value="1">
            <text:p>1</text:p>
          </table:table-cell>
          <table:table-cell office:value-type="date" office:date-value="1967-02-19">
            <text:p>19/02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Ángel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1">
            <text:p>1</text:p>
          </table:table-cell>
          <table:table-cell office:value-type="date" office:date-value="1967-02-16">
            <text:p>16/02/1967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Camil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Castellón</text:p>
          </table:table-cell>
          <table:table-cell office:value-type="float" office:value="3">
            <text:p>3</text:p>
          </table:table-cell>
          <table:table-cell office:value-type="date" office:date-value="1967-02-04">
            <text:p>04/02/1967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Leandro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3">
            <text:p>3</text:p>
          </table:table-cell>
          <table:table-cell office:value-type="date" office:date-value="1967-02-02">
            <text:p>02/02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raceli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office:value-type="date" office:date-value="1967-02-01">
            <text:p>01/0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Óliver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Sevilla</text:p>
          </table:table-cell>
          <table:table-cell office:value-type="float" office:value="3">
            <text:p>3</text:p>
          </table:table-cell>
          <table:table-cell office:value-type="date" office:date-value="1967-02-01">
            <text:p>01/02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ergio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67-01-26">
            <text:p>26/01/1967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ndaleci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Cuenca</text:p>
          </table:table-cell>
          <table:table-cell office:value-type="float" office:value="4">
            <text:p>4</text:p>
          </table:table-cell>
          <table:table-cell office:value-type="date" office:date-value="1967-01-20">
            <text:p>20/01/1967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Galate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0">
            <text:p>0</text:p>
          </table:table-cell>
          <table:table-cell office:value-type="date" office:date-value="1967-01-17">
            <text:p>17/01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Cesáre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Ourense</text:p>
          </table:table-cell>
          <table:table-cell office:value-type="float" office:value="3">
            <text:p>3</text:p>
          </table:table-cell>
          <table:table-cell office:value-type="date" office:date-value="1967-01-13">
            <text:p>13/01/1967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Ágat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3">
            <text:p>3</text:p>
          </table:table-cell>
          <table:table-cell office:value-type="date" office:date-value="1967-01-11">
            <text:p>11/01/1967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Ignacio</text:p>
          </table:table-cell>
          <table:table-cell office:value-type="string">
            <text:p>Navarro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2">
            <text:p>2</text:p>
          </table:table-cell>
          <table:table-cell office:value-type="date" office:date-value="1967-01-11">
            <text:p>11/01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aúl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Álava</text:p>
          </table:table-cell>
          <table:table-cell office:value-type="float" office:value="5">
            <text:p>5</text:p>
          </table:table-cell>
          <table:table-cell office:value-type="date" office:date-value="1967-01-08">
            <text:p>08/01/1967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Ramón</text:p>
          </table:table-cell>
          <table:table-cell office:value-type="string">
            <text:p>Ramos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date" office:date-value="1967-01-07">
            <text:p>07/01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Ruth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Almería</text:p>
          </table:table-cell>
          <table:table-cell office:value-type="float" office:value="1">
            <text:p>1</text:p>
          </table:table-cell>
          <table:table-cell office:value-type="date" office:date-value="1967-01-04">
            <text:p>04/01/1967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ulian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66-12-24">
            <text:p>24/12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del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0">
            <text:p>0</text:p>
          </table:table-cell>
          <table:table-cell office:value-type="date" office:date-value="1966-12-06">
            <text:p>06/12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Judith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date" office:date-value="1966-12-06">
            <text:p>06/12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Córdoba</text:p>
          </table:table-cell>
          <table:table-cell office:value-type="float" office:value="0">
            <text:p>0</text:p>
          </table:table-cell>
          <table:table-cell office:value-type="date" office:date-value="1966-11-30">
            <text:p>30/11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ío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2">
            <text:p>2</text:p>
          </table:table-cell>
          <table:table-cell office:value-type="date" office:date-value="1966-11-27">
            <text:p>27/11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Úrsula</text:p>
          </table:table-cell>
          <table:table-cell office:value-type="string">
            <text:p>Martín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5">
            <text:p>5</text:p>
          </table:table-cell>
          <table:table-cell office:value-type="date" office:date-value="1966-11-21">
            <text:p>21/11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Tomás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3">
            <text:p>3</text:p>
          </table:table-cell>
          <table:table-cell office:value-type="date" office:date-value="1966-11-19">
            <text:p>19/11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braham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  <table:table-cell office:value-type="date" office:date-value="1966-11-15">
            <text:p>15/11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onia</text:p>
          </table:table-cell>
          <table:table-cell office:value-type="string">
            <text:p>Gil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1">
            <text:p>1</text:p>
          </table:table-cell>
          <table:table-cell office:value-type="date" office:date-value="1966-11-14">
            <text:p>14/11/1966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Casimir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Málaga</text:p>
          </table:table-cell>
          <table:table-cell office:value-type="float" office:value="4">
            <text:p>4</text:p>
          </table:table-cell>
          <table:table-cell office:value-type="date" office:date-value="1966-11-13">
            <text:p>13/11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Paulino</text:p>
          </table:table-cell>
          <table:table-cell office:value-type="string">
            <text:p>Martín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5">
            <text:p>5</text:p>
          </table:table-cell>
          <table:table-cell office:value-type="date" office:date-value="1966-11-02">
            <text:p>02/11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Benito</text:p>
          </table:table-cell>
          <table:table-cell office:value-type="string">
            <text:p>Ramírez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2">
            <text:p>2</text:p>
          </table:table-cell>
          <table:table-cell office:value-type="date" office:date-value="1966-10-26">
            <text:p>26/10/1966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Ágat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Ceuta</text:p>
          </table:table-cell>
          <table:table-cell office:value-type="float" office:value="4">
            <text:p>4</text:p>
          </table:table-cell>
          <table:table-cell office:value-type="date" office:date-value="1966-10-16">
            <text:p>16/10/1966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Higini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2">
            <text:p>2</text:p>
          </table:table-cell>
          <table:table-cell office:value-type="date" office:date-value="1966-10-10">
            <text:p>10/10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Mauricio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0">
            <text:p>0</text:p>
          </table:table-cell>
          <table:table-cell office:value-type="date" office:date-value="1966-10-09">
            <text:p>09/10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Cristina</text:p>
          </table:table-cell>
          <table:table-cell office:value-type="string">
            <text:p>Moreno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1">
            <text:p>1</text:p>
          </table:table-cell>
          <table:table-cell office:value-type="date" office:date-value="1966-09-28">
            <text:p>28/09/1966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Trinidad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Asturias</text:p>
          </table:table-cell>
          <table:table-cell office:value-type="float" office:value="2">
            <text:p>2</text:p>
          </table:table-cell>
          <table:table-cell office:value-type="date" office:date-value="1966-09-25">
            <text:p>25/09/1966</text:p>
          </table:table-cell>
          <table:table-cell office:value-type="string">
            <text:p>Principado de Asturias</text:p>
          </table:table-cell>
          <table:table-cell table:number-columns-repeated="1017"/>
        </table:table-row>
        <table:table-row table:style-name="ro1">
          <table:table-cell office:value-type="string">
            <text:p>Samant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Lugo</text:p>
          </table:table-cell>
          <table:table-cell office:value-type="float" office:value="1">
            <text:p>1</text:p>
          </table:table-cell>
          <table:table-cell office:value-type="date" office:date-value="1966-09-25">
            <text:p>25/09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Idefonso</text:p>
          </table:table-cell>
          <table:table-cell office:value-type="string">
            <text:p>Moreno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3">
            <text:p>3</text:p>
          </table:table-cell>
          <table:table-cell office:value-type="date" office:date-value="1966-09-16">
            <text:p>16/09/1966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Agustín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Almería</text:p>
          </table:table-cell>
          <table:table-cell office:value-type="float" office:value="3">
            <text:p>3</text:p>
          </table:table-cell>
          <table:table-cell office:value-type="date" office:date-value="1966-09-13">
            <text:p>13/09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Tania</text:p>
          </table:table-cell>
          <table:table-cell office:value-type="string">
            <text:p>Gil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5">
            <text:p>5</text:p>
          </table:table-cell>
          <table:table-cell office:value-type="date" office:date-value="1966-09-03">
            <text:p>03/09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Lucas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66-08-25">
            <text:p>25/08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aolo</text:p>
          </table:table-cell>
          <table:table-cell office:value-type="string">
            <text:p>Suárez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5">
            <text:p>5</text:p>
          </table:table-cell>
          <table:table-cell office:value-type="date" office:date-value="1966-08-23">
            <text:p>23/08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aúl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Lugo</text:p>
          </table:table-cell>
          <table:table-cell office:value-type="float" office:value="3">
            <text:p>3</text:p>
          </table:table-cell>
          <table:table-cell office:value-type="date" office:date-value="1966-08-18">
            <text:p>18/08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Sheil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1">
            <text:p>1</text:p>
          </table:table-cell>
          <table:table-cell office:value-type="date" office:date-value="1966-08-10">
            <text:p>10/08/1966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Adán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4">
            <text:p>4</text:p>
          </table:table-cell>
          <table:table-cell office:value-type="date" office:date-value="1966-08-04">
            <text:p>04/08/196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Serafín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  <table:table-cell office:value-type="date" office:date-value="1966-07-25">
            <text:p>25/07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braham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2">
            <text:p>2</text:p>
          </table:table-cell>
          <table:table-cell office:value-type="date" office:date-value="1966-07-25">
            <text:p>25/07/1966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lis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Murcia</text:p>
          </table:table-cell>
          <table:table-cell office:value-type="float" office:value="5">
            <text:p>5</text:p>
          </table:table-cell>
          <table:table-cell office:value-type="date" office:date-value="1966-07-17">
            <text:p>17/07/1966</text:p>
          </table:table-cell>
          <table:table-cell office:value-type="string">
            <text:p>Región de Murcia</text:p>
          </table:table-cell>
          <table:table-cell table:number-columns-repeated="1017"/>
        </table:table-row>
        <table:table-row table:style-name="ro1">
          <table:table-cell office:value-type="string">
            <text:p>Elías</text:p>
          </table:table-cell>
          <table:table-cell office:value-type="string">
            <text:p>San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2">
            <text:p>2</text:p>
          </table:table-cell>
          <table:table-cell office:value-type="date" office:date-value="1966-07-17">
            <text:p>17/07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ugusto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66-07-04">
            <text:p>04/07/1966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Faustin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5">
            <text:p>5</text:p>
          </table:table-cell>
          <table:table-cell office:value-type="date" office:date-value="1966-07-01">
            <text:p>01/07/1966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dán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3">
            <text:p>3</text:p>
          </table:table-cell>
          <table:table-cell office:value-type="date" office:date-value="1966-06-29">
            <text:p>29/06/1966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Jacobo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66-06-28">
            <text:p>28/06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steban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Ceuta</text:p>
          </table:table-cell>
          <table:table-cell office:value-type="float" office:value="2">
            <text:p>2</text:p>
          </table:table-cell>
          <table:table-cell office:value-type="date" office:date-value="1966-06-19">
            <text:p>19/06/1966</text:p>
          </table:table-cell>
          <table:table-cell office:value-type="string">
            <text:p>Ceuta</text:p>
          </table:table-cell>
          <table:table-cell table:number-columns-repeated="1017"/>
        </table:table-row>
        <table:table-row table:style-name="ro1">
          <table:table-cell office:value-type="string">
            <text:p>Virgini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Teruel</text:p>
          </table:table-cell>
          <table:table-cell office:value-type="float" office:value="3">
            <text:p>3</text:p>
          </table:table-cell>
          <table:table-cell office:value-type="date" office:date-value="1966-06-19">
            <text:p>19/06/196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Diana</text:p>
          </table:table-cell>
          <table:table-cell office:value-type="string">
            <text:p>Morales</text:p>
          </table:table-cell>
          <table:table-cell office:value-type="string">
            <text:p>Mujer</text:p>
          </table:table-cell>
          <table:table-cell office:value-type="string">
            <text:p>Zamora</text:p>
          </table:table-cell>
          <table:table-cell office:value-type="float" office:value="4">
            <text:p>4</text:p>
          </table:table-cell>
          <table:table-cell office:value-type="date" office:date-value="1966-06-17">
            <text:p>17/06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igini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0">
            <text:p>0</text:p>
          </table:table-cell>
          <table:table-cell office:value-type="date" office:date-value="1966-06-16">
            <text:p>16/06/1966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Fanny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66-06-15">
            <text:p>15/06/196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Basili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1">
            <text:p>1</text:p>
          </table:table-cell>
          <table:table-cell office:value-type="date" office:date-value="1966-06-07">
            <text:p>07/06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essic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Cuenca</text:p>
          </table:table-cell>
          <table:table-cell office:value-type="float" office:value="2">
            <text:p>2</text:p>
          </table:table-cell>
          <table:table-cell office:value-type="date" office:date-value="1966-06-05">
            <text:p>05/06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Wenceslao</text:p>
          </table:table-cell>
          <table:table-cell office:value-type="string">
            <text:p>Pérez</text:p>
          </table:table-cell>
          <table:table-cell office:value-type="string">
            <text:p>Hombre</text:p>
          </table:table-cell>
          <table:table-cell office:value-type="string">
            <text:p>Ciudad Real</text:p>
          </table:table-cell>
          <table:table-cell office:value-type="float" office:value="1">
            <text:p>1</text:p>
          </table:table-cell>
          <table:table-cell office:value-type="date" office:date-value="1966-06-05">
            <text:p>05/06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lfred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5">
            <text:p>5</text:p>
          </table:table-cell>
          <table:table-cell office:value-type="date" office:date-value="1966-06-03">
            <text:p>03/06/196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Lucio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León</text:p>
          </table:table-cell>
          <table:table-cell office:value-type="float" office:value="1">
            <text:p>1</text:p>
          </table:table-cell>
          <table:table-cell office:value-type="date" office:date-value="1966-05-24">
            <text:p>24/05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Sabin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  <table:table-cell office:value-type="date" office:date-value="1966-05-23">
            <text:p>23/05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Manuel</text:p>
          </table:table-cell>
          <table:table-cell office:value-type="string">
            <text:p>Ortega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4">
            <text:p>4</text:p>
          </table:table-cell>
          <table:table-cell office:value-type="date" office:date-value="1966-05-23">
            <text:p>23/05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Román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1">
            <text:p>1</text:p>
          </table:table-cell>
          <table:table-cell office:value-type="date" office:date-value="1966-05-21">
            <text:p>21/05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Sofí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1">
            <text:p>1</text:p>
          </table:table-cell>
          <table:table-cell office:value-type="date" office:date-value="1966-05-19">
            <text:p>19/05/1966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Piedad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Castellón</text:p>
          </table:table-cell>
          <table:table-cell office:value-type="float" office:value="1">
            <text:p>1</text:p>
          </table:table-cell>
          <table:table-cell office:value-type="date" office:date-value="1966-05-16">
            <text:p>16/05/196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Cruz</text:p>
          </table:table-cell>
          <table:table-cell office:value-type="string">
            <text:p>Martínez</text:p>
          </table:table-cell>
          <table:table-cell office:value-type="string">
            <text:p>Mujer</text:p>
          </table:table-cell>
          <table:table-cell office:value-type="string">
            <text:p>Ourense</text:p>
          </table:table-cell>
          <table:table-cell office:value-type="float" office:value="2">
            <text:p>2</text:p>
          </table:table-cell>
          <table:table-cell office:value-type="date" office:date-value="1966-05-06">
            <text:p>06/05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Dionisi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1">
            <text:p>1</text:p>
          </table:table-cell>
          <table:table-cell office:value-type="date" office:date-value="1966-05-03">
            <text:p>03/05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belardo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2">
            <text:p>2</text:p>
          </table:table-cell>
          <table:table-cell office:value-type="date" office:date-value="1966-04-25">
            <text:p>25/04/196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Mateo</text:p>
          </table:table-cell>
          <table:table-cell office:value-type="string">
            <text:p>González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1">
            <text:p>1</text:p>
          </table:table-cell>
          <table:table-cell office:value-type="date" office:date-value="1966-04-24">
            <text:p>24/04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n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0">
            <text:p>0</text:p>
          </table:table-cell>
          <table:table-cell office:value-type="date" office:date-value="1966-04-23">
            <text:p>23/04/1966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ucas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3">
            <text:p>3</text:p>
          </table:table-cell>
          <table:table-cell office:value-type="date" office:date-value="1966-04-21">
            <text:p>21/04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Ángel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5">
            <text:p>5</text:p>
          </table:table-cell>
          <table:table-cell office:value-type="date" office:date-value="1966-04-13">
            <text:p>13/04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Rome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4">
            <text:p>4</text:p>
          </table:table-cell>
          <table:table-cell office:value-type="date" office:date-value="1966-04-06">
            <text:p>06/04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Pablo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Cáceres</text:p>
          </table:table-cell>
          <table:table-cell office:value-type="float" office:value="5">
            <text:p>5</text:p>
          </table:table-cell>
          <table:table-cell office:value-type="date" office:date-value="1966-04-05">
            <text:p>05/04/1966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Horaci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5">
            <text:p>5</text:p>
          </table:table-cell>
          <table:table-cell office:value-type="date" office:date-value="1966-04-05">
            <text:p>05/04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Rosalí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3">
            <text:p>3</text:p>
          </table:table-cell>
          <table:table-cell office:value-type="date" office:date-value="1966-04-04">
            <text:p>04/04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erminia</text:p>
          </table:table-cell>
          <table:table-cell office:value-type="string">
            <text:p>Torres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5">
            <text:p>5</text:p>
          </table:table-cell>
          <table:table-cell office:value-type="date" office:date-value="1966-04-03">
            <text:p>03/04/196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string">
            <text:p>Ortiz</text:p>
          </table:table-cell>
          <table:table-cell office:value-type="string">
            <text:p>Mujer</text:p>
          </table:table-cell>
          <table:table-cell office:value-type="string">
            <text:p>Huesca</text:p>
          </table:table-cell>
          <table:table-cell office:value-type="float" office:value="2">
            <text:p>2</text:p>
          </table:table-cell>
          <table:table-cell office:value-type="date" office:date-value="1966-04-01">
            <text:p>01/04/196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Nicolás</text:p>
          </table:table-cell>
          <table:table-cell office:value-type="string">
            <text:p>Gil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4">
            <text:p>4</text:p>
          </table:table-cell>
          <table:table-cell office:value-type="date" office:date-value="1966-03-29">
            <text:p>29/03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Gilberto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5">
            <text:p>5</text:p>
          </table:table-cell>
          <table:table-cell office:value-type="date" office:date-value="1966-03-23">
            <text:p>23/03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Erica</text:p>
          </table:table-cell>
          <table:table-cell office:value-type="string">
            <text:p>García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3">
            <text:p>3</text:p>
          </table:table-cell>
          <table:table-cell office:value-type="date" office:date-value="1966-03-17">
            <text:p>17/03/1966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Cruz</text:p>
          </table:table-cell>
          <table:table-cell office:value-type="string">
            <text:p>Gil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1">
            <text:p>1</text:p>
          </table:table-cell>
          <table:table-cell office:value-type="date" office:date-value="1966-03-10">
            <text:p>10/03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ilian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66-03-06">
            <text:p>06/03/1966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udoxia</text:p>
          </table:table-cell>
          <table:table-cell office:value-type="string">
            <text:p>Vázquez</text:p>
          </table:table-cell>
          <table:table-cell office:value-type="string">
            <text:p>Mujer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  <table:table-cell office:value-type="date" office:date-value="1966-03-06">
            <text:p>06/03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Eufemia</text:p>
          </table:table-cell>
          <table:table-cell office:value-type="string">
            <text:p>González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3">
            <text:p>3</text:p>
          </table:table-cell>
          <table:table-cell office:value-type="date" office:date-value="1966-02-28">
            <text:p>28/02/1966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Soraya</text:p>
          </table:table-cell>
          <table:table-cell office:value-type="string">
            <text:p>Ramíre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2">
            <text:p>2</text:p>
          </table:table-cell>
          <table:table-cell office:value-type="date" office:date-value="1966-02-20">
            <text:p>20/02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Carol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1">
            <text:p>1</text:p>
          </table:table-cell>
          <table:table-cell office:value-type="date" office:date-value="1966-02-14">
            <text:p>14/02/1966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Eulalio</text:p>
          </table:table-cell>
          <table:table-cell office:value-type="string">
            <text:p>Alonso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4">
            <text:p>4</text:p>
          </table:table-cell>
          <table:table-cell office:value-type="date" office:date-value="1966-02-10">
            <text:p>10/02/1966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Valeri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5">
            <text:p>5</text:p>
          </table:table-cell>
          <table:table-cell office:value-type="date" office:date-value="1966-02-05">
            <text:p>05/02/1966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Bianca</text:p>
          </table:table-cell>
          <table:table-cell office:value-type="string">
            <text:p>Alonso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date" office:date-value="1966-02-05">
            <text:p>05/02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Tatian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date" office:date-value="1966-02-03">
            <text:p>03/02/1966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Juan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Lleida</text:p>
          </table:table-cell>
          <table:table-cell office:value-type="float" office:value="4">
            <text:p>4</text:p>
          </table:table-cell>
          <table:table-cell office:value-type="date" office:date-value="1966-01-23">
            <text:p>23/01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Estefaní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Navarra</text:p>
          </table:table-cell>
          <table:table-cell office:value-type="float" office:value="3">
            <text:p>3</text:p>
          </table:table-cell>
          <table:table-cell office:value-type="date" office:date-value="1966-01-21">
            <text:p>21/01/1966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Ainara</text:p>
          </table:table-cell>
          <table:table-cell office:value-type="string">
            <text:p>Díez</text:p>
          </table:table-cell>
          <table:table-cell office:value-type="string">
            <text:p>Mujer</text:p>
          </table:table-cell>
          <table:table-cell office:value-type="string">
            <text:p>Girona</text:p>
          </table:table-cell>
          <table:table-cell office:value-type="float" office:value="0">
            <text:p>0</text:p>
          </table:table-cell>
          <table:table-cell office:value-type="date" office:date-value="1966-01-20">
            <text:p>20/01/1966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Tamar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Pontevedra</text:p>
          </table:table-cell>
          <table:table-cell office:value-type="float" office:value="0">
            <text:p>0</text:p>
          </table:table-cell>
          <table:table-cell office:value-type="date" office:date-value="1966-01-16">
            <text:p>16/01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Ivonne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4">
            <text:p>4</text:p>
          </table:table-cell>
          <table:table-cell office:value-type="date" office:date-value="1966-01-14">
            <text:p>14/01/1966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Jairo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4">
            <text:p>4</text:p>
          </table:table-cell>
          <table:table-cell office:value-type="date" office:date-value="1966-01-11">
            <text:p>11/01/1966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Horaci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Guipúzcoa</text:p>
          </table:table-cell>
          <table:table-cell office:value-type="float" office:value="0">
            <text:p>0</text:p>
          </table:table-cell>
          <table:table-cell office:value-type="date" office:date-value="1965-12-27">
            <text:p>27/12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Aarón</text:p>
          </table:table-cell>
          <table:table-cell office:value-type="string">
            <text:p>Sánche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65-12-22">
            <text:p>22/12/196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Azucena</text:p>
          </table:table-cell>
          <table:table-cell office:value-type="string">
            <text:p>Lópe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1">
            <text:p>1</text:p>
          </table:table-cell>
          <table:table-cell office:value-type="date" office:date-value="1965-12-07">
            <text:p>07/12/196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Rufino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Castellón</text:p>
          </table:table-cell>
          <table:table-cell office:value-type="float" office:value="2">
            <text:p>2</text:p>
          </table:table-cell>
          <table:table-cell office:value-type="date" office:date-value="1965-12-07">
            <text:p>07/12/196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Simón</text:p>
          </table:table-cell>
          <table:table-cell office:value-type="string">
            <text:p>Blanco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2">
            <text:p>2</text:p>
          </table:table-cell>
          <table:table-cell office:value-type="date" office:date-value="1965-12-01">
            <text:p>01/12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Yolanda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5">
            <text:p>5</text:p>
          </table:table-cell>
          <table:table-cell office:value-type="date" office:date-value="1965-11-23">
            <text:p>23/11/196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Óliver</text:p>
          </table:table-cell>
          <table:table-cell office:value-type="string">
            <text:p>Castro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2">
            <text:p>2</text:p>
          </table:table-cell>
          <table:table-cell office:value-type="date" office:date-value="1965-11-22">
            <text:p>22/11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Concepción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2">
            <text:p>2</text:p>
          </table:table-cell>
          <table:table-cell office:value-type="date" office:date-value="1965-11-19">
            <text:p>19/11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Jeremías</text:p>
          </table:table-cell>
          <table:table-cell office:value-type="string">
            <text:p>Rubio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5">
            <text:p>5</text:p>
          </table:table-cell>
          <table:table-cell office:value-type="date" office:date-value="1965-11-08">
            <text:p>08/11/196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Palom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4">
            <text:p>4</text:p>
          </table:table-cell>
          <table:table-cell office:value-type="date" office:date-value="1965-10-25">
            <text:p>25/10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Brígid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2">
            <text:p>2</text:p>
          </table:table-cell>
          <table:table-cell office:value-type="date" office:date-value="1965-10-23">
            <text:p>23/10/1965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Jacobo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Navarra</text:p>
          </table:table-cell>
          <table:table-cell office:value-type="float" office:value="3">
            <text:p>3</text:p>
          </table:table-cell>
          <table:table-cell office:value-type="date" office:date-value="1965-10-10">
            <text:p>10/10/1965</text:p>
          </table:table-cell>
          <table:table-cell office:value-type="string">
            <text:p>Navarra</text:p>
          </table:table-cell>
          <table:table-cell table:number-columns-repeated="1017"/>
        </table:table-row>
        <table:table-row table:style-name="ro1">
          <table:table-cell office:value-type="string">
            <text:p>Roxana</text:p>
          </table:table-cell>
          <table:table-cell office:value-type="string">
            <text:p>Pérez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5">
            <text:p>5</text:p>
          </table:table-cell>
          <table:table-cell office:value-type="date" office:date-value="1965-10-09">
            <text:p>09/10/196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Verónic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5">
            <text:p>5</text:p>
          </table:table-cell>
          <table:table-cell office:value-type="date" office:date-value="1965-10-06">
            <text:p>06/10/196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Sagrario</text:p>
          </table:table-cell>
          <table:table-cell office:value-type="string">
            <text:p>Romero</text:p>
          </table:table-cell>
          <table:table-cell office:value-type="string">
            <text:p>Mujer</text:p>
          </table:table-cell>
          <table:table-cell office:value-type="string">
            <text:p>Pontevedra</text:p>
          </table:table-cell>
          <table:table-cell office:value-type="float" office:value="3">
            <text:p>3</text:p>
          </table:table-cell>
          <table:table-cell office:value-type="date" office:date-value="1965-10-04">
            <text:p>04/10/196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Román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Alicante</text:p>
          </table:table-cell>
          <table:table-cell office:value-type="float" office:value="4">
            <text:p>4</text:p>
          </table:table-cell>
          <table:table-cell office:value-type="date" office:date-value="1965-09-25">
            <text:p>25/09/196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Bautista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date" office:date-value="1965-09-24">
            <text:p>24/09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ris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2">
            <text:p>2</text:p>
          </table:table-cell>
          <table:table-cell office:value-type="date" office:date-value="1965-09-23">
            <text:p>23/09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bril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Cantabria</text:p>
          </table:table-cell>
          <table:table-cell office:value-type="float" office:value="5">
            <text:p>5</text:p>
          </table:table-cell>
          <table:table-cell office:value-type="date" office:date-value="1965-09-21">
            <text:p>21/09/1965</text:p>
          </table:table-cell>
          <table:table-cell office:value-type="string">
            <text:p>Cantabria</text:p>
          </table:table-cell>
          <table:table-cell table:number-columns-repeated="1017"/>
        </table:table-row>
        <table:table-row table:style-name="ro1">
          <table:table-cell office:value-type="string">
            <text:p>Alfonso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date" office:date-value="1965-09-03">
            <text:p>03/09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Aurelia</text:p>
          </table:table-cell>
          <table:table-cell office:value-type="string">
            <text:p>Gutiérrez</text:p>
          </table:table-cell>
          <table:table-cell office:value-type="string">
            <text:p>Mujer</text:p>
          </table:table-cell>
          <table:table-cell office:value-type="string">
            <text:p>Tarragona</text:p>
          </table:table-cell>
          <table:table-cell office:value-type="float" office:value="1">
            <text:p>1</text:p>
          </table:table-cell>
          <table:table-cell office:value-type="date" office:date-value="1965-08-28">
            <text:p>28/08/196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Nélida</text:p>
          </table:table-cell>
          <table:table-cell office:value-type="string">
            <text:p>Blanco</text:p>
          </table:table-cell>
          <table:table-cell office:value-type="string">
            <text:p>Mujer</text:p>
          </table:table-cell>
          <table:table-cell office:value-type="string">
            <text:p>Vizcaya</text:p>
          </table:table-cell>
          <table:table-cell office:value-type="float" office:value="1">
            <text:p>1</text:p>
          </table:table-cell>
          <table:table-cell office:value-type="date" office:date-value="1965-08-22">
            <text:p>22/08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Ciprian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3">
            <text:p>3</text:p>
          </table:table-cell>
          <table:table-cell office:value-type="date" office:date-value="1965-08-17">
            <text:p>17/08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Ángel</text:p>
          </table:table-cell>
          <table:table-cell office:value-type="string">
            <text:p>Serrano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3">
            <text:p>3</text:p>
          </table:table-cell>
          <table:table-cell office:value-type="date" office:date-value="1965-08-10">
            <text:p>10/08/196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Letici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Segovia</text:p>
          </table:table-cell>
          <table:table-cell office:value-type="float" office:value="0">
            <text:p>0</text:p>
          </table:table-cell>
          <table:table-cell office:value-type="date" office:date-value="1965-08-09">
            <text:p>09/08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saac</text:p>
          </table:table-cell>
          <table:table-cell office:value-type="string">
            <text:p>Torres</text:p>
          </table:table-cell>
          <table:table-cell office:value-type="string">
            <text:p>Hombre</text:p>
          </table:table-cell>
          <table:table-cell office:value-type="string">
            <text:p>Illes Balears</text:p>
          </table:table-cell>
          <table:table-cell office:value-type="float" office:value="0">
            <text:p>0</text:p>
          </table:table-cell>
          <table:table-cell office:value-type="date" office:date-value="1965-08-08">
            <text:p>08/08/1965</text:p>
          </table:table-cell>
          <table:table-cell office:value-type="string">
            <text:p>Islas Baleares</text:p>
          </table:table-cell>
          <table:table-cell table:number-columns-repeated="1017"/>
        </table:table-row>
        <table:table-row table:style-name="ro1">
          <table:table-cell office:value-type="string">
            <text:p>Máximo</text:p>
          </table:table-cell>
          <table:table-cell office:value-type="string">
            <text:p>Morales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5">
            <text:p>5</text:p>
          </table:table-cell>
          <table:table-cell office:value-type="date" office:date-value="1965-08-07">
            <text:p>07/08/196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Eusebi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Valladolid</text:p>
          </table:table-cell>
          <table:table-cell office:value-type="float" office:value="1">
            <text:p>1</text:p>
          </table:table-cell>
          <table:table-cell office:value-type="date" office:date-value="1965-08-02">
            <text:p>02/08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Isaías</text:p>
          </table:table-cell>
          <table:table-cell office:value-type="string">
            <text:p>Romero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2">
            <text:p>2</text:p>
          </table:table-cell>
          <table:table-cell office:value-type="date" office:date-value="1965-08-02">
            <text:p>02/08/196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Silvia</text:p>
          </table:table-cell>
          <table:table-cell office:value-type="string">
            <text:p>Fernández</text:p>
          </table:table-cell>
          <table:table-cell office:value-type="string">
            <text:p>Mujer</text:p>
          </table:table-cell>
          <table:table-cell office:value-type="string">
            <text:p>Pontevedra</text:p>
          </table:table-cell>
          <table:table-cell office:value-type="float" office:value="5">
            <text:p>5</text:p>
          </table:table-cell>
          <table:table-cell office:value-type="date" office:date-value="1965-07-28">
            <text:p>28/07/196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Piedad</text:p>
          </table:table-cell>
          <table:table-cell office:value-type="string">
            <text:p>Castro</text:p>
          </table:table-cell>
          <table:table-cell office:value-type="string">
            <text:p>Mujer</text:p>
          </table:table-cell>
          <table:table-cell office:value-type="string">
            <text:p>Barcelona</text:p>
          </table:table-cell>
          <table:table-cell office:value-type="float" office:value="3">
            <text:p>3</text:p>
          </table:table-cell>
          <table:table-cell office:value-type="date" office:date-value="1965-07-27">
            <text:p>27/07/196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Sixt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Jaén</text:p>
          </table:table-cell>
          <table:table-cell office:value-type="float" office:value="0">
            <text:p>0</text:p>
          </table:table-cell>
          <table:table-cell office:value-type="date" office:date-value="1965-07-22">
            <text:p>22/07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driano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Teruel</text:p>
          </table:table-cell>
          <table:table-cell office:value-type="float" office:value="2">
            <text:p>2</text:p>
          </table:table-cell>
          <table:table-cell office:value-type="date" office:date-value="1965-07-21">
            <text:p>21/07/196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Celia</text:p>
          </table:table-cell>
          <table:table-cell office:value-type="string">
            <text:p>Álvarez</text:p>
          </table:table-cell>
          <table:table-cell office:value-type="string">
            <text:p>Mujer</text:p>
          </table:table-cell>
          <table:table-cell office:value-type="string">
            <text:p>Valencia</text:p>
          </table:table-cell>
          <table:table-cell office:value-type="float" office:value="1">
            <text:p>1</text:p>
          </table:table-cell>
          <table:table-cell office:value-type="date" office:date-value="1965-07-14">
            <text:p>14/07/196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Bernardo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A Coruña</text:p>
          </table:table-cell>
          <table:table-cell office:value-type="float" office:value="5">
            <text:p>5</text:p>
          </table:table-cell>
          <table:table-cell office:value-type="date" office:date-value="1965-07-12">
            <text:p>12/07/196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Hilario</text:p>
          </table:table-cell>
          <table:table-cell office:value-type="string">
            <text:p>Vázquez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2">
            <text:p>2</text:p>
          </table:table-cell>
          <table:table-cell office:value-type="date" office:date-value="1965-07-10">
            <text:p>10/07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Ivonne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Santa Cruz de Tenerife</text:p>
          </table:table-cell>
          <table:table-cell office:value-type="float" office:value="3">
            <text:p>3</text:p>
          </table:table-cell>
          <table:table-cell office:value-type="date" office:date-value="1965-07-08">
            <text:p>08/07/196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Bernardo</text:p>
          </table:table-cell>
          <table:table-cell office:value-type="string">
            <text:p>Jiménez</text:p>
          </table:table-cell>
          <table:table-cell office:value-type="string">
            <text:p>Hombre</text:p>
          </table:table-cell>
          <table:table-cell office:value-type="string">
            <text:p>Toledo</text:p>
          </table:table-cell>
          <table:table-cell office:value-type="float" office:value="2">
            <text:p>2</text:p>
          </table:table-cell>
          <table:table-cell office:value-type="date" office:date-value="1965-07-07">
            <text:p>07/07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Olivia</text:p>
          </table:table-cell>
          <table:table-cell office:value-type="string">
            <text:p>Fernánde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5">
            <text:p>5</text:p>
          </table:table-cell>
          <table:table-cell office:value-type="date" office:date-value="1965-06-27">
            <text:p>27/06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Orlando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Huesca</text:p>
          </table:table-cell>
          <table:table-cell office:value-type="float" office:value="5">
            <text:p>5</text:p>
          </table:table-cell>
          <table:table-cell office:value-type="date" office:date-value="1965-06-21">
            <text:p>21/06/196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Amalia</text:p>
          </table:table-cell>
          <table:table-cell office:value-type="string">
            <text:p>Domínguez</text:p>
          </table:table-cell>
          <table:table-cell office:value-type="string">
            <text:p>Mujer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date" office:date-value="1965-06-17">
            <text:p>17/06/1965</text:p>
          </table:table-cell>
          <table:table-cell office:value-type="string">
            <text:p>Comunidad de Madrid</text:p>
          </table:table-cell>
          <table:table-cell table:number-columns-repeated="1017"/>
        </table:table-row>
        <table:table-row table:style-name="ro1">
          <table:table-cell office:value-type="string">
            <text:p>Israel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3">
            <text:p>3</text:p>
          </table:table-cell>
          <table:table-cell office:value-type="date" office:date-value="1965-06-09">
            <text:p>09/06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orinda</text:p>
          </table:table-cell>
          <table:table-cell office:value-type="string">
            <text:p>Ramos</text:p>
          </table:table-cell>
          <table:table-cell office:value-type="string">
            <text:p>Mujer</text:p>
          </table:table-cell>
          <table:table-cell office:value-type="string">
            <text:p>Lleida</text:p>
          </table:table-cell>
          <table:table-cell office:value-type="float" office:value="3">
            <text:p>3</text:p>
          </table:table-cell>
          <table:table-cell office:value-type="date" office:date-value="1965-06-08">
            <text:p>08/06/196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Lía</text:p>
          </table:table-cell>
          <table:table-cell office:value-type="string">
            <text:p>Delgado</text:p>
          </table:table-cell>
          <table:table-cell office:value-type="string">
            <text:p>Mujer</text:p>
          </table:table-cell>
          <table:table-cell office:value-type="string">
            <text:p>Badajoz</text:p>
          </table:table-cell>
          <table:table-cell office:value-type="float" office:value="1">
            <text:p>1</text:p>
          </table:table-cell>
          <table:table-cell office:value-type="date" office:date-value="1965-06-02">
            <text:p>02/06/196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Muñoz</text:p>
          </table:table-cell>
          <table:table-cell office:value-type="string">
            <text:p>Mujer</text:p>
          </table:table-cell>
          <table:table-cell office:value-type="string">
            <text:p>León</text:p>
          </table:table-cell>
          <table:table-cell office:value-type="float" office:value="0">
            <text:p>0</text:p>
          </table:table-cell>
          <table:table-cell office:value-type="date" office:date-value="1965-05-25">
            <text:p>25/05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Gerard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Melilla</text:p>
          </table:table-cell>
          <table:table-cell office:value-type="float" office:value="0">
            <text:p>0</text:p>
          </table:table-cell>
          <table:table-cell office:value-type="date" office:date-value="1965-05-20">
            <text:p>20/05/1965</text:p>
          </table:table-cell>
          <table:table-cell office:value-type="string">
            <text:p>Melilla</text:p>
          </table:table-cell>
          <table:table-cell table:number-columns-repeated="1017"/>
        </table:table-row>
        <table:table-row table:style-name="ro1">
          <table:table-cell office:value-type="string">
            <text:p>Reina</text:p>
          </table:table-cell>
          <table:table-cell office:value-type="string">
            <text:p>Fernández</text:p>
          </table:table-cell>
          <table:table-cell office:value-type="string">
            <text:p>Mujer</text:p>
          </table:table-cell>
          <table:table-cell office:value-type="string">
            <text:p>La Rioja</text:p>
          </table:table-cell>
          <table:table-cell office:value-type="float" office:value="0">
            <text:p>0</text:p>
          </table:table-cell>
          <table:table-cell office:value-type="date" office:date-value="1965-05-19">
            <text:p>19/05/1965</text:p>
          </table:table-cell>
          <table:table-cell office:value-type="string">
            <text:p>La Rioja</text:p>
          </table:table-cell>
          <table:table-cell table:number-columns-repeated="1017"/>
        </table:table-row>
        <table:table-row table:style-name="ro1">
          <table:table-cell office:value-type="string">
            <text:p>Abril</text:p>
          </table:table-cell>
          <table:table-cell office:value-type="string">
            <text:p>Rodríguez</text:p>
          </table:table-cell>
          <table:table-cell office:value-type="string">
            <text:p>Mujer</text:p>
          </table:table-cell>
          <table:table-cell office:value-type="string">
            <text:p>Palencia</text:p>
          </table:table-cell>
          <table:table-cell office:value-type="float" office:value="4">
            <text:p>4</text:p>
          </table:table-cell>
          <table:table-cell office:value-type="date" office:date-value="1965-05-15">
            <text:p>15/05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ésar</text:p>
          </table:table-cell>
          <table:table-cell office:value-type="string">
            <text:p>Domínguez</text:p>
          </table:table-cell>
          <table:table-cell office:value-type="string">
            <text:p>Hombre</text:p>
          </table:table-cell>
          <table:table-cell office:value-type="string">
            <text:p>Vizcaya</text:p>
          </table:table-cell>
          <table:table-cell office:value-type="float" office:value="1">
            <text:p>1</text:p>
          </table:table-cell>
          <table:table-cell office:value-type="date" office:date-value="1965-05-14">
            <text:p>14/05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ngracia</text:p>
          </table:table-cell>
          <table:table-cell office:value-type="string">
            <text:p>Sánchez</text:p>
          </table:table-cell>
          <table:table-cell office:value-type="string">
            <text:p>Mujer</text:p>
          </table:table-cell>
          <table:table-cell office:value-type="string">
            <text:p>Cáceres</text:p>
          </table:table-cell>
          <table:table-cell office:value-type="float" office:value="5">
            <text:p>5</text:p>
          </table:table-cell>
          <table:table-cell office:value-type="date" office:date-value="1965-05-12">
            <text:p>12/05/196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Mateo</text:p>
          </table:table-cell>
          <table:table-cell office:value-type="string">
            <text:p>Álvarez</text:p>
          </table:table-cell>
          <table:table-cell office:value-type="string">
            <text:p>Hombre</text:p>
          </table:table-cell>
          <table:table-cell office:value-type="string">
            <text:p>Soria</text:p>
          </table:table-cell>
          <table:table-cell office:value-type="float" office:value="4">
            <text:p>4</text:p>
          </table:table-cell>
          <table:table-cell office:value-type="date" office:date-value="1965-05-12">
            <text:p>12/05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igini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Badajoz</text:p>
          </table:table-cell>
          <table:table-cell office:value-type="float" office:value="4">
            <text:p>4</text:p>
          </table:table-cell>
          <table:table-cell office:value-type="date" office:date-value="1965-05-10">
            <text:p>10/05/1965</text:p>
          </table:table-cell>
          <table:table-cell office:value-type="string">
            <text:p>Extremadura</text:p>
          </table:table-cell>
          <table:table-cell table:number-columns-repeated="1017"/>
        </table:table-row>
        <table:table-row table:style-name="ro1">
          <table:table-cell office:value-type="string">
            <text:p>Abel</text:p>
          </table:table-cell>
          <table:table-cell office:value-type="string">
            <text:p>Ruiz</text:p>
          </table:table-cell>
          <table:table-cell office:value-type="string">
            <text:p>Hombre</text:p>
          </table:table-cell>
          <table:table-cell office:value-type="string">
            <text:p>Girona</text:p>
          </table:table-cell>
          <table:table-cell office:value-type="float" office:value="4">
            <text:p>4</text:p>
          </table:table-cell>
          <table:table-cell office:value-type="date" office:date-value="1965-04-15">
            <text:p>15/04/1965</text:p>
          </table:table-cell>
          <table:table-cell office:value-type="string">
            <text:p>Cataluña</text:p>
          </table:table-cell>
          <table:table-cell table:number-columns-repeated="1017"/>
        </table:table-row>
        <table:table-row table:style-name="ro1">
          <table:table-cell office:value-type="string">
            <text:p>Íñigo</text:p>
          </table:table-cell>
          <table:table-cell office:value-type="string">
            <text:p>Gutiérrez</text:p>
          </table:table-cell>
          <table:table-cell office:value-type="string">
            <text:p>Hombre</text:p>
          </table:table-cell>
          <table:table-cell office:value-type="string">
            <text:p>Segovia</text:p>
          </table:table-cell>
          <table:table-cell office:value-type="float" office:value="5">
            <text:p>5</text:p>
          </table:table-cell>
          <table:table-cell office:value-type="date" office:date-value="1965-04-14">
            <text:p>14/04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Urbano</text:p>
          </table:table-cell>
          <table:table-cell office:value-type="string">
            <text:p>Delgado</text:p>
          </table:table-cell>
          <table:table-cell office:value-type="string">
            <text:p>Hombre</text:p>
          </table:table-cell>
          <table:table-cell office:value-type="string">
            <text:p>Pontevedra</text:p>
          </table:table-cell>
          <table:table-cell office:value-type="float" office:value="5">
            <text:p>5</text:p>
          </table:table-cell>
          <table:table-cell office:value-type="date" office:date-value="1965-04-13">
            <text:p>13/04/1965</text:p>
          </table:table-cell>
          <table:table-cell office:value-type="string">
            <text:p>Galicia</text:p>
          </table:table-cell>
          <table:table-cell table:number-columns-repeated="1017"/>
        </table:table-row>
        <table:table-row table:style-name="ro1">
          <table:table-cell office:value-type="string">
            <text:p>Alba</text:p>
          </table:table-cell>
          <table:table-cell office:value-type="string">
            <text:p>Iglesias</text:p>
          </table:table-cell>
          <table:table-cell office:value-type="string">
            <text:p>Mujer</text:p>
          </table:table-cell>
          <table:table-cell office:value-type="string">
            <text:p>Alicante</text:p>
          </table:table-cell>
          <table:table-cell office:value-type="float" office:value="2">
            <text:p>2</text:p>
          </table:table-cell>
          <table:table-cell office:value-type="date" office:date-value="1965-04-13">
            <text:p>13/04/1965</text:p>
          </table:table-cell>
          <table:table-cell office:value-type="string">
            <text:p>Comunidad Valenciana</text:p>
          </table:table-cell>
          <table:table-cell table:number-columns-repeated="1017"/>
        </table:table-row>
        <table:table-row table:style-name="ro1">
          <table:table-cell office:value-type="string">
            <text:p>Agustín</text:p>
          </table:table-cell>
          <table:table-cell office:value-type="string">
            <text:p>García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5">
            <text:p>5</text:p>
          </table:table-cell>
          <table:table-cell office:value-type="date" office:date-value="1965-04-07">
            <text:p>07/04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Alicia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Huelva</text:p>
          </table:table-cell>
          <table:table-cell office:value-type="float" office:value="4">
            <text:p>4</text:p>
          </table:table-cell>
          <table:table-cell office:value-type="date" office:date-value="1965-04-03">
            <text:p>03/04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Flavio</text:p>
          </table:table-cell>
          <table:table-cell office:value-type="string">
            <text:p>Marín</text:p>
          </table:table-cell>
          <table:table-cell office:value-type="string">
            <text:p>Hombre</text:p>
          </table:table-cell>
          <table:table-cell office:value-type="string">
            <text:p>Santa Cruz de Tenerife</text:p>
          </table:table-cell>
          <table:table-cell office:value-type="float" office:value="5">
            <text:p>5</text:p>
          </table:table-cell>
          <table:table-cell office:value-type="date" office:date-value="1965-04-02">
            <text:p>02/04/196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Úrsul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Álava</text:p>
          </table:table-cell>
          <table:table-cell office:value-type="float" office:value="0">
            <text:p>0</text:p>
          </table:table-cell>
          <table:table-cell office:value-type="date" office:date-value="1965-03-26">
            <text:p>26/03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Alba</text:p>
          </table:table-cell>
          <table:table-cell office:value-type="string">
            <text:p>Rubio</text:p>
          </table:table-cell>
          <table:table-cell office:value-type="string">
            <text:p>Mujer</text:p>
          </table:table-cell>
          <table:table-cell office:value-type="string">
            <text:p>Albacete</text:p>
          </table:table-cell>
          <table:table-cell office:value-type="float" office:value="0">
            <text:p>0</text:p>
          </table:table-cell>
          <table:table-cell office:value-type="date" office:date-value="1965-03-25">
            <text:p>25/03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Viviana</text:p>
          </table:table-cell>
          <table:table-cell office:value-type="string">
            <text:p>Marín</text:p>
          </table:table-cell>
          <table:table-cell office:value-type="string">
            <text:p>Mujer</text:p>
          </table:table-cell>
          <table:table-cell office:value-type="string">
            <text:p>Guipúzcoa</text:p>
          </table:table-cell>
          <table:table-cell office:value-type="float" office:value="1">
            <text:p>1</text:p>
          </table:table-cell>
          <table:table-cell office:value-type="date" office:date-value="1965-03-18">
            <text:p>18/03/1965</text:p>
          </table:table-cell>
          <table:table-cell office:value-type="string">
            <text:p>País Vasco</text:p>
          </table:table-cell>
          <table:table-cell table:number-columns-repeated="1017"/>
        </table:table-row>
        <table:table-row table:style-name="ro1">
          <table:table-cell office:value-type="string">
            <text:p>Eustaquio</text:p>
          </table:table-cell>
          <table:table-cell office:value-type="string">
            <text:p>Martín</text:p>
          </table:table-cell>
          <table:table-cell office:value-type="string">
            <text:p>Hombre</text:p>
          </table:table-cell>
          <table:table-cell office:value-type="string">
            <text:p>Córdoba</text:p>
          </table:table-cell>
          <table:table-cell office:value-type="float" office:value="5">
            <text:p>5</text:p>
          </table:table-cell>
          <table:table-cell office:value-type="date" office:date-value="1965-03-18">
            <text:p>18/03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Abelardo</text:p>
          </table:table-cell>
          <table:table-cell office:value-type="string">
            <text:p>Fernández</text:p>
          </table:table-cell>
          <table:table-cell office:value-type="string">
            <text:p>Hombre</text:p>
          </table:table-cell>
          <table:table-cell office:value-type="string">
            <text:p>Zamora</text:p>
          </table:table-cell>
          <table:table-cell office:value-type="float" office:value="0">
            <text:p>0</text:p>
          </table:table-cell>
          <table:table-cell office:value-type="date" office:date-value="1965-03-15">
            <text:p>15/03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Flora</text:p>
          </table:table-cell>
          <table:table-cell office:value-type="string">
            <text:p>Ortega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5">
            <text:p>5</text:p>
          </table:table-cell>
          <table:table-cell office:value-type="date" office:date-value="1965-03-12">
            <text:p>12/03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Elsa</text:p>
          </table:table-cell>
          <table:table-cell office:value-type="string">
            <text:p>Suárez</text:p>
          </table:table-cell>
          <table:table-cell office:value-type="string">
            <text:p>Mujer</text:p>
          </table:table-cell>
          <table:table-cell office:value-type="string">
            <text:p>Soria</text:p>
          </table:table-cell>
          <table:table-cell office:value-type="float" office:value="3">
            <text:p>3</text:p>
          </table:table-cell>
          <table:table-cell office:value-type="date" office:date-value="1965-03-09">
            <text:p>09/03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Casilda</text:p>
          </table:table-cell>
          <table:table-cell office:value-type="string">
            <text:p>Serrano</text:p>
          </table:table-cell>
          <table:table-cell office:value-type="string">
            <text:p>Mujer</text:p>
          </table:table-cell>
          <table:table-cell office:value-type="string">
            <text:p>Zaragoza</text:p>
          </table:table-cell>
          <table:table-cell office:value-type="float" office:value="0">
            <text:p>0</text:p>
          </table:table-cell>
          <table:table-cell office:value-type="date" office:date-value="1965-03-07">
            <text:p>07/03/1965</text:p>
          </table:table-cell>
          <table:table-cell office:value-type="string">
            <text:p>Aragón</text:p>
          </table:table-cell>
          <table:table-cell table:number-columns-repeated="1017"/>
        </table:table-row>
        <table:table-row table:style-name="ro1">
          <table:table-cell office:value-type="string">
            <text:p>Jaqueline</text:p>
          </table:table-cell>
          <table:table-cell office:value-type="string">
            <text:p>Gil</text:p>
          </table:table-cell>
          <table:table-cell office:value-type="string">
            <text:p>Mujer</text:p>
          </table:table-cell>
          <table:table-cell office:value-type="string">
            <text:p>Sevilla</text:p>
          </table:table-cell>
          <table:table-cell office:value-type="float" office:value="3">
            <text:p>3</text:p>
          </table:table-cell>
          <table:table-cell office:value-type="date" office:date-value="1965-03-07">
            <text:p>07/03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abina</text:p>
          </table:table-cell>
          <table:table-cell office:value-type="string">
            <text:p>Navarro</text:p>
          </table:table-cell>
          <table:table-cell office:value-type="string">
            <text:p>Mujer</text:p>
          </table:table-cell>
          <table:table-cell office:value-type="string">
            <text:p>Burgos</text:p>
          </table:table-cell>
          <table:table-cell office:value-type="float" office:value="1">
            <text:p>1</text:p>
          </table:table-cell>
          <table:table-cell office:value-type="date" office:date-value="1965-02-26">
            <text:p>26/02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Lázaro</text:p>
          </table:table-cell>
          <table:table-cell office:value-type="string">
            <text:p>Rodríguez</text:p>
          </table:table-cell>
          <table:table-cell office:value-type="string">
            <text:p>Hombre</text:p>
          </table:table-cell>
          <table:table-cell office:value-type="string">
            <text:p>Cádiz</text:p>
          </table:table-cell>
          <table:table-cell office:value-type="float" office:value="1">
            <text:p>1</text:p>
          </table:table-cell>
          <table:table-cell office:value-type="date" office:date-value="1965-02-14">
            <text:p>14/02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Leonor</text:p>
          </table:table-cell>
          <table:table-cell office:value-type="string">
            <text:p>Hernández</text:p>
          </table:table-cell>
          <table:table-cell office:value-type="string">
            <text:p>Mujer</text:p>
          </table:table-cell>
          <table:table-cell office:value-type="string">
            <text:p>Las Palmas</text:p>
          </table:table-cell>
          <table:table-cell office:value-type="float" office:value="1">
            <text:p>1</text:p>
          </table:table-cell>
          <table:table-cell office:value-type="date" office:date-value="1965-01-26">
            <text:p>26/01/1965</text:p>
          </table:table-cell>
          <table:table-cell office:value-type="string">
            <text:p>Canarias</text:p>
          </table:table-cell>
          <table:table-cell table:number-columns-repeated="1017"/>
        </table:table-row>
        <table:table-row table:style-name="ro1">
          <table:table-cell office:value-type="string">
            <text:p>Camelia</text:p>
          </table:table-cell>
          <table:table-cell office:value-type="string">
            <text:p>Molina</text:p>
          </table:table-cell>
          <table:table-cell office:value-type="string">
            <text:p>Mujer</text:p>
          </table:table-cell>
          <table:table-cell office:value-type="string">
            <text:p>Cádiz</text:p>
          </table:table-cell>
          <table:table-cell office:value-type="float" office:value="1">
            <text:p>1</text:p>
          </table:table-cell>
          <table:table-cell office:value-type="date" office:date-value="1965-01-26">
            <text:p>26/01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Simón</text:p>
          </table:table-cell>
          <table:table-cell office:value-type="string">
            <text:p>Ortiz</text:p>
          </table:table-cell>
          <table:table-cell office:value-type="string">
            <text:p>Hombre</text:p>
          </table:table-cell>
          <table:table-cell office:value-type="string">
            <text:p>Salamanca</text:p>
          </table:table-cell>
          <table:table-cell office:value-type="float" office:value="4">
            <text:p>4</text:p>
          </table:table-cell>
          <table:table-cell office:value-type="date" office:date-value="1965-01-19">
            <text:p>19/01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Paz</text:p>
          </table:table-cell>
          <table:table-cell office:value-type="string">
            <text:p>Gómez</text:p>
          </table:table-cell>
          <table:table-cell office:value-type="string">
            <text:p>Mujer</text:p>
          </table:table-cell>
          <table:table-cell office:value-type="string">
            <text:p>Ávila</text:p>
          </table:table-cell>
          <table:table-cell office:value-type="float" office:value="3">
            <text:p>3</text:p>
          </table:table-cell>
          <table:table-cell office:value-type="date" office:date-value="1965-01-17">
            <text:p>17/01/1965</text:p>
          </table:table-cell>
          <table:table-cell office:value-type="string">
            <text:p>Castilla y León</text:p>
          </table:table-cell>
          <table:table-cell table:number-columns-repeated="1017"/>
        </table:table-row>
        <table:table-row table:style-name="ro1">
          <table:table-cell office:value-type="string">
            <text:p>Hipólito</text:p>
          </table:table-cell>
          <table:table-cell office:value-type="string">
            <text:p>Molina</text:p>
          </table:table-cell>
          <table:table-cell office:value-type="string">
            <text:p>Hombre</text:p>
          </table:table-cell>
          <table:table-cell office:value-type="string">
            <text:p>Albacete</text:p>
          </table:table-cell>
          <table:table-cell office:value-type="float" office:value="1">
            <text:p>1</text:p>
          </table:table-cell>
          <table:table-cell office:value-type="date" office:date-value="1965-01-17">
            <text:p>17/01/1965</text:p>
          </table:table-cell>
          <table:table-cell office:value-type="string">
            <text:p>Castilla-La Mancha</text:p>
          </table:table-cell>
          <table:table-cell table:number-columns-repeated="1017"/>
        </table:table-row>
        <table:table-row table:style-name="ro1">
          <table:table-cell office:value-type="string">
            <text:p>Isaac</text:p>
          </table:table-cell>
          <table:table-cell office:value-type="string">
            <text:p>Iglesias</text:p>
          </table:table-cell>
          <table:table-cell office:value-type="string">
            <text:p>Hombre</text:p>
          </table:table-cell>
          <table:table-cell office:value-type="string">
            <text:p>Málaga</text:p>
          </table:table-cell>
          <table:table-cell office:value-type="float" office:value="2">
            <text:p>2</text:p>
          </table:table-cell>
          <table:table-cell office:value-type="date" office:date-value="1965-01-16">
            <text:p>16/01/1965</text:p>
          </table:table-cell>
          <table:table-cell office:value-type="string">
            <text:p>Andalucía</text:p>
          </table:table-cell>
          <table:table-cell table:number-columns-repeated="1017"/>
        </table:table-row>
        <table:table-row table:style-name="ro1">
          <table:table-cell office:value-type="string">
            <text:p>Óliver</text:p>
          </table:table-cell>
          <table:table-cell office:value-type="string">
            <text:p>Díez</text:p>
          </table:table-cell>
          <table:table-cell office:value-type="string">
            <text:p>Hombre</text:p>
          </table:table-cell>
          <table:table-cell office:value-type="string">
            <text:p>Barcelona</text:p>
          </table:table-cell>
          <table:table-cell office:value-type="float" office:value="1">
            <text:p>1</text:p>
          </table:table-cell>
          <table:table-cell office:value-type="date" office:date-value="1965-01-13">
            <text:p>13/01/1965</text:p>
          </table:table-cell>
          <table:table-cell office:value-type="string">
            <text:p>Cataluña</text:p>
          </table:table-cell>
          <table:table-cell table:number-columns-repeated="1017"/>
        </table:table-row>
        <table:named-expressions/>
      </table:table>
      <table:table table:name="Estadísticas 1" table:style-name="ta1" table:print="false">
        <office:forms form:automatic-focus="false" form:apply-design-mode="false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2">
          <table:table-cell table:style-name="ce5" office:value-type="string" table:number-columns-spanned="5" table:number-rows-spanned="1">
            <text:p>ESTADÍSTICA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Default"/>
          <table:table-cell table:style-name="ce8" office:value-type="string">
            <text:p>Nº de Personas</text:p>
          </table:table-cell>
          <table:table-cell table:style-name="ce8" office:value-type="string">
            <text:p>Personas nacidas antes del 15 de agosto de 1970</text:p>
          </table:table-cell>
          <table:table-cell table:style-name="ce9" office:value-type="string">
            <text:p>Hombres</text:p>
          </table:table-cell>
          <table:table-cell table:style-name="ce9" office:value-type="string">
            <text:p>Mujeres</text:p>
          </table:table-cell>
          <table:table-cell table:number-columns-repeated="1019"/>
        </table:table-row>
        <table:table-row table:style-name="ro4">
          <table:table-cell office:value-type="string">
            <text:p>País Vasco</text:p>
          </table:table-cell>
          <table:table-cell table:number-columns-repeated="1023"/>
        </table:table-row>
        <table:table-row table:style-name="ro4">
          <table:table-cell office:value-type="string">
            <text:p>Castilla-La Mancha</text:p>
          </table:table-cell>
          <table:table-cell table:number-columns-repeated="1023"/>
        </table:table-row>
        <table:table-row table:style-name="ro4">
          <table:table-cell office:value-type="string">
            <text:p>Comunidad Valenciana</text:p>
          </table:table-cell>
          <table:table-cell table:number-columns-repeated="1023"/>
        </table:table-row>
        <table:table-row table:style-name="ro4">
          <table:table-cell office:value-type="string">
            <text:p>Andalucía</text:p>
          </table:table-cell>
          <table:table-cell table:number-columns-repeated="1023"/>
        </table:table-row>
        <table:table-row table:style-name="ro4">
          <table:table-cell office:value-type="string">
            <text:p>Castilla y León</text:p>
          </table:table-cell>
          <table:table-cell table:number-columns-repeated="1023"/>
        </table:table-row>
        <table:table-row table:style-name="ro4">
          <table:table-cell office:value-type="string">
            <text:p>Extremadura</text:p>
          </table:table-cell>
          <table:table-cell table:number-columns-repeated="1023"/>
        </table:table-row>
        <table:table-row table:style-name="ro4">
          <table:table-cell office:value-type="string">
            <text:p>Islas Baleares</text:p>
          </table:table-cell>
          <table:table-cell table:number-columns-repeated="1023"/>
        </table:table-row>
        <table:table-row table:style-name="ro4">
          <table:table-cell office:value-type="string">
            <text:p>Cataluña</text:p>
          </table:table-cell>
          <table:table-cell table:number-columns-repeated="1023"/>
        </table:table-row>
        <table:table-row table:style-name="ro4">
          <table:table-cell office:value-type="string">
            <text:p>Galicia</text:p>
          </table:table-cell>
          <table:table-cell table:number-columns-repeated="1023"/>
        </table:table-row>
        <table:table-row table:style-name="ro4">
          <table:table-cell office:value-type="string">
            <text:p>Aragón</text:p>
          </table:table-cell>
          <table:table-cell table:number-columns-repeated="1023"/>
        </table:table-row>
        <table:table-row table:style-name="ro4">
          <table:table-cell office:value-type="string">
            <text:p>La Rioja</text:p>
          </table:table-cell>
          <table:table-cell table:number-columns-repeated="1023"/>
        </table:table-row>
        <table:table-row table:style-name="ro4">
          <table:table-cell office:value-type="string">
            <text:p>Comunidad de Madrid</text:p>
          </table:table-cell>
          <table:table-cell table:number-columns-repeated="1023"/>
        </table:table-row>
        <table:table-row table:style-name="ro4">
          <table:table-cell office:value-type="string">
            <text:p>Región de Murcia</text:p>
          </table:table-cell>
          <table:table-cell table:number-columns-repeated="1023"/>
        </table:table-row>
        <table:table-row table:style-name="ro4">
          <table:table-cell office:value-type="string">
            <text:p>Navarra</text:p>
          </table:table-cell>
          <table:table-cell table:number-columns-repeated="1023"/>
        </table:table-row>
        <table:table-row table:style-name="ro4">
          <table:table-cell office:value-type="string">
            <text:p>Principado de Asturias</text:p>
          </table:table-cell>
          <table:table-cell table:number-columns-repeated="1023"/>
        </table:table-row>
        <table:table-row table:style-name="ro4">
          <table:table-cell office:value-type="string">
            <text:p>Canarias</text:p>
          </table:table-cell>
          <table:table-cell table:number-columns-repeated="1023"/>
        </table:table-row>
        <table:table-row table:style-name="ro4">
          <table:table-cell office:value-type="string">
            <text:p>Cantabria</text:p>
          </table:table-cell>
          <table:table-cell table:number-columns-repeated="1023"/>
        </table:table-row>
        <table:table-row table:style-name="ro4">
          <table:table-cell office:value-type="string">
            <text:p>Ceuta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Melilla</text:p>
          </table:table-cell>
          <table:table-cell table:number-columns-repeated="1023"/>
        </table:table-row>
        <table:named-expressions/>
      </table:table>
      <table:table table:name="Estadísticas 2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ce1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row table:style-name="ro1">
          <table:table-cell table:style-name="ce10" office:value-type="string" table:number-columns-spanned="4" table:number-rows-spanned="1">
            <text:p>Personas con más de 2 coches de Galicia</text:p>
          </table:table-cell>
          <table:covered-table-cell/>
          <table:covered-table-cell table:style-name="ce13"/>
          <table:covered-table-cell table:style-name="ce15"/>
          <table:table-cell table:style-name="ce18"/>
          <table:table-cell table:number-columns-repeated="1019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 office:value-type="string" table:number-columns-spanned="5" table:number-rows-spanned="1">
            <text:p>Promedio de coches de las mujeres de Castilla-La Mancha</text:p>
          </table:table-cell>
          <table:covered-table-cell/>
          <table:covered-table-cell table:number-columns-repeated="2" table:style-name="ce13"/>
          <table:covered-table-cell table:style-name="ce15"/>
          <table:table-cell table:style-name="ce19"/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 office:value-type="string" table:number-columns-spanned="3" table:number-rows-spanned="1">
            <text:p>¿Cuál es la fecha más antigua?</text:p>
          </table:table-cell>
          <table:covered-table-cell/>
          <table:covered-table-cell table:style-name="ce15"/>
          <table:table-cell table:style-name="ce16"/>
          <table:table-cell/>
          <table:table-cell table:style-name="ce10" office:value-type="string" table:number-columns-spanned="2" table:number-rows-spanned="1">
            <text:p>¿Y la más reciente?</text:p>
          </table:table-cell>
          <table:covered-table-cell table:style-name="ce15"/>
          <table:table-cell table:style-name="ce16"/>
          <table:table-cell table:number-columns-repeated="1016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 office:value-type="string" table:number-columns-spanned="9" table:number-rows-spanned="1">
            <text:p>Teniendo en cuenta que la primera posición la ocuparía la fecha más antigua, qué fecha ocuparía la posición 250</text:p>
          </table:table-cell>
          <table:covered-table-cell/>
          <table:covered-table-cell table:number-columns-repeated="6" table:style-name="ce13"/>
          <table:covered-table-cell table:style-name="ce15"/>
          <table:table-cell table:style-name="ce16"/>
          <table:table-cell table:number-columns-repeated="101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table:number-columns-spanned="8" table:number-rows-spanned="1">
            <text:p>Por el contrario, si la fecha más reciente ocupa la primera posición , ¿Qué fecha ocupa la posición 400?</text:p>
          </table:table-cell>
          <table:covered-table-cell table:number-columns-repeated="6" table:style-name="ce14"/>
          <table:covered-table-cell table:style-name="ce20"/>
          <table:table-cell table:style-name="ce16"/>
          <table:table-cell table:number-columns-repeated="1015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 office:value-type="string" table:number-columns-spanned="4" table:number-rows-spanned="1">
            <text:p>¿Cuántas personas se apellidan Alonso?</text:p>
          </table:table-cell>
          <table:covered-table-cell/>
          <table:covered-table-cell table:style-name="ce13"/>
          <table:covered-table-cell table:style-name="ce15"/>
          <table:table-cell table:style-name="ce18"/>
          <table:table-cell table:number-columns-repeated="1019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 office:value-type="string" table:number-columns-spanned="7" table:number-rows-spanned="1">
            <text:p>Personas nacidas después del 20 de septiembre de 1972 con más de dos coches</text:p>
          </table:table-cell>
          <table:covered-table-cell/>
          <table:covered-table-cell table:number-columns-repeated="5" table:style-name="ce13"/>
          <table:table-cell table:style-name="ce18"/>
          <table:table-cell table:number-columns-repeated="1016"/>
        </table:table-row>
        <table:table-row table:style-name="ro4">
          <table:table-cell/>
          <table:table-cell table:style-name="Default"/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 table:style-name="ce12" office:value-type="string" table:number-columns-spanned="6" table:number-rows-spanned="1">
            <text:p>Personas nacidas entre el 12 de enero de 1970 y el 15 de marzo de 1973</text:p>
          </table:table-cell>
          <table:covered-table-cell/>
          <table:covered-table-cell table:number-columns-repeated="4" table:style-name="ce13"/>
          <table:table-cell table:style-name="ce18"/>
          <table:table-cell table:number-columns-repeated="1017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 office:value-type="string" table:number-columns-spanned="3" table:number-rows-spanned="1">
            <text:p>Promedio del número de vehículos</text:p>
          </table:table-cell>
          <table:covered-table-cell/>
          <table:covered-table-cell table:style-name="ce13"/>
          <table:table-cell table:style-name="ce17"/>
          <table:table-cell table:number-columns-repeated="1020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 office:value-type="string" table:number-columns-spanned="4" table:number-rows-spanned="1">
            <text:p>Promedio del número de vehículos de los hombres</text:p>
          </table:table-cell>
          <table:covered-table-cell/>
          <table:covered-table-cell table:number-columns-repeated="2" table:style-name="ce13"/>
          <table:table-cell table:style-name="ce17"/>
          <table:table-cell table:number-columns-repeated="1019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 office:value-type="string" table:number-columns-spanned="4" table:number-rows-spanned="1">
            <text:p>Promedio del número de vehículos de las mujeres</text:p>
          </table:table-cell>
          <table:covered-table-cell/>
          <table:covered-table-cell table:number-columns-repeated="2" table:style-name="ce13"/>
          <table:table-cell table:style-name="ce17"/>
          <table:table-cell table:number-columns-repeated="1019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 office:value-type="string" table:number-columns-spanned="7" table:number-rows-spanned="1">
            <text:p>Promedio del número de vehículos de los hombres de León nacidos después de 1970</text:p>
          </table:table-cell>
          <table:covered-table-cell/>
          <table:covered-table-cell table:number-columns-repeated="5" table:style-name="ce13"/>
          <table:table-cell table:style-name="ce17"/>
          <table:table-cell table:number-columns-repeated="1016"/>
        </table:table-row>
        <table:named-expressions/>
      </table:table>
      <table:named-expressions>
        <table:named-range table:name="tabla" table:base-cell-address="$Datos.$A$1" table:cell-range-address="$Datos.$A$1:.$G$10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2" number:min-integer-digits="1"/>
      <number:text> coches</number:text>
    </number:number-style>
    <number:number-style style:name="N106">
      <number:number number:decimal-places="2" number:min-integer-digits="1"/>
      <number:text> vehículos</number:text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25/05/2014</text:date>, <text:time>23:18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5T23:18:32.63</dc:date>
    <dc:creator>Diego Fernández</dc:creator>
    <meta:generator>OpenOffice/4.1.0$Win32 OpenOffice.org_project/410m18$Build-9764</meta:generator>
    <meta:editing-cycles>1</meta:editing-cycles>
    <meta:editing-duration>PT4M49S</meta:editing-duration>
    <dc:description>Excel 05</dc:description>
    <meta:document-statistic meta:table-count="3" meta:cell-count="7044" meta:object-count="0"/>
  </office:meta>
</office:document-meta>
</file>